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9" style:family="paragraph" style:parent-style-name="Text_20_body">
      <style:paragraph-properties fo:margin-left="0cm" fo:margin-right="0cm" fo:text-align="justify" style:justify-single-word="false" fo:text-indent="0.499cm" style:auto-text-indent="false"/>
      <style:text-properties fo:color="#6666ff"/>
    </style:style>
    <style:style style:name="P20"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800000"/>
    </style:style>
    <style:style style:name="P22"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fo:color="#0000ff"/>
    </style:style>
    <style:style style:name="P3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6" style:family="paragraph" style:parent-style-name="Footnote">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background-color="transparent"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style:style>
    <style:style style:name="P6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style:style>
    <style:style style:name="P70" style:family="paragraph" style:parent-style-name="Text_20_body">
      <style:paragraph-properties fo:text-align="justify" style:justify-single-word="false"/>
    </style:style>
    <style:style style:name="P71" style:family="paragraph" style:parent-style-name="Text_20_body">
      <style:text-properties fo:language="ru" fo:country="RU"/>
    </style:style>
    <style:style style:name="P72" style:family="paragraph" style:parent-style-name="Text_20_body">
      <style:paragraph-properties fo:background-color="#eeeeee">
        <style:background-image/>
      </style:paragraph-properties>
    </style:style>
    <style:style style:name="P73" style:family="paragraph" style:parent-style-name="Text_20_body">
      <style:paragraph-properties fo:background-color="#eeeeee">
        <style:background-image/>
      </style:paragraph-properties>
      <style:text-properties fo:language="ru" fo:country="RU"/>
    </style:style>
    <style:style style:name="P74" style:family="paragraph" style:parent-style-name="Text_20_body">
      <style:paragraph-properties fo:text-align="justify" style:justify-single-word="false" fo:background-color="#eeeeee">
        <style:background-image/>
      </style:paragraph-properties>
      <style:text-properties fo:language="ru" fo:country="RU"/>
    </style:style>
    <style:style style:name="P75" style:family="paragraph" style:parent-style-name="First_20_line_20_indent">
      <style:paragraph-properties fo:background-color="#eeeeee">
        <style:background-image/>
      </style:paragraph-properties>
      <style:text-properties fo:language="ru" fo:country="RU"/>
    </style:style>
    <style:style style:name="P7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7" style:family="paragraph" style:parent-style-name="Text_20_body">
      <style:paragraph-properties fo:margin-left="0cm" fo:margin-right="0cm" fo:text-align="justify" style:justify-single-word="false" fo:text-indent="0cm" style:auto-text-indent="false"/>
    </style:style>
    <style:style style:name="P78" style:family="paragraph" style:parent-style-name="Text_20_body">
      <style:paragraph-properties fo:margin-left="0cm" fo:margin-right="0cm" fo:text-align="justify" style:justify-single-word="false" fo:text-indent="0cm" style:auto-text-indent="false"/>
      <style:text-properties fo:color="#800000"/>
    </style:style>
    <style:style style:name="P7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0" style:family="paragraph" style:parent-style-name="Text_20_body">
      <style:paragraph-properties fo:margin-left="0cm" fo:margin-right="0cm" fo:text-align="center" style:justify-single-word="false" fo:text-indent="0cm" style:auto-text-indent="false"/>
    </style:style>
    <style:style style:name="P8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9" style:family="paragraph" style:parent-style-name="Footnote">
      <style:paragraph-properties fo:margin-left="0cm" fo:margin-right="0cm" fo:text-indent="0cm" style:auto-text-indent="false"/>
      <style:text-properties fo:language="en" fo:country="US"/>
    </style:style>
    <style:style style:name="P90" style:family="paragraph" style:parent-style-name="Footnote">
      <style:text-properties fo:language="en" fo:country="US"/>
    </style:style>
    <style:style style:name="P91" style:family="paragraph" style:parent-style-name="Footnote">
      <style:text-properties fo:language="ru" fo:country="RU"/>
    </style:style>
    <style:style style:name="P92" style:family="paragraph" style:parent-style-name="Footnote">
      <style:text-properties fo:color="#800000" fo:language="ru" fo:country="RU"/>
    </style:style>
    <style:style style:name="P93" style:family="paragraph" style:parent-style-name="Footnote">
      <style:text-properties style:use-window-font-color="true" fo:language="ru" fo:country="RU"/>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1" style:family="paragraph" style:parent-style-name="Heading_20_1">
      <style:paragraph-properties fo:margin-left="0cm" fo:margin-right="0cm" fo:text-align="center" style:justify-single-word="false" fo:text-indent="0.499cm" style:auto-text-indent="false"/>
    </style:style>
    <style:style style:name="P102" style:family="paragraph" style:parent-style-name="Heading_20_1">
      <style:paragraph-properties fo:background-color="#eeeeee">
        <style:background-image/>
      </style:paragraph-properties>
    </style:style>
    <style:style style:name="P103" style:family="paragraph" style:parent-style-name="Heading_20_2">
      <style:text-properties fo:language="en" fo:country="US"/>
    </style:style>
    <style:style style:name="P104" style:family="paragraph" style:parent-style-name="Heading_20_2">
      <style:text-properties fo:language="ru" fo:country="RU"/>
    </style:style>
    <style:style style:name="P105" style:family="paragraph" style:parent-style-name="Heading_20_2">
      <style:paragraph-properties fo:background-color="#eeeeee">
        <style:background-image/>
      </style:paragraph-properties>
    </style:style>
    <style:style style:name="P106" style:family="paragraph" style:parent-style-name="Heading_20_2">
      <style:paragraph-properties fo:background-color="#eeeeee">
        <style:background-image/>
      </style:paragraph-properties>
      <style:text-properties fo:language="ru" fo:country="RU"/>
    </style:style>
    <style:style style:name="P107"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8" style:family="paragraph" style:parent-style-name="Text_20_body" style:list-style-name="L1">
      <style:paragraph-properties fo:text-align="justify" style:justify-single-word="false"/>
    </style:style>
    <style:style style:name="P109" style:family="paragraph" style:parent-style-name="Text_20_body" style:list-style-name="L1">
      <style:paragraph-properties fo:text-align="justify" style:justify-single-word="false"/>
      <style:text-properties fo:language="ru" fo:country="RU"/>
    </style:style>
    <style:style style:name="P110" style:family="paragraph" style:parent-style-name="Text_20_body" style:list-style-name="L2">
      <style:paragraph-properties fo:text-align="justify" style:justify-single-word="false"/>
      <style:text-properties fo:language="ru" fo:country="RU"/>
    </style:style>
    <style:style style:name="P111" style:family="paragraph" style:parent-style-name="Text_20_body" style:list-style-name="L3">
      <style:text-properties fo:language="ru" fo:country="RU"/>
    </style:style>
    <style:style style:name="P11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1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style:style>
    <style:style style:name="P11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style:use-window-font-color="true" fo:language="ru" fo:country="RU" fo:font-style="normal" style:font-style-asian="normal" style:font-style-complex="normal"/>
    </style:style>
    <style:style style:name="T22" style:family="text">
      <style:text-properties style:use-window-font-color="true" fo:language="ru" fo:country="RU" fo:font-style="normal" fo:font-weight="normal" style:font-style-asian="normal" style:font-weight-asian="normal" style:font-style-complex="normal" style:font-weight-complex="normal"/>
    </style:style>
    <style:style style:name="T23" style:family="text">
      <style:text-properties style:use-window-font-color="true" fo:language="en" fo:country="US"/>
    </style:style>
    <style:style style:name="T24" style:family="text">
      <style:text-properties style:use-window-font-color="true" fo:language="en" fo:country="US" fo:font-style="normal" style:font-style-asian="normal" style:font-style-complex="normal"/>
    </style:style>
    <style:style style:name="T25" style:family="text">
      <style:text-properties style:use-window-font-color="true" fo:font-style="normal" style:font-style-asian="normal" style:font-style-complex="normal"/>
    </style:style>
    <style:style style:name="T26" style:family="text">
      <style:text-properties fo:background-color="transparent" loext:char-shading-value="0"/>
    </style:style>
    <style:style style:name="T27" style:family="text">
      <style:text-properties style:text-position="super 58%"/>
    </style:style>
    <style:style style:name="T28" style:family="text">
      <style:text-properties fo:color="#c5000b"/>
    </style:style>
    <style:style style:name="T29" style:family="text">
      <style:text-properties fo:language="fr" fo:country="FR"/>
    </style:style>
    <style:style style:name="T30" style:family="text">
      <style:text-properties fo:color="#0000ff"/>
    </style:style>
    <style:style style:name="T31" style:family="text">
      <style:text-properties fo:color="#3333ff"/>
    </style:style>
    <style:style style:name="T3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1"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679599871160083399" text:style-name="L1">
        <text:list-item>
          <text:p text:style-name="P108">добавить детектив <text:span text:style-name="T1">(реализовано)</text:span>+ магические уроки/трактаты Старсвирла (реализовано)</text:p>
        </text:list-item>
        <text:list-item>
          <text:p text:style-name="P109">Терра несколько раз пытается убить Макса (один раз — в аквапарке). Несколько раз Макса спасает Селестия (даёт приказы Нексусу)</text:p>
        </text:list-item>
        <text:list-item>
          <text:p text:style-name="P109">Книги:</text:p>
        </text:list-item>
      </text:list>
      <text:list xml:id="list2296162337783473779" text:style-name="L2">
        <text:list-item>
          <text:p text:style-name="P110">«Великие грифоны прошлого» - из канона (5<text:span text:style-name="T5">s8e)</text:span></text:p>
        </text:list-item>
        <text:list-item>
          <text:p text:style-name="P110">«Высшие заклинания в повседневном использовании: от песчинки до дворца»</text:p>
        </text:list-item>
        <text:list-item>
          <text:p text:style-name="P110">«Малоизвестные аспекты магии трансформаций»</text:p>
        </text:list-item>
        <text:list-item>
          <text:p text:style-name="P11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0">Дасти Вейфарер «Зебрианская культура, быт и фольклор»</text:p>
        </text:list-item>
        <text:list-item>
          <text:p text:style-name="P110">«Краткая история Эквестрии»</text:p>
        </text:list-item>
        <text:list-item>
          <text:p text:style-name="P110">«Шедевры архитектуры Эквестрии» с разделом о Кантерлотском Королевском Дворце</text:p>
        </text:list-item>
        <text:list-item>
          <text:p text:style-name="P110">«Великие дела и великие чары». Страница 893: …</text:p>
        </text:list-item>
        <text:list-item>
          <text:p text:style-name="P110">«Природа Проклятий» - обмен</text:p>
        </text:list-item>
        <text:list-item>
          <text:p text:style-name="P110">«Магия для Чайников» - обмен</text:p>
        </text:list-item>
        <text:list-item>
          <text:p text:style-name="P110">«Энциклопедия Арканум» - обмен</text:p>
        </text:list-item>
        <text:list-item>
          <text:p text:style-name="P110">«О Гейсах» - обмен</text:p>
        </text:list-item>
        <text:list-item>
          <text:p text:style-name="P110">«Тайны Тайных Наук» - обмен</text:p>
        </text:list-item>
        <text:list-item>
          <text:p text:style-name="P110">«Основы Заклятий» - обмен</text:p>
        </text:list-item>
        <text:list-item>
          <text:p text:style-name="P110"><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363397093425525433" text:style-name="L3">
        <text:list-item>
          <text:p text:style-name="P11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1">Селестия — переменчивая пони. В одно время не строгая, а в другое может быть такой, что страшно становится</text:p>
        </text:list-item>
        <text:list-item>
          <text:p text:style-name="P11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1">Около 820-ти лет назад будущий маг Лайтнинг Стар поступил на обучение к наставнику Тииспоту</text:p>
        </text:list-item>
        <text:list-item>
          <text:p text:style-name="P11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1">У Селестии грива и хвост развеваются и переливаются от магического шампуня</text:p>
        </text:list-item>
        <text:list-item>
          <text:p text:style-name="P111">Тело Селестии очень крепкое — может выдержать несколько тонн земли</text:p>
        </text:list-item>
        <text:list-item>
          <text:p text:style-name="P111">Дискорд намного старше принцесс, его магия сильнее ихней на голову</text:p>
        </text:list-item>
        <text:list-item>
          <text:p text:style-name="P111">Луна младше Селестии на 3 года. Сёстрам около 5000 лет. По другим данным, Селестии около 2500 лет.</text:p>
        </text:list-item>
        <text:list-item>
          <text:p text:style-name="P111">Принцессы начали войну с Дискордом в возрасте, когда им было около 700 лет — и продолжалась война почти сто лет</text:p>
        </text:list-item>
        <text:list-item>
          <text:p text:style-name="P111">Самый главный враг сестёр и Дискорда — скука</text:p>
        </text:list-item>
        <text:list-item>
          <text:p text:style-name="P111">В Эквестрии на одного жеребца приходится четыре - пять кобыл</text:p>
        </text:list-item>
        <text:list-item>
          <text:p text:style-name="P11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1">Селестия в первые полторы тысячи лет путешествовала — и заварила несколько войн (две — с Эквестрией, в одной была против Луны)</text:p>
        </text:list-item>
        <text:list-item>
          <text:p text:style-name="P111">Настоящий цвет гривы Селестии — клубнично-розовая. Радужный цвет гривы и хвоста поддерживается магией</text:p>
        </text:list-item>
        <text:list-item>
          <text:p text:style-name="P111">Кроме Дискорда, старше сестёр ещё старейшина драконов</text:p>
        </text:list-item>
        <text:list-item>
          <text:p text:style-name="P111">Кэйденс не прожила и 60-ти лет и является низкорожденной</text:p>
        </text:list-item>
        <text:list-item>
          <text:p text:style-name="P11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1">Народ тихо фигел от нововведений и с ещё большим ожесточением продолжал делать по-своему</text:p>
        </text:list-item>
        <text:list-item>
          <text:p text:style-name="P11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1">Когда пони женятся, они обмениваются ножными браслетами</text:p>
        </text:list-item>
        <text:list-item>
          <text:p text:style-name="P111">Светилами, кроме сестёр, могут управлять единороги (группы), Дискорд, Твайлайт и Старсвирл</text:p>
        </text:list-item>
        <text:list-item>
          <text:p text:style-name="P111">Королева Кризалис — правительница Зелёной Долины</text:p>
        </text:list-item>
        <text:list-item>
          <text:p text:style-name="P111">Мать Луны и Селестии — аликорн Лорен. Мать Дискорда — Алиса (пони-человек)</text:p>
        </text:list-item>
        <text:list-item>
          <text:p text:style-name="P11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0">Искусственный интеллект. Создан Владом и Максом. Разработан для управления корпорациями.</text:p>
      <text:h text:style-name="Heading_20_3" text:outline-level="3">Норф</text:h>
      <text:p text:style-name="P7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7">Единорог. Холост, молод, мечтателен. Живёт в Кантерлоте. В свободное время рисует облака.</text:p>
      <text:h text:style-name="Heading_20_3" text:outline-level="3">Алекс</text:h>
      <text:p text:style-name="P77">Менеджер проектов, над одним из которых (Нексус) работает Макс.</text:p>
      <text:h text:style-name="Heading_20_3" text:outline-level="3">Ростик</text:h>
      <text:p text:style-name="P77">Лидер команды тестировщиков</text:p>
      <text:h text:style-name="Heading_20_3" text:outline-level="3">Стас</text:h>
      <text:p text:style-name="P77">Программист-новичок в команде Макса.</text:p>
      <text:h text:style-name="Heading_20_3" text:outline-level="3"><text:soft-page-break/>Рома</text:h>
      <text:p text:style-name="P77">Программист в команде UI-программистов</text:p>
      <text:h text:style-name="Heading_20_3" text:outline-level="3">Анджела</text:h>
      <text:p text:style-name="P77">Сисадмин. Флиртует с Максом.</text:p>
      <text:p text:style-name="P77"/>
      <text:h text:style-name="Heading_20_2" text:outline-level="2">Положения</text:h>
      <text:p text:style-name="P7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9">В <text:span text:style-name="T1">конце</text:span> каждой главы <text:span text:style-name="T1">(чтобы не спойлерить)</text:span> - рисунок мозаики, отображающий суть главы.</text:p>
      <text:p text:style-name="P19"/>
      <text:h text:style-name="P103" text:outline-level="2">1. Терра</text:h>
      <text:p text:style-name="P18">музыка - кондовая электронная, холодная и отчаянная (Electronics “Disappointed”)</text:p>
      <text:p text:style-name="P7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7"><text:note text:id="ftn1" text:note-class="footnote"><text:note-citation>1</text:note-citation><text:note-body><text:p text:style-name="P9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5"><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5">В уголке <text:span text:style-name="T5">RnD-</text:span><text:span text:style-name="T1">зоны</text:span><text:span text:style-name="T1"><text:note text:id="ftn3" text:note-class="footnote"><text:note-citation>3</text:note-citation><text:note-body><text:p text:style-name="P9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5">Я повесил куртку на спинку кресла и включил комп.</text:p>
      <text:p text:style-name="P2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5">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3"><text:span text:style-name="T5">&gt;\</text:span>Привет, Нексус. Это Макс.</text:p>
      <text:p text:style-name="P33"><text:span text:style-name="T5">&lt;\</text:span>Привет Макс. <text:span text:style-name="T1">Рад тебя видеть. Где ты отсутствовал три дня?</text:span></text:p>
      <text:p text:style-name="P33"><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6"/>
      <text:p text:style-name="P25">Так, что тут у нас? По логам видно, что <text:s/>три последних запроса вызвали сбои в работе кластера и заставили перегрузиться один из хостов.</text:p>
      <text:p text:style-name="P25">Введём-ка парочку <text:span text:style-name="T1">простейших</text:span> вопросов <text:span text:style-name="T1">для разминки</text:span>.</text:p>
      <text:p text:style-name="P25"/>
      <text:p text:style-name="P33"><text:span text:style-name="T5">&gt;\</text:span>Как называется наш проект?</text:p>
      <text:p text:style-name="P33"><text:span text:style-name="T5">&lt;\</text:span>Дайсон.</text:p>
      <text:p text:style-name="P33"><text:span text:style-name="T5">&gt;\</text:span>Сколько тебе лет?</text:p>
      <text:p text:style-name="P33"><text:soft-page-break/><text:span text:style-name="T5">&lt;\</text:span>Два года с начала запуска кластера.</text:p>
      <text:p text:style-name="P33"><text:span text:style-name="T5">&gt;\</text:span>Какой сейчас год?</text:p>
      <text:p text:style-name="P33"><text:span text:style-name="T5">&gt;\</text:span>202<text:span text:style-name="T1">6</text:span>-й.</text:p>
      <text:p text:style-name="P17"/>
      <text:p text:style-name="P25">Так, на закрытые словарные вопросы ответы есть <text:span text:style-name="T1">—</text:span> значит, речевой транслятор и база знаний в порядке.</text:p>
      <text:p text:style-name="P25">Проверим бизнес-логику на тестовой задачке.</text:p>
      <text:p text:style-name="P24"/>
      <text:p text:style-name="P33"><text:span text:style-name="T5">&gt;\</text:span>Нексус, отключи память <text:span text:style-name="T1">заданий</text:span> за последнюю неделю.</text:p>
      <text:p text:style-name="P33"><text:span text:style-name="T5">&lt;\</text:span>Выполнено.</text:p>
      <text:p text:style-name="P33"><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3"><text:span text:style-name="T5">&lt;\</text:span><text:span text:style-name="T1">Тебя понял. Читаю задачу...</text:span></text:p>
      <text:p text:style-name="P5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0">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0">Ограничени<text:span text:style-name="T1">е 2: решение должно находиться в правовых рамках уголовного и административного кодекса.</text:span></text:p>
      <text:p text:style-name="P50">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0"><text:span text:style-name="T5">&lt;\</text:span><text:span text:style-name="T1">Выполняю задачу</text:span>...</text:p>
      <text:p text:style-name="P50"><text:span text:style-name="T5">&lt;\</text:span>...</text:p>
      <text:p text:style-name="P50"><text:span text:style-name="T5">&lt;\</text:span>Решение:</text:p>
      <text:p text:style-name="P50"><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0"><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1">Подробный план действий по дням приведен в файле «Война корпораций_A_06.09.2026_23<text:span text:style-name="T5">:47.bmf»</text:span></text:p>
      <text:p text:style-name="P16"/>
      <text:p text:style-name="P23">&lt;<text:span text:style-name="T1">как-то говённо. Улучшить</text:span>&gt;</text:p>
      <text:p text:style-name="P25">Хм, не понял? Ч<text:span text:style-name="T1">ё</text:span> за хрень?</text:p>
      <text:p text:style-name="P25"/>
      <text:p text:style-name="P33"><text:span text:style-name="T5">&gt;</text:span>\Нексус, почему ты используешь жёсткие настройки <text:span text:style-name="T1">для решения задачи</text:span>?</text:p>
      <text:p text:style-name="P33"><text:span text:style-name="T5">&lt;\</text:span>Настройки правильные, <text:span text:style-name="T1">Макс</text:span>.</text:p>
      <text:p text:style-name="P17"/>
      <text:p text:style-name="P2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5"><text:span text:style-name="T1">Ч</text:span>то у нас с аналитикой?</text:p>
      <text:p text:style-name="P10"/>
      <text:p text:style-name="P33"><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7"/>
      <text:p text:style-name="P25">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25">Ага, уже теплее.</text:p>
      <text:p text:style-name="P25"/>
      <text:p text:style-name="P33"><text:span text:style-name="T5">&gt;</text:span>\Нексус, выдай <text:span text:style-name="T1">краткую </text:span>диагностику модулей <text:span text:style-name="T1">аналитики</text:span></text:p>
      <text:p text:style-name="P25"/>
      <text:p text:style-name="P25">Йо! </text:p>
      <text:p text:style-name="P25">Видеокамеры молча наблюдают за поднятым вверх <text:span text:style-name="T1">большим пальцем</text:span>.</text:p>
      <text:p text:style-name="P25">Всё понятно. Версия аналитического модуля устарела и стала несовместимой с последним релизом кибермозга. </text:p>
      <text:p text:style-name="P25">Набираю номер прожект-мэнеджера.</text:p>
      <text:p text:style-name="P2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5"><text:span text:style-name="T5">– </text:span>Окей. Спасибо, Макс. <text:span text:style-name="T1">Выручил.</text:span></text:p>
      <text:p text:style-name="P2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5"><text:span text:style-name="T1">– </text:span>Ааа, понятно. Ну ладно, у меня всё. <text:span text:style-name="T1">Отбой</text:span>!</text:p>
      <text:p text:style-name="P26"><text:span text:style-name="T1">– Отбой</text:span>. <text:span text:style-name="T1">Ещё раз спасибо, что помог. Жаль, что ты ушёл</text:span><text:span text:style-name="T5">.</text:span></text:p>
      <text:p text:style-name="P52">Гудки.</text:p>
      <text:p text:style-name="P25"><text:soft-page-break/><text:span text:style-name="T1">У</text:span>ходя попрощался с охранником, <text:span text:style-name="T1">увлечённо исследующим тему педофилии</text:span>.</text:p>
      <text:p text:style-name="P25">Всё, свободен. Хотя <text:s/><text:span text:style-name="T1">воскресенье</text:span> уже испорчен<text:span text:style-name="T1">о</text:span>.</text:p>
      <text:p text:style-name="P25"/>
      <text:p text:style-name="P80">***</text:p>
      <text:p text:style-name="P80"/>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0">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5"><text:soft-page-break/><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5">Нет, это не для меня. Я сюда пришёл подышать воздухом. И только.</text:p>
      <text:p text:style-name="P1">Влад тогда совершил глупость, большую глупость. Я ему давно го<text:span text:style-name="T26">ворил </text:span><text:span text:style-name="T2">—</text:span><text:span text:style-name="T2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6">А у нас получается... </text:span><text:span text:style-name="T2">–</text:span><text:span text:style-name="T2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0">AI <text:span text:style-name="T2">– </text:span><text:span text:style-name="T2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5">Музыка быстрая, тревожная, надорваная и печальная (Pet Shop Boys “So Hard” ?)</text:p>
      <text:p text:style-name="P20"/>
      <text:p text:style-name="P7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1"/>
      <text:p text:style-name="P2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0"/>
      <text:p text:style-name="P25"><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5">Единорог поднял голову.</text:p>
      <text:p text:style-name="P2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6">, </text:span><text:span text:style-name="T2">а от снотворного таких глюков у меня ни разу не было</text:span><text:span text:style-name="T26">.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7"><text:soft-page-break/><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9">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9">Jack of Hearts</text:span><text:span text:style-name="T29"><text:note text:id="ftn7" text:note-class="footnote"><text:note-citation>7</text:note-citation><text:note-body><text:p text:style-name="Footnote"><text:bookmark text:name="result_box1"/><text:span text:style-name="T29">Jack of Hearts</text:span> <text:span text:style-name="T1">– Червовый валет (фр.)</text:span></text:p></text:note-body></text:note></text:span><text:span text:style-name="T29">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1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1">Спи, сестра моя родная,<text:line-break/>Спи. Усни.<text:line-break/>Крыльями тебя укрою,<text:line-break/>Спи. Усни.</text:p><text:p text:style-name="P91"><text:tab/>В чаще тёмной волки воют,<text:line-break/>Спи. Усни.</text:p><text:p text:style-name="P91"><text:tab/>В мрачном замке духи ноют,<text:line-break/>Спи. Усни.</text:p><text:p text:style-name="P91"><text:tab/>Сказки вечность нам читает,<text:line-break/>Спи. Усни.<text:line-break/>День осенний угасает,<text:line-break/>Спи. Усни.<text:line-break/>Помни только в сне глубоком,</text:p><text:p text:style-name="P9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text:soft-page-break/>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36">Музыка медленная, фэнтезийная, средневековая, изысканая, дворцовая (стиль Dire Straits “Coyote”)</text:p>
      <text:p text:style-name="P15">Глава IV. Пределы магии</text:p>
      <text:p text:style-name="P13"/>
      <text:p text:style-name="P15">Вашему покорному слуге известны четыре предела магии: </text:p>
      <text:list xml:id="list3981219732551043582" text:style-name="L4">
        <text:list-item>
          <text:p text:style-name="P11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89"><text:s/>Сколько страниц сегодня нахреначили?</text:p><text:p text:style-name="P90">– <text:span text:style-name="T1">Восемь, о учитель!</text:span></text:p><text:p text:style-name="P90">–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text:span><text:span text:style-name="T5">неумолимым стражником. “Читайте, пожалуйста, в библиотеке, человек Макс. Выносить книги из читального зала запрещено”.</text:span></text:p>
      <text:p text:style-name="P3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text:soft-page-break/>Восстановительные процедуры по списку ...”.</text:p>
      <text:p text:style-name="P3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4">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4">Я потянулся. Хватит на сегодня чтения. Настало время ежедневной прогулки по городу. Тем более, что у меня есть деньги.</text:p>
      <text:p text:style-name="P3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4">Так что даже на ремонт одежды и покупку необходимых в повседневной жизни мелочей у меня финансов не было. До недавнего времени. </text:p>
      <text:p text:style-name="P3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4"><text:span text:style-name="T5">Ну, понятно, в </text:span><text:span text:style-name="T5">элитном придворцовом квартале, который представляет из себя </text:span><text:span text:style-name="T1">верхн</text:span><text:span text:style-name="T1">ий</text:span><text:span text:style-name="T1"> город</text:span><text:span text:style-name="T5">, цены кусаются. Надо топать </text:span><text:span text:style-name="T5">вниз, </text:span><text:span text:style-name="T5">на окраину. Но, блин, корявые пальцы внесли свою коррективу в шопинг-план!</text:span></text:p>
      <text:p text:style-name="P34"><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бракованные <text:span text:style-name="T19">парящие платформы.</text:span> Но дворцовым бюрократам необязательно ж знать, КАК я их уничтожаю, хе-хе! <text:soft-page-break/>Некоторые из <text:span text:style-name="T19">платформ </text:span>уничтожаются путём <text:span text:style-name="T1">усиленного</text:span> износа, будучи частью экспериментальных колесниц! “Лорен” я сделал на базе <text:span text:style-name="T1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19">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5">4. </text:span>Библиотека</text:h>
      <text:p text:style-name="P12">&lt;<text:span text:style-name="T30">Mike Oldfield – Tres Lunas ”To Be Free” (Radio Edit)</text:span>&gt;</text:p>
      <text:p text:style-name="P15">Глава VI. Основы</text:p>
      <text:p text:style-name="P15"/>
      <text:p text:style-name="P15">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9">прервавшая связь между мною и демоном</text:span>, спасла моё бренное тело для дальнейших магических изысканий.</text:p>
      <text:p text:style-name="P1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5">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6"/>
      <text:p text:style-name="P27">На трактат упала тень.</text:p>
      <text:p text:style-name="P28">– Эй, нельзя ли не заслонять …</text:p>
      <text:p text:style-name="P28">Я поперхнулся словом, упёршись носом в покрытую белой шерстью грудь. Селестия оступила, извиняясь.</text:p>
      <text:p text:style-name="P28">– Извини за беспокойство. Просто стало интересно, что ты так увлечённо читаешь? Стража докладывала, что ты днюешь и ночуешь в библиотеке.</text:p>
      <text:p text:style-name="P2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8">– Эээ…</text:p>
      <text:p text:style-name="P2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8">Она потянулась за спину, сжала зубами зажим, и, после негромкого щелчка, экзоскелет “разошёлся” в стороны.</text:p>
      <text:p text:style-name="P28">– Вот, так лучше. – улыбнулась она, вышагивая из него. – Доктор Плантаго Майор был уверен, что я не дотянусь до замка.</text:p>
      <text:p text:style-name="P28">– Насколько я знаю, тебе было прописано два месяца постельного режима. Сейчас и недели не прошло...</text:p>
      <text:p text:style-name="P28">– Не волнуйся, аликорны куда крепче единорогов, по стандартам которых меня лечат.</text:p>
      <text:p text:style-name="P2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7">Она, почувствовав мой взгляд, подняла нос <text:span text:style-name="T1">из</text:span> книги и <text:s/>посмотрела на меня, насторожив уши.</text:p>
      <text:p text:style-name="P2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text:span><text:span text:style-name="T5">в норме </text:span><text:span text:style-name="T3">—</text:span><text:span text:style-name="T4"> через пару дней на мне воду возить можно будет.</text:span></text:p>
      <text:p text:style-name="P29">– А по-моему, ты не…</text:p>
      <text:p text:style-name="P27"><text:span text:style-name="T6">– Так, я попрошу! – перебила меня венценосная кобыла. – Давай, ты не будешь лезть в мои дела, а я не буду</text:span><text:span text:style-name="T4">… эээ… ммм…</text:span></text:p>
      <text:p text:style-name="P29">– Не будешь что?</text:p>
      <text:p text:style-name="P30">Селестия нахмурилась и приняла грозный вид.</text:p>
      <text:p text:style-name="P30"><text:span text:style-name="T5">– </text:span>Не забывай, человек, я — могущественный маг и правитель Эквестрии. Ко мне нужно относиться с должным уважением!</text:p>
      <text:p text:style-name="P30"><text:span text:style-name="T5">– </text:span>А то что? Превратишь в жабу? Сошлёшь на Луну? Убьёшь нахер?</text:p>
      <text:p text:style-name="P30"><text:soft-page-break/>Аликорница сникла. Уши её опустились.</text:p>
      <text:p text:style-name="P30"><text:span text:style-name="T5">– </text:span>Макс, не надо... Ты же знаешь, я этого не сделаю.</text:p>
      <text:p text:style-name="P30"><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0">Селестия приложила копыто ко лбу и издала протяжный стон.</text:p>
      <text:p text:style-name="P29">– О, небо! Я забыла распорядиться насчёт тебя! Какая же я тупая! Макс, извини, пожалуйста!</text:p>
      <text:p text:style-name="P30"><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0"><text:span text:style-name="T5">Аликорница уселась н</text:span>а пол <text:span text:style-name="T5">и прижала копыто к груди.</text:span></text:p>
      <text:p text:style-name="P29">– Да будет так! Сим заявляю, что отныне и впредь буду общаться с тобой на равных, человек Макс. Слово Селестии!</text:p>
      <text:p text:style-name="P30"><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0"><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0"><text:span text:style-name="T5">– </text:span>Вот, читай отсюда. <text:span text:style-name="T5">– а</text:span>ликорница подчеркнула абзац копытом.</text:p>
      <text:p text:style-name="P30"/>
      <text:p text:style-name="P31">***</text:p>
      <text:p text:style-name="P31"/>
      <text:p text:style-name="P3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2">Но величайшая справедливость юниверсума заключается в том, что не существует безвыходных положений. Всегда есть надежда.</text:p>
      <text:p text:style-name="P32">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0"/>
      <text:p text:style-name="P30"><text:soft-page-break/>&lt;<text:span text:style-name="T12">Селестии не удастся привлечь Макса на сторону Эквестри даже с помощью 34 — это удастся Дэш</text:span>&gt;</text:p>
      <text:p text:style-name="P30">В ухе стало щекотно от тёплого дуновения.</text:p>
      <text:p text:style-name="P29">– Теперь ты понимаешь, почему мы не ожидали увидеть тебя? Мы, вообще-то, вызывали сверхаликорна…</text:p>
      <text:p text:style-name="P29">Я повернулся к Селестии.</text:p>
      <text:p text:style-name="P2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9">Аликорница отвернулась.</text:p>
      <text:p text:style-name="P29">– Это очень чувствительная тема. – сказала она после недолгой заминки. – <text:s/>Постыдная для нас.</text:p>
      <text:p text:style-name="P29">– Какая тема?</text:p>
      <text:p text:style-name="P29">Селестия повернулась, но старалась избегать меня взглядом.</text:p>
      <text:p text:style-name="P29">– Магия.</text:p>
      <text:p text:style-name="P29">– Что?</text:p>
      <text:p text:style-name="P2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9">Я посмотрел на аликорницу. Та старательно делала вид, что интересуется состоянием лака на копыте.</text:p>
      <text:p text:style-name="P29">– То есть, вы почувствовали ослабление своих магических способностей, и решили, что миру приходит конец?</text:p>
      <text:p text:style-name="P2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9">– Ээээ… ммм… А вы пробовали обратиться к врачу? – начал я как можно мягче.</text:p>
      <text:p text:style-name="P29">БАЦ!</text:p>
      <text:p text:style-name="P2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9">– Это бесполезно… Он не верит мне. У меня нет времени его переубедить.</text:p>
      <text:p text:style-name="P29">Потом она обратилась ко мне.</text:p>
      <text:p text:style-name="P29">– <text:s/>Извини. Сорвалась. Мне очень стыдно. Последнее время всё идёт наперекосяк, совсем не так, как мы планировали.</text:p>
      <text:p text:style-name="P29">Макс, мы с сестрой были бы последними идиотками, если бы не могли отличить обычный недуг <text:span text:style-name="T1">от </text:span><text:span text:style-name="T1">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0"/>
      <text:p text:style-name="P30">Селестия умолкла. Я попытался прикинуть, как сильно может повлиять ослабление магических <text:soft-page-break/>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0">Я снял её копыто со своего плеча и осторожно поставил на пол.</text:p>
      <text:p text:style-name="P29"><text:span text:style-name="T1">– Зачем? </text:span>– спросил я. – Что это за театр, твоё… Ваше Высочество? Во-первых, я не давал своё согласие на чтение моих мыслей. Во-вторых…</text:p>
      <text:p text:style-name="P29">Я присел на корточки, раздвинул гриву и снизу вверх заглянул в морду аликорнице.</text:p>
      <text:p text:style-name="P3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0">Я протянул руку, вытер ей слёзы и погладил по шее.</text:p>
      <text:p text:style-name="P30">– Не плачь. Я не отказываюсь. Хотя, скорее всего, Стар Свирл что-то напутал в заклинании, потому что я человек, а не сверхаликорн.</text:p>
      <text:p text:style-name="P3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0">Селестия успокоилась и смущённо потёрлась носом мне о плечо.</text:p>
      <text:p text:style-name="P30">– <text:s/>И я не читала твои мысли. У тебя на лице и так всё написано — ты не умеешь скрывать эмоции.</text:p>
      <text:p text:style-name="P30">Наружная дверь заскрипела, после чего коридор наполнился топотом множества копыт и шумом голосов.</text:p>
      <text:p text:style-name="P29">Аликорница <text:span text:style-name="T1">прислушалась, </text:span>всполошилась и стала носиться по читальному залу с загнанным видом.</text:p>
      <text:p text:style-name="P29">– <text:s/>Кентаврячьи яйца! Они нашли меня!</text:p>
      <text:p text:style-name="P2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9">– <text:s/>Ты! Чего! Делаешь! Твоё, <text:span text:style-name="T1">блин,</text:span> высочество!!! – <text:s/>я едва уберёг <text:span text:style-name="T1">своё </text:span>естество от острого рога.</text:p>
      <text:p text:style-name="P2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text:soft-page-break/>втискиваться в него задом. Гул голосов был уже совсем близко.</text:p>
      <text:p text:style-name="P29">– Помоги! Мне самой не закрыть замок, – <text:s/>обратилась аликорница ко мне, тщётно пытаясь охватить зубами раскрытую защёлку.</text:p>
      <text:p text:style-name="P2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9">– <text:s/>Давай я помогу! – <text:s/>Селестия изогнула шею и стала зубами сжимать защёлку.</text:p>
      <text:p text:style-name="P29">ШЛОП!</text:p>
      <text:p text:style-name="P2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0">Увидев Селестию, толпа замерла. Та в попытке спрятать меня, раскрыла крылья.</text:p>
      <text:p text:style-name="P30">В наступившей тишине аликорница прошептала мне убито:</text:p>
      <text:p text:style-name="P29">– <text:s/><text:span text:style-name="T1">Что-то мне не хочется оборачиваться.</text:span></text:p>
      <text:p text:style-name="P30">– <text:s/>А придётся. Кстати, крылья можешь опустить. Всё равно видна табуретка и мои ноги.</text:p>
      <text:p text:style-name="P30">Селестия закрыла глаза и медленно обернулась к толпе.</text:p>
      <text:p text:style-name="P2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9"><text:span text:style-name="T1">– Занавес. </text:span>– <text:s/><text:span text:style-name="T1">подытожил я.</text:span></text:p>
      <text:p text:style-name="P29"/>
      <text:h text:style-name="P104" text:outline-level="2"><text:span text:style-name="T5">5. </text:span>Индиго</text:h>
      <text:p text:style-name="P29"/>
      <text:p text:style-name="P2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0"><text:span text:style-name="T1">– </text:span>А-а-апчхииии! – раздалось прямо у меня под ногами.</text:p>
      <text:p text:style-name="P3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0">– Ты кто? – машинально спросил я.</text:p>
      <text:p text:style-name="P30">– Индиго. – ответили глаза.</text:p>
      <text:p text:style-name="P30">Ответ не прояснил ситуацию ни на йоту, так что я продолжил.</text:p>
      <text:p text:style-name="P30"><text:soft-page-break/>– А чего ты под лавкой делаешь?</text:p>
      <text:p text:style-name="P30">– Прячусь.</text:p>
      <text:p text:style-name="P30">Поняв, что расспросами ничего не добьёшься, я предложил прямо:</text:p>
      <text:p text:style-name="P30">– Может, ты вылезешь? Меня можно не бояться. Я не страшный.</text:p>
      <text:p text:style-name="P30">Под лавкой началась <text:s/>возня и сопение, потом наружу вылез жеребёнок-единорог насыщенного фиолетового цвета.</text:p>
      <text:p text:style-name="P30">– А я тебя вовсе и не боюсь. Вот ещё! Я в прятки играла.</text:p>
      <text:p text:style-name="P3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0">– Ничо страшного! – малютка вытерла нос. – Меня всё равно искать некому.</text:p>
      <text:p text:style-name="P30">– Это как? Ты же с кем-то в прятки играешь? – продолжал допытываться я.</text:p>
      <text:p text:style-name="P30">– Сама с собой и играю. – хмуро ответила кобылка. – А тебе чего, дяденька?</text:p>
      <text:p text:style-name="P30">Я понял, что жеребёнок не настроен на беседу. Пожал плечами <text:s/>и повернулся было уходить.</text:p>
      <text:p text:style-name="P30">– Эээ, гм…</text:p>
      <text:p text:style-name="P30">Я повернулся обратно.</text:p>
      <text:p text:style-name="P30">– Что?</text:p>
      <text:p text:style-name="P30">Единорожка ковыряла копытом землю и шмыгала носом, не смотря на меня. Я терпеливо ждал.</text:p>
      <text:p text:style-name="P30">– Дяденька, а ты не мог бы спросить принцессу Селестию, куда девалась Шейла Блюскай? А то мне играть не с кем.</text:p>
      <text:p text:style-name="P30">– При случае спрошу. Если встречу.</text:p>
      <text:p text:style-name="P30">– Встретишь, конечно! Скажи ей, что у меня сегодня день рождения, и я очень сильно огорчилась, когда она на него не пришла!</text:p>
      <text:p text:style-name="P30"><text:s/>Такая уверенность кобылки меня заинтриговала. Я пригляделся к жеребёнку повнимательнее. Да нет, вроде, раньше её не встречал.</text:p>
      <text:p text:style-name="P30">– Позволь поинтересоваться, откуда у тебя такая уверенность, что я встречусь с Селестией? Я ей, знаешь ли, свиданий не назначаю.</text:p>
      <text:p text:style-name="P30">– Да ладно-о-о, брось заливать-то! – скептически протянуло юное создание. – Все знают, что вы встречаетесь. Вот и спроси её, пажалста, когда увидишь.</text:p>
      <text:p text:style-name="P30">– Кто это «все»?</text:p>
      <text:p text:style-name="P30">– Ну, прислуга, стража, мой па…</text:p>
      <text:p text:style-name="P30">Ох! Во что же это такое я вляпался, а? За кого они меня, чёрт побери, принимают?</text:p>
      <text:p text:style-name="P30">Я присел на лавочку и наклонился пониже, чтобы наши головы были на одном уровне.</text:p>
      <text:p text:style-name="P30">– А твоего «па» не смущает, что я и Селестия м-м-м… немного разных видов? Точнее, совсем разных?</text:p>
      <text:p text:style-name="P30">– И чо? – без малейшего замешательства спросила кроха.</text:p>
      <text:p text:style-name="P3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0">– Ты хочешь сказать, что твой хоботок не достаёт до её длинной ямки, когда ты хочешь покрыть её? – <text:s text:c="2"/><text:soft-page-break/>невинно переспросила кобылка. – <text:s/>Но ты же можешь встать на стульчик, как поступил в библиоте...</text:p>
      <text:p text:style-name="P30">– <text:s/>Кха-кхе-гррхмм... Э-э-э... м-м-м... ну-у-у...</text:p>
      <text:p text:style-name="P30">У меня в голове произошло короткое замыкание. Слова пропали. Уши начали гореть.</text:p>
      <text:p text:style-name="P30">– <text:s/>Как, ты говоришь, тебя зовут? – в конце-концов выдавил осипшим голосом я, стараясь перевести тему. – Про чей день рождения я должен рассказать?</text:p>
      <text:p text:style-name="P3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0">У меня в памяти зажглась лампочка.</text:p>
      <text:p text:style-name="P30">– Постой-постой, не части. Твой отец, случайно, не Хорст Мэдтроттер?</text:p>
      <text:p text:style-name="P30">– Агась. А ты откуда знаешь?</text:p>
      <text:p text:style-name="P30">– Да так, один пони сказал. – я полез за пазуху и достал красную коробочку. – Вот тебе подарок.</text:p>
      <text:p text:style-name="P3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0">– Вообще-то, это не мой подарок. Его просил передать один старик, Норф Каррус из каретной мастерской.</text:p>
      <text:p text:style-name="P30">– Аааа, я его знаю! Мы с Шейлой ходили к нему играть, пока она не пропала. У Норфа интересно!</text:p>
      <text:p text:style-name="P30">Индиго открыла коробочку. Внутри на подстилке из тырсы лежала крохотная модель кареты в мельчайших подробностях.</text:p>
      <text:p text:style-name="P30">– Ух ты! – благоговейно прошептала Индиго. – Королева Лорен! Я даже управляла ею немножко.</text:p>
      <text:p text:style-name="P30">– Как ею можно управлять, если она не запряжена? Уж не Норф ли таскал её? – усомнился я.</text:p>
      <text:p text:style-name="P3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0">Я остался сидеть в полнейшем замешательстве. </text:p>
      <text:p text:style-name="P30"/>
      <text:p text:style-name="P31">***</text:p>
      <text:p text:style-name="P30">&lt;<text:span text:style-name="T30">Depeche Mode - Painkiller</text:span>&gt;</text:p>
      <text:p text:style-name="P3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0"/>
      <text:p text:style-name="P30">В дверях библиотеки появился знакомый силуэт.</text:p>
      <text:p text:style-name="P30">– Привет, твоё высочество! Тебя уже выпустили, или опять от докторов смылась?</text:p>
      <text:p text:style-name="P30">Аликорница прошла в комнату и устало уселась рядом со мной.</text:p>
      <text:p text:style-name="P30">– Cмешно ему! А мне, между прочим, пришлось поставить доктору Плантаго ультиматум. Или он <text:soft-page-break/>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0">Я с подозрением посмотрел на Селестию. Где-то я уже видел эту улыбочку на хитрой роже.</text:p>
      <text:p text:style-name="P3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0">– Вот ещё! – возмущению Селестии не было предела. Аликорница встала и демонстративно повернулась ко мне задом.</text:p>
      <text:p text:style-name="P3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0">Я подёргал замок на накрупнике. Таки не врёт.</text:p>
      <text:p text:style-name="P30">– Убедился? Вообще-то, такое недоверие меня оскорбляет. Ни один пони так бы себя не вёл со мной. – Селестия улеглась возле кресла и надулась.</text:p>
      <text:p text:style-name="P30">– Разумеется, твои подданные вели бы себя с большим пиететом. Но я же не твой подданный, твоё высочество!</text:p>
      <text:p text:style-name="P30">Аликорница вскинула копыто к виску.</text:p>
      <text:p text:style-name="P3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0">– Окей, как хочешь. Никаких больше высочеств.</text:p>
      <text:p text:style-name="P3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0">Селестия сморщила нос в улыбке и спросила, прикрывшись крылом:</text:p>
      <text:p text:style-name="P30">– К слову, а что говорят мои подданные про нас? Что означает «чёрте-что»?</text:p>
      <text:p text:style-name="P30">Я вспомнил разговор с Индиго и почувствовал, как снова начинают гореть уши.</text:p>
      <text:p text:style-name="P30">– Чёрте-что — это значит «ерунда». Большая ерунда.</text:p>
      <text:p text:style-name="P30">– Оу, как интересно! – Селестия приблизила ко мне морду и повернула уши. – Расскажи-ка поподробнее. Я вся во внимании.</text:p>
      <text:p text:style-name="P3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0">Аликорница, широко раскрыв глаза, медленно тянула ко мне морду. Наконец, когда наши носы почти соприкоснулись, она не выдержала.</text:p>
      <text:p text:style-name="P30">– А-ха-ха-ха-ха-ха-ха!!! О-у-у-у-у-у-ха-ха-ха! И-и-и-и-ха-ха-ха! – Селестия перевернулась на спину и дёргала от смеха копытами.</text:p>
      <text:p text:style-name="P30">– <text:s/>Очень смешно! Ей говорят, что она подозревается в сексуальных извращениях, а она регочет! Мне-то пофиг, а тебе ещё править придётся!</text:p>
      <text:p text:style-name="P30">– <text:s/>И-и-изви-ни, Макс, не-мо-гу-у-у-у… Ох! Давненько я так не смеялась! Лет двести — так точно!</text:p>
      <text:p text:style-name="P30">Я потянул её за копыто и перевернул обратно на живот.</text:p>
      <text:p text:style-name="P30">– Что смешного-то?</text:p>
      <text:p text:style-name="P30">Аликорница вытерла крылом выступившие слёзы и объяснила:</text:p>
      <text:p text:style-name="P3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text:soft-page-break/>извращений в данном случае нет. Даже если бы мы… гмм… а-ха-ха-ха!.. действительно трахались.</text:p>
      <text:p text:style-name="P30">– Ты не видишь ничего странного в межвидовых спариваниях? – охренел я. – Куда я, блин, попал???</text:p>
      <text:p text:style-name="P30">Селестия развернула моё кресло к себе и задумчиво посмотрела мне в глаза.</text:p>
      <text:p text:style-name="P30">– Очевидно, мне стоит рассказать тебе, Макс, откуда произошли пегасы и единороги.</text:p>
      <text:p text:style-name="P3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0">– А как выглядят сами истинные единороги? – спросил я.</text:p>
      <text:p text:style-name="P30">–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0">– Ха! – ответил я. – В моём мире они также известны. Правда, как несуществующий, сказочный вид.</text:p>
      <text:p text:style-name="P3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0">– Ишь ты! А что было дальше?</text:p>
      <text:p text:style-name="P3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0"/>
      <text:p text:style-name="P30">Селестия встала, потянувшись по-кошачьи, и направилась к выходу. У двери она обернулась ко мне.</text:p>
      <text:p text:style-name="P30">– Сто лет не гуляла по парку. Составишь мне компанию?</text:p>
      <text:p text:style-name="P30">Я поднялся с кресла, гадая, шутила Селестия про сто лет, или нет?</text:p>
      <text:p text:style-name="P3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0">– Где-то тут было укромное местечко… О, небо, как тут всё изменилось! Ага, вот! – аликорница <text:soft-page-break/>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0">Селестия грустно засмеялась своим мыслям.</text:p>
      <text:p text:style-name="P3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0">– А о чём ты грустила?</text:p>
      <text:p text:style-name="P3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0">– Но ты не выглядишь сумасшедшей.</text:p>
      <text:p text:style-name="P3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0">– Постой, а как же Луна? Мне показалось, она питала тёплые чувства к Кимеринну?</text:p>
      <text:p text:style-name="P30">Селестия задумалась, автоматически ковыряя копытом ямку под валуном.</text:p>
      <text:p text:style-name="P3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0">– А Дискорд? Ты говорила, он от древности вообще сбрендил. Тем-не-менее, он определённо «подъезжал» к Луне тогда, в развалинах.</text:p>
      <text:p text:style-name="P3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0">Селестия рассмеялась.</text:p>
      <text:p text:style-name="P30"><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0">Селестия вскочила с места.</text:p>
      <text:p text:style-name="P30">– АЙ-Я-Я-Я-Я-Й!</text:p>
      <text:p text:style-name="P3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0">– Раньше тут не было муравейника!!! – Селестия с мольбой взглянула на меня. – Мааакс!! Помоги! Они кусаются! Я <text:s/>сейчас свихнусь почище Дискорда!</text:p>
      <text:p text:style-name="P30">Аликорница подпрыгнула и, взбрыкнув, начала кружиться в обратную сторону.</text:p>
      <text:p text:style-name="P30">– Вот нечего землю ковырять там, где не надо! Стой!!! – я схватил её за хвост, останавливая. Затем осторожно завёл руку под накрупник.</text:p>
      <text:p text:style-name="P30">…</text:p>
      <text:p text:style-name="P3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0">– Да ладно! Мне это ничего не стоило.</text:p>
      <text:p text:style-name="P3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0">– Эммм... Селестия?</text:p>
      <text:p text:style-name="P30">– Дааа? – ответила аликорница, не повернув головы. В её тоне слышались смешливые нотки.</text:p>
      <text:p text:style-name="P30">Я вытащил руку из-под накрупника.</text:p>
      <text:p text:style-name="P30">– Всё в порядке?</text:p>
      <text:p text:style-name="P30">Селестия повернула голову, и я ясно увидел широкую улыбку и фирменный ехидный прищур из-под чёлки.</text:p>
      <text:p text:style-name="P30">– А почему ты спрашиваешь? Ты разобрался с муравьями?</text:p>
      <text:p text:style-name="P30">– Вроде да. Хотя, по-моему, дело уже не в муравьях.</text:p>
      <text:p text:style-name="P30">– По-моему, тоже. – рассмеялась аликорница. – Продолжай...</text:p>
      <text:p text:style-name="P30"><text:soft-page-break/></text:p>
      <text:h text:style-name="P103" text:outline-level="2">6. Стыд</text:h>
      <text:p text:style-name="P30"/>
      <text:p text:style-name="P32">~~~ Завтра на семь в библиотеке ~~~</text:p>
      <text:p text:style-name="P32"/>
      <text:p text:style-name="P30">–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0">Норф носился по мастерской, окрылённый новообретенным учеником.</text:p>
      <text:p text:style-name="P3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0">–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30">Я посмотрел на часы. До семи оставалось двадцать минут — как раз, чтоб успеть дойти до библиотеки.</text:p>
      <text:p text:style-name="P30">– На сегодня довольно. Я ж вижу, ты торопишься. – заметил Норф.</text:p>
      <text:p text:style-name="P30">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0">Я закрыл саквояж и сунул его в рюкзак.</text:p>
      <text:p text:style-name="P30">– Завтра будешь? – спросил Норф. – Надо бы закончить заказ из <text:s/>Троттингема.</text:p>
      <text:p text:style-name="P30">– В это же время. – подтвердил я.</text:p>
      <text:p text:style-name="P30"/>
      <text:p text:style-name="P31">***</text:p>
      <text:p text:style-name="P30"/>
      <text:p text:style-name="P3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0">– Здрасьте!</text:p>
      <text:p text:style-name="P30"><text:soft-page-break/>Аликорница не ответила, всматриваясь в глобус.</text:p>
      <text:p text:style-name="P30">– Привет, говорю! – я подошёл вплотную и легонько сжал ей холку.</text:p>
      <text:p text:style-name="P30">– А, это ты, Макс? Привет. – аликорница, наконец, оторвалась от разноцветной сферы. – Как осваиваешься?</text:p>
      <text:p text:style-name="P30">– Нормально осваиваюсь. Работу себе нашёл. К <text:s/>Норфолку Каррусу в ученики записался.</text:p>
      <text:p text:style-name="P3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0">– Да, уже пять дней. Так здорово снова чувствовать свои мышцы! Корсет был ужасен.</text:p>
      <text:p text:style-name="P30">Аликорница прошлась передо мной с раскрытыми крыльями, демонстрируя восстановленную работоспособность.</text:p>
      <text:p text:style-name="P30">– Ну что же, и я рад за тебя. – я отвернулся, присел на край стола и стал изучать потолок. – Зачем вызывала?</text:p>
      <text:p text:style-name="P3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0">– Ты сердишься?</text:p>
      <text:p text:style-name="P30">Её ресницы щекотали мне щёку. Я отодвинул её морду от лица и сказал скучающим тоном:</text:p>
      <text:p text:style-name="P30">– Та не, с чего бы? За что мне на тебя сердиться?</text:p>
      <text:p text:style-name="P30">– Но ты ведёшь себя как чужой. Как будто мы незнакомы! Ещё чуть-чуть, и станешь называть меня на «Вы» и «Ваше Высочество».</text:p>
      <text:p text:style-name="P30">Меня прорвало.</text:p>
      <text:p text:style-name="P3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0">Я вытащил из заднего кармана брюк смятую записку с королевскими вензелями и бросил её под ноги Селестии.</text:p>
      <text:p text:style-name="P3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0">Наконец Селестия развернулась и глубоко выдохнула.</text:p>
      <text:p text:style-name="P3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0">Я подошёл к аликорнице и прикоснулся к её шее.</text:p>
      <text:p text:style-name="P30">– Всё в порядке. Я тебя понимаю — и ценю твоё признание. Сам бы ещё и не так себя повёл на твоём месте.</text:p>
      <text:p text:style-name="P30">– Да? А как бы ты себя повёл? – заинтересовалась Селестия.</text:p>
      <text:p text:style-name="P30"><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30">– Я бы не извинился. Огрызался бы и считал себя правым до последнего. Ещё и послал бы подальше.</text:p>
      <text:p text:style-name="P30">Аликорница насмешливо покачала головой.</text:p>
      <text:p text:style-name="P3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0">Я снова присел на столик, теперь уже лицом к аликорнице.</text:p>
      <text:p text:style-name="P30">– Так что случилось? Куда ты пропадала? Рассказывай.</text:p>
      <text:p text:style-name="P3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0">– Что ты видишь? – спросила она напряжённо.</text:p>
      <text:p text:style-name="P3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0">– Ты не ошиблась? Нет тут никакого города.</text:p>
      <text:p text:style-name="P30">– Сейчас нет. Раньше был. – еле слышно прошептала аликорница.</text:p>
      <text:p text:style-name="P30">– Чего ты так волнуешься? Может, на более подробной карте есть? Я бы на точность глобуса не слишком полагался.</text:p>
      <text:p text:style-name="P3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0">– Так, может, его и не было? – заметил я цинично.</text:p>
      <text:p text:style-name="P3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0">– А как ты сама помнишь о том заклинании, если оно стёрто из бытия? – резонно подметил я.</text:p>
      <text:p text:style-name="P30">– У меня есть защита памяти. Я поставила её, когда сражалась с Иггусом… Правда, защита еле действует, так как прошло очень много времени.</text:p>
      <text:p text:style-name="P3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text:soft-page-break/>защите. И то, название вспомнить не могу до сих пор.</text:p>
      <text:p text:style-name="P3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0">Аликорница потёрла висок и растерянно посмотрела на меня.</text:p>
      <text:p text:style-name="P3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0">Я обнял аликорницу, успокаивая.</text:p>
      <text:p text:style-name="P30">– Не волнуйся, принцесса. Ты делаешь всё, что от тебя зависит. Не твоя вина, если это происходит.</text:p>
      <text:p text:style-name="P30">Селестия рассеянно мотнула головой, не соглашаясь со мной.</text:p>
      <text:p text:style-name="P3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0">Она проследовала к выходу, кивком головы приглашая меня следовать за ней.</text:p>
      <text:p text:style-name="P3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0">– Да так, ни о чём. – покраснел я, вернувшись на дорожку.</text:p>
      <text:p text:style-name="P30">Селестия всмотрелась в меня внимательно и всё поняла.</text:p>
      <text:p text:style-name="P30">– <text:s/>Нам не туда. Не сейчас. Я хочу показать тебе Эквестрию. – тихо сказала она.</text:p>
      <text:p text:style-name="P30">&lt;<text:span text:style-name="T31">Pet Shop Boys — A Man Could Get Arrested</text:span>&gt;</text:p>
      <text:p text:style-name="P3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0">Она ещё сочувствует! Я старался не смотреть в её сторону, отводя глаза. Так мы дошли до городской стены.</text:p>
      <text:p text:style-name="P3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text:soft-page-break/>разрядников. Неудивительно, что стена никем не охранялась.</text:p>
      <text:p text:style-name="P30">Взобравшись на галерею по винтовой лестнице крохотной сторожевой башенки, мы остановились у зубца.</text:p>
      <text:p text:style-name="P3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0">– Что ты чувствуешь? – спросила аликорница.</text:p>
      <text:p text:style-name="P30">– У меня нет слов. Ничего прекраснее я в жизни не видел! – только и смог выговорить я.</text:p>
      <text:p text:style-name="P30">Селестия склонила голову, соглашаясь.</text:p>
      <text:p text:style-name="P3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0">– Прошлогодний выпуск. – заметила Селестия. – Отличная работа, хотя жеребячливости хватает. Что неудивительно, учитывая их возраст.</text:p>
      <text:p text:style-name="P3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3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0">– Проблемы? Что за проблемы? Извини, я таки прослушал.</text:p>
      <text:p text:style-name="P30">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30">– Когда твоя жизнь длится тысячи лет, начинаешь тонко чувствовать гармонию мира. – начала она.</text:p>
      <text:p text:style-name="P30"/>
      <text:h text:style-name="Heading_20_2" text:outline-level="2"><text:soft-page-break/><text:span text:style-name="T1">7</text:span>. Нелетающие пегасы</text:h>
      <text:p text:style-name="P3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1">—</text:span> осень, за осенью <text:span text:style-name="T21">—</text:span> зима. <text:s/>Если пошёл дождь, должно быть мокро, если выпал снег <text:span text:style-name="T2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text:span><text:span text:style-name="T1">она</text:span> была готова расплакаться.</text:p>
      <text:p text:style-name="P1"><text:span text:style-name="T1">–</text:span> Ну же, Бинки, расскажи, что у тебя стряслось? Не бойся меня, пожалуйста…</text:p>
      <text:p text:style-name="P1"><text:soft-page-break/><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6">старший. </text:span><text:span text:style-name="T2">–</text:span><text:span text:style-name="T2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text:soft-page-break/>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0">Ну что же, основное искусство правления <text:span text:style-name="T5">— умение делегировать полномочия. Вечером того же дня я села за письменный стол.</text:span></text:p>
      <text:p text:style-name="P2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0"/>
      <text:p text:style-name="P31">***</text:p>
      <text:p text:style-name="P30"><text:soft-page-break/></text:p>
      <text:p text:style-name="P30">– А что стало с жеребятами? – спросил я. – Они перестали бояться экзаменов?</text:p>
      <text:p text:style-name="P3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0">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0">Описав круг, Селестия перелетела через стену и приземлилась в парке. Я скатился на траву, пытаясь вдохнуть.</text:p>
      <text:p text:style-name="P30">– Что... Это... Было?</text:p>
      <text:p text:style-name="P30">Селестия осторожно, но настойчиво повалила меня на траву и принялась ощупывать рёбра.</text:p>
      <text:p text:style-name="P30">– Так больно? А так?</text:p>
      <text:p text:style-name="P3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0">– Не могу поверить. В Кантерлоте никогда не было землетрясений. Это неестественно. – пробормотала аликорница растерянно. – Слишком быстро.</text:p>
      <text:p text:style-name="P30">– Что <text:span text:style-name="T5">— </text:span>быстро? – не выдержал я.</text:p>
      <text:p text:style-name="P3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0">– Нет проблем, Селестия. Я всё понимаю.</text:p>
      <text:p text:style-name="P30">Аликорница приготовилась было взлетать, но в последний момент, приняв какое-то решение, остановилась.</text:p>
      <text:p text:style-name="P30">– Макс?</text:p>
      <text:p text:style-name="P30">– Да?</text:p>
      <text:p text:style-name="P30"><text:soft-page-break/>– Мы уже достаточно неплохо знаем друг друга. Могу сказать, что ты меня знаешь лучше, чем кто-либо ещё во дворце, за исключением Луны.</text:p>
      <text:p text:style-name="P30">– Да?</text:p>
      <text:p text:style-name="P30">– Да. Зови меня Тия. Если хочешь.</text:p>
      <text:p text:style-name="P30">– Хорошо. До встречи, Тия.</text:p>
      <text:p text:style-name="P30">– До встречи, Макс.</text:p>
      <text:p text:style-name="P30"/>
      <text:h text:style-name="Heading_20_2" text:outline-level="2"><text:span text:style-name="T1">8</text:span>. <text:span text:style-name="T5">40-6</text:span></text:h>
      <text:p text:style-name="P37">Mark Knopfler — Hill Farmers Blues — или на следующую главу (прощание)</text:p>
      <text:p text:style-name="P30"/>
      <text:p text:style-name="P3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2"><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2"><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2">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2">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29">…</text:p>
      <text:p text:style-name="P30">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2"> </text:span><text:span text:style-name="T24">— вся архитектура явно </text:span><text:span text:style-name="T21">была </text:span><text:span text:style-name="T24">заточена под крылатых. Таких, для которых приземлиться на балкон в тронном зале или уйти через портик на крыше</text:span><text:span text:style-name="T32"> </text:span><text:span text:style-name="T24">— обычное дело. </text:span><text:span text:style-name="T32">Хорошо, что ежедневные посещения каретной мастерской подняли мой тонус, изрядно посаженный сидячим образом жизни.</text:span></text:p>
      <text:p text:style-name="P1"><text:span text:style-name="T3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1">Каменный пол комнаты был покрыт розовым ковром с длиннейшим ворсом.</text:span><text:span text:style-name="T24"> </text:span><text:span text:style-name="T21">Его центр занимал высокий </text:span><text:span text:style-name="T24">кругл</text:span><text:span text:style-name="T21">ый</text:span><text:span text:style-name="T24"> матрац </text:span><text:span text:style-name="T21">с</text:span><text:span text:style-name="T24"> велик</text:span><text:span text:style-name="T21">им</text:span><text:span text:style-name="T24"> множество</text:span><text:span text:style-name="T21">м</text:span><text:span text:style-name="T2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29">– Рада тебя видеть, Макс. – знакомый силуэт на балконе повернулся в мою сторону. Гардины раздвинулись и Селестия вошла в комнату.</text:p>
      <text:p text:style-name="P29">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29">Аликорница смотрела на меня из под чёлки с фирменной саркастической улыбочкой.</text:p>
      <text:p text:style-name="P29">– <text:span text:style-name="T1">Такое впечатление, что ты увидел не меня, а василиска! Отомри!</text:span></text:p>
      <text:p text:style-name="P30">Я выдохнул.</text:p>
      <text:p text:style-name="P29">– <text:span text:style-name="T1">Как ты это делаешь? Я видел тебя и раньше, но ты никогда не была такой... Такой...</text:span></text:p>
      <text:p text:style-name="P2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29">– <text:span text:style-name="T1">Такой... охренительной. </text:span>– <text:span text:style-name="T1">выдавил я. Наблюдать её сзади было невообразимо трудно. Я </text:span><text:span text:style-name="T1">почувствовал, как у меня учащается пульс.</text:span></text:p>
      <text:p text:style-name="P30">Селестия тихо рассмеялась.</text:p>
      <text:p text:style-name="P29">– <text:span text:style-name="T1">Могу же я расслабиться хотя бы раз в сто лет? Я тоже живое существо, что бы там ни говорили подпольщики.</text:span></text:p>
      <text:p text:style-name="P30"><text:soft-page-break/>Она кивком указала мне на тапочки в углу рядом с накопытниками. Я переобулся и вошёл в комнату.</text:p>
      <text:p text:style-name="P29">– <text:span text:style-name="T1">О каких подпольщиках ты говоришь? В Эквестрии зреет революция?</text:span></text:p>
      <text:p text:style-name="P29">Селестия подошла к фонтанчику и начала набирать воду в серебряный чайник.</text:p>
      <text:p text:style-name="P2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2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0">Аликорница смутилась.</text:p>
      <text:p text:style-name="P30">–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она в большинстве мест была бы непригодна для жизни. Для этих же целей, кстати, необходимо и управление погодой.</text:p>
      <text:p text:style-name="P29"><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2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29"><text:span text:style-name="T1">–</text:span> Спасибо, Селестия. Пожалуй, буду “кантерлотский королевский”.</text:p>
      <text:p text:style-name="P30">Аликорница искоса зыркнула на меня, недовольно сморщив нос.</text:p>
      <text:p text:style-name="P29"><text:span text:style-name="T1">–</text:span> Мы же договорились! Тия! Не хватало мне ещё слышать официоз у себя дома. Его в моей жизни и так хватает.</text:p>
      <text:p text:style-name="P29">Она открыла шкафчик и, потянув зубами золотой шнурок, вытащила чёрный с золотом пакетик.</text:p>
      <text:p text:style-name="P29"><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2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2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text:soft-page-break/>кипятком заварку и укутала заварник полотенцем.<text:span text:style-name="T1"> Потом она устроилась на тюфяке и похлопала копытом рядом с собой.</text:span></text:p>
      <text:p text:style-name="P29"><text:span text:style-name="T1">–</text:span> Не стой столбом, Макс! Об тебя можно взгляд поцарапать!</text:p>
      <text:p text:style-name="P29">Я присел на краешек. Она немного придвинулась ко мне и смешливо сощурилась.</text:p>
      <text:p text:style-name="P29"><text:span text:style-name="T1">–</text:span> Ты не против, если мы продолжим знакомство? Я хотела пригласить тебя на чай ещё вчера, но землетрясение…</text:p>
      <text:p text:style-name="P2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2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29">Тия виновато сморщила нос.</text:p>
      <text:p text:style-name="P2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29">Я молчал, раздумывая, чтобы такое остроумное ляпнуть в ответ, когда аликорница шутливо ткнула меня копытом в плечо. </text:p>
      <text:p text:style-name="P29"><text:span text:style-name="T1">–</text:span> Ну же, Макс, ты как деревянный! Расслабься! Можно подумать, тебя никогда раньше не приглашали на свидания!</text:p>
      <text:p text:style-name="P29">От неожиданности я повалился на ложе.</text:p>
      <text:p text:style-name="P29"><text:span text:style-name="T1">–</text:span> Эй, полегче! Ты пихаешься, как бульдозер!</text:p>
      <text:p text:style-name="P2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2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29"><text:span text:style-name="T1">–</text:span> Ты чего??? <text:span text:style-name="T1">–</text:span> я непонимающе уставился на аликорницу.</text:p>
      <text:p text:style-name="P2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3">Мне печалиться не стоит</text:p><text:p text:style-name="P93">Жизнь прекрасна и ярка</text:p><text:p text:style-name="P93">Телом молода, душою —</text:p><text:p text:style-name="P93">Как морской дракон мудра</text:p><text:p text:style-name="P93"/><text:p text:style-name="P93">Я видала взлёт империй,</text:p><text:p text:style-name="P93">Я жила среди легенд,</text:p><text:p text:style-name="P93">Древней магии мистерий</text:p><text:p text:style-name="P93">Я прилежнейший студент</text:p><text:p text:style-name="P93"/><text:p text:style-name="P93">Обожаема народом,</text:p><text:p text:style-name="P93">Уважаема врагом,</text:p><text:p text:style-name="P93">Но друзей моих немного,</text:p><text:p text:style-name="P93">Но в душе жжёт холодом</text:p><text:p text:style-name="P93"/><text:p text:style-name="P93">Одинока и печальна,</text:p><text:p text:style-name="P93">Недоступна и строга,</text:p><text:p text:style-name="P93">Потеряла изначальный</text:p><text:p text:style-name="P93">Смысл жизни навсегда</text:p><text:p text:style-name="P93"/><text:p text:style-name="P93">Жизнь моя теперь публична,</text:p><text:p text:style-name="P93">Жизнь моя теперь для всех,</text:p><text:p text:style-name="P93">В этом — горе, в этом — счастье,</text:p><text:p text:style-name="P93">В этом плачь и в этом смех.</text:p><text:p text:style-name="P93"/><text:p text:style-name="P91"/></text:note-body></text:note>, Тия прополоскала чашки и <text:soft-page-break/>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2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29">Аликорница поводила носом над чашками и заметила:</text:p>
      <text:p text:style-name="P2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2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29">Я трогал пальцем ноги воду, сидя на бортике бассейна, когда дверь открылась и внутрь сунулся нос аликорницы.</text:p>
      <text:p text:style-name="P29">– Тебе в чай класть мёд или сахар? – спросила она, невинно наблюдая за моими тщётными попытками прикрыться.</text:p>
      <text:p text:style-name="P2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29">– Мёд. Или сахар. На твоё усмотрение.</text:p>
      <text:p text:style-name="P29">– Как скажешь. – нос Тии скрылся за дверью.</text:p>
      <text:p text:style-name="P29">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29">– О, ты уже?</text:p>
      <text:p text:style-name="P29">Аликорница поставила на поднос чашки и плетёнку с бубликами и подошла с ним к тюфяку.</text:p>
      <text:p text:style-name="P29">– А почему ты опустила жалюзи на окне в ванной? Оттуда такой прекрасный вид.</text:p>
      <text:p text:style-name="P29">– Некоторые пегасы черезчур любопытны. – хохотнула аликорница. – Так и норовят заниматься воздушной эквилибристикой над башней, когда я моюсь.</text:p>
      <text:p text:style-name="P2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2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2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2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29">Я повернулся к Тие. Мне пришлось осторожно напрягать мускулы шеи, чтобы они случайно не <text:soft-page-break/>отвернули голову нафиг.</text:p>
      <text:p text:style-name="P29">– Это просто бомба! Я чувствую себя богом! Кажется, я понял секрет вашей силы и долголетия: вы пьёте эту траву каждый день.</text:p>
      <text:p text:style-name="P29">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0">Копыто легло мне на плечо и мягко повалило на постель. Тия легла рядом и тепло дунула мне в ухо.</text:p>
      <text:p text:style-name="P29">– <text:span text:style-name="T1">Ты готов познакомиться поближе? Совсем близко?</text:span></text:p>
      <text:p text:style-name="P2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0">Тия фыркнула.</text:p>
      <text:p text:style-name="P3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30">Её ресницы щекотали мне щеку. Я повернулся к ней и буквально растворился в ласковом взгляде огромных сиреневых глаз.</text:p>
      <text:p text:style-name="P30">– Ты предлагаешь мне заняться сексом? С тобой? Но... как?</text:p>
      <text:p text:style-name="P2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0">Тия подняла голову.</text:p>
      <text:p text:style-name="P3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12">слабой рядом с сильным</text:span>!</text:p>
      <text:p text:style-name="P30">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30">Как во сне я разделся и зашёл к ней сзади. "Это неправильно!» – пискнули во мне остатки ханжества и замолкли, раздавленные желанием.</text:p>
      <text:p text:style-name="P30">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0">Через некоторое время Тия осторожно высвободилась из-под меня и встала с постели. </text:p>
      <text:p text:style-name="P30">– Лежи, я сейчас. – муркнула она, поцеловав меня в ухо.</text:p>
      <text:p text:style-name="P3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0">Достав из шкафчика пузатую заплесневевшую бутылку, Тия что-то прикинула и наполнила её <text:soft-page-break/>содержимым два бокала на полуметровых ножках.</text:p>
      <text:p text:style-name="P30">– Я тут подумала, – повернулась она ко мне, – лучше выпьем лазурное вино в ванной. <text:span text:style-name="T12">Оно расслабляет и снимает магию радужного чая. Эффективнее всего действует в воде. Ты не против?</text:span></text:p>
      <text:p text:style-name="P3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0">Тия покачала головой и прошла с бокалами в ванную, кивком пригласив меня следовать за ней.</text:p>
      <text:p text:style-name="P3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0"><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0">Наконец, я со вздохом отпрянул.</text:p>
      <text:p text:style-name="P30"><text:span text:style-name="T5">– За дружбу! </text:span>– подняла бокал Тия.</text:p>
      <text:p text:style-name="P3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0"><text:span text:style-name="T5">– Это ты называешь “дружбой”? – с </text:span>улыбкой хмыкнул<text:span text:style-name="T5"> я. – </text:span>Мне нравится твоё чувство юмора.</text:p>
      <text:p text:style-name="P30">Аликорница нахмурилась.</text:p>
      <text:p text:style-name="P30"><text:span text:style-name="T5">– </text:span>Тебе не нравится моя дружба? Ты чем-то недоволен?</text:p>
      <text:p text:style-name="P30">Я расхохотался, чуть не поперхнувшись водой, плескавшейся у подбородка.</text:p>
      <text:p text:style-name="P30"><text:span text:style-name="T5">– </text:span>Нет, что ты, Тия, не мели ерунды! Я всем доволен, я просто в восторге. Мне вообще кажется, что я попал в рай и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я не понимаю, зачем называть дружбой лю...</text:p>
      <text:p text:style-name="P30">Копыто аликорницы закрыло мне рот прежде чем я успел договорить заветное слово.</text:p>
      <text:p text:style-name="P29">– Макс, не надо! – умоляюще произнесла аликорница. – Не продолжай! Пожалуйста!</text:p>
      <text:p text:style-name="P29">Слова встали у меня поперёк горла. Я медленно отодвинул копыто от лица и потрясённо уставился на неё.</text:p>
      <text:p text:style-name="P29">– Но почему? – в конце-концов выдавил я. – Что не так? Это из-за того, что я — человек?</text:p>
      <text:p text:style-name="P29">Тия виновато закусила губу и отвернулась.</text:p>
      <text:p text:style-name="P2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29"><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29">– Макс… Я не смогу сделать тебя бессмертным… Мне очень жаль… Извини…</text:p>
      <text:p text:style-name="P2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29">Слёзы злости душили меня, но я сдержался.</text:p>
      <text:p text:style-name="P29">– Охренеть. – сказал я холодно. – А я прям напрашивался!</text:p>
      <text:p text:style-name="P2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29">“..пожалуйста, останься...”</text:p>
      <text:p text:style-name="P29">Где этот чёртов носок?</text:p>
      <text:p text:style-name="P29">“...пойми, это эффект лазурного вина...”</text:p>
      <text:p text:style-name="P29">Джинсы узкие, блядь! На мокрое тело хрен натянешь...</text:p>
      <text:p text:style-name="P29">“...ох, я глупая...”</text:p>
      <text:p text:style-name="P29">Так, всё. Шмотки на мне, вроде, ничего не забыл.</text:p>
      <text:p text:style-name="P30">У выхода я обернулся. Сквозь зелёный полог просвечивало алое сияние. Я отвернулся и изо всех сил двинул дверью об косяк. В комнате беспомощно звякнул колокольчик...</text:p>
      <text:p text:style-name="P30"/>
      <text:h text:style-name="Heading_20_2" text:outline-level="2">9. <text:span text:style-name="T1">Прощание</text:span></text:h>
      <text:p text:style-name="P30"/>
      <text:p text:style-name="P29">– <text:span text:style-name="T1">Норф!</text:span><text:span text:style-name="T1">..</text:span><text:span text:style-name="T1"> Эй, Норф! </text:span><text:span text:style-name="T1">Ты где?..</text:span></text:p>
      <text:p text:style-name="P29"><text:span text:style-name="T1">Ветерок гнал </text:span><text:span text:style-name="T1">в тишине высохший листок по мощёному двору. </text:span><text:span text:style-name="T1">Под навесом стояла на домкратах карета из Филлидельфии. Рядом с ней лежал инструментальный ящик Норфа. Я огляделся и вошёл в дом.</text:span></text:p>
      <text:p text:style-name="P3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под засова табличку «ЗАКРЫТО» и повесил её на ручку.</text:p>
      <text:p text:style-name="P29"/>
      <text:p text:style-name="P31">***</text:p>
      <text:p text:style-name="P29"/>
      <text:p text:style-name="P1">Стражники-единороги кивнули мне, узнавая. <text:span text:style-name="T1">Кивали и многие из находившихся в зале пони. Хотя <text:s/>последнюю неделю я не появлялся во дворце,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9">“<text:span text:style-name="T1">Что я могу сделать, чтобы вернуть всё назад?</text:span>”</text:p>
      <text:p text:style-name="P9"><text:soft-page-break/><text:span text:style-name="T25">– </text:span><text:span text:style-name="T21">Так и сказала?</text:span></text:p>
      <text:p text:style-name="P1"><text:span text:style-name="T24">– </text:span><text:span text:style-name="T21">Да, </text:span><text:span text:style-name="T22">Фэнси</text:span><text:span text:style-name="T21">, именно так. Я слышала собственными ушами! Вы не подумайте, я не подслушиваю за Её Высочеством, но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25">– </text:span><text:span text:style-name="T21">Что бы это значило, Флер?</text:span></text:p>
      <text:p text:style-name="P9"><text:span text:style-name="T25">– </text:span><text:span text:style-name="T21">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0">…</text:p>
      <text:p text:style-name="P3"><text:span text:style-name="T24">– </text:span><text:span text:style-name="T25">Говорят, на Станции Додж почти не осталось жителей... А из Пинто Крика уже месяц нет новостей.</text:span></text:p>
      <text:p text:style-name="P3"><text:span text:style-name="T24">– </text:span><text:span text:style-name="T2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0">…</text:p>
      <text:p text:style-name="P69">– Господа, я 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68"/>
      <text:p text:style-name="P42">&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2"/>
      <text:p text:style-name="P43">&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5">&gt;</text:span></text:p>
      <text:p text:style-name="P38">Наконец двери зала для приёмов растворились, и оттуда вышел потерянного вида пегас.<text:span text:style-name="T5">&lt;</text:span><text:span text:style-name="T13">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8">Я прошёл мимо стражников в полуприоткрытую дверь.</text:p>
      <text:p text:style-name="P38">Селестия, задумавшись, стояла у окна, легонько постукивая копытом по плитке пола.</text:p>
      <text:p text:style-name="P38"><text:span text:style-name="T5">–</text:span> А, это ты, Макс? <text:span text:style-name="T5">–</text:span> она повернулась ко мне. <text:span text:style-name="T5">–</text:span> Какие новости?</text:p>
      <text:p text:style-name="P38"><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8">Селестия слабо улыбнулась.</text:p>
      <text:p text:style-name="P38"><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8"><text:span text:style-name="T5">–</text:span> Пятьдесят шесть из восьмидесяти? И чем это грозит? Ведь даже не сдав экзамен они не разучатся летать?</text:p>
      <text:p text:style-name="P38"><text:soft-page-break/><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8"><text:span text:style-name="T5">–</text:span> А почему вы не поселитесь в более пригодном для земледелия месте?</text:p>
      <text:p text:style-name="P38"><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8">Селестия вытащила листок бумаги из шкатулки, быстро написала письмо и, запечатав его сургучём с королевской печатью, вручила мне.</text:p>
      <text:p text:style-name="P38"><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8">Я кивнул.</text:p>
      <text:p text:style-name="P38"><text:span text:style-name="T5">–</text:span> Спасибо, Тия. Сделаю всё, что в моих силах. Я действительно хочу вам помочь.</text:p>
      <text:p text:style-name="P38">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8"><text:span text:style-name="T5">–</text:span> Тия, ты, вообще, спишь по ночам? У тебя очень уставший вид и глаза красные, как у кролика-альбиноса.</text:p>
      <text:p text:style-name="P38"><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8"><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3">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67"/>
      <text:p text:style-name="P67"/>
      <text:p text:style-name="P67"/>
      <text:p text:style-name="P67"/>
      <text:p text:style-name="P29"/>
      <text:p text:style-name="P48">&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38"><text:span text:style-name="T5">–</text:span> Ты могла бы нести меня телекинезом. Я, после того, как узнал о ваших способностях, удивлялся, почему ты этого не сделала?</text:p>
      <text:p text:style-name="P38"><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6"><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8"/>
      <text:p text:style-name="P38"><text:span text:style-name="T5">–</text:span> А дальше всё было хуже, намного хуже...</text:p>
      <text:p text:style-name="P38"/>
      <text:p text:style-name="P1"/>
      <text:p text:style-name="P1"><text:soft-page-break/></text:p>
      <text:p text:style-name="P1"/>
      <text:p text:style-name="P49">&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9">Селестия снится Максу сгорающей — и после этого она исчезает из Эквестрии. При этом она успевает сказать Максу, что она его...&gt;</text:p>
      <text:p text:style-name="P38"/>
      <text:p text:style-name="P39">***</text:p>
      <text:p text:style-name="P42"/>
      <text:p text:style-name="P38"><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2"/>
      <text:h text:style-name="P105" text:outline-level="2">Рейд пони-рэйнджеров</text:h>
      <text:p text:style-name="P38">&lt;Магия изо всех окраин Эквестрии бежит к её центру — в Вечнодикий лес&gt;</text:p>
      <text:p text:style-name="P45">(леденящий душу триллер, музыка тревожная)</text:p>
      <text:p text:style-name="P40">&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8">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8">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8">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8">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8">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8">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8">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8"><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8"><text:soft-page-break/><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8"><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8"><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8">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8"><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8"><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8"><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8">Дальше мы передвигались с интервалом бескрылого прыжка, чтобы не нанести друг другу увечий в случае работы оружием.</text:p>
      <text:p text:style-name="P39">***</text:p>
      <text:p text:style-name="P38"><text:span text:style-name="T5">–</text:span> Шанту?</text:p>
      <text:p text:style-name="P38"><text:span text:style-name="T5">–</text:span> Ваше Высочество? Мы никогда не встречали такое существо раньше и я…</text:p>
      <text:p text:style-name="P38"><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8">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8"><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9">***</text:p>
      <text:p text:style-name="P38"><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38">...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8"><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8"><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8">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8"><text:span text:style-name="T5">–</text:span> Пхе, будет несколько <text:span text:style-name="T5">—</text:span> выберешь для них самый подходящий! <text:span text:style-name="T5">–</text:span> хохотнул Мэдтроттер, нервно <text:soft-page-break/>косясь на останки.</text:p>
      <text:p text:style-name="P38">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8"><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8"><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8">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8"><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8">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8">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8"><text:span text:style-name="T5">–</text:span> Дискорд! Что их убило? <text:span text:style-name="T5">–</text:span> присвистнул обошедший Хорста с другой стороны Калрус.</text:p>
      <text:p text:style-name="P38"><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8">Я поднял нагрудную бляху, лежащую на скелете с раздавленной грудной клеткой.</text:p>
      <text:p text:style-name="P38"><text:span text:style-name="T5">–</text:span> Это королевский конвой. Такие были на службе у принцесс ещё лет двадцать назад, до Раздора.</text:p>
      <text:p text:style-name="P38"><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8"><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8">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9">***</text:p>
      <text:p text:style-name="P38"><text:span text:style-name="T5">–</text:span> Откуда там останки пегасов? Кто мог поймать их там? Они могут уйти от любой засады.</text:p>
      <text:p text:style-name="P38"><text:span text:style-name="T5">–</text:span> Не знаю, как насчёт летунов, принцессса, но когда мы осматривали кости, на нас было совершено нападение...</text:p>
      <text:p text:style-name="P38"><text:span text:style-name="T5">–</text:span> Вот как? На королевскую стражу в центре Эквестрии? Кто же это был?</text:p>
      <text:p text:style-name="P38"><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38"><text:soft-page-break/>Луна обошла Кимеринна. </text:p>
      <text:p text:style-name="P38"><text:span text:style-name="T5">–</text:span> У вас рассечен бок. И колотая рана на шее.</text:p>
      <text:p text:style-name="P38"><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8"><text:span text:style-name="T5">–</text:span> Расслабьтесь, Кимеринн. Вы очень скованы. Я вижу, вам нелегко пришлось в этом походе.</text:p>
      <text:p text:style-name="P38">Растерзанная шея жеребца напомнила Луне о другом, которого она называла на “ты” больше тысячи лет назад, во время восстания.</text:p>
      <text:p text:style-name="P38"><text:span text:style-name="T5">–</text:span> Я ценю вашу службу и хочу достойно наградить вас. Спрашивайте.</text:p>
      <text:p text:style-name="P38"><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8">Луна вздохнула. Всё-таки, насколько легче было быть Найтмэр-Мун! Тогда ей не нужно было стесняться своих желаний и все было намного проще.</text:p>
      <text:p text:style-name="P38"><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8"><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8">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8">Он был высок для пони и Луне понадобилось всего лишь немного склонить шею, чтобы тихо выдохнуть ему в ухо:</text:p>
      <text:p text:style-name="P38"><text:span text:style-name="T5">–</text:span> Ну что же… Я рада оказать такую услугу… Тебе…</text:p>
      <text:p text:style-name="P38"><text:span text:style-name="T5">–</text:span> Принцесса…</text:p>
      <text:p text:style-name="P38"><text:span text:style-name="T5">–</text:span> Луна, мой дорогой. Для тебя <text:span text:style-name="T5">—</text:span> Луна…</text:p>
      <text:p text:style-name="P38">...</text:p>
      <text:p text:style-name="P38"/>
      <text:h text:style-name="P105" text:outline-level="2">Рейд пони-рэйнджеров-2 (<text:span text:style-name="T12">продолжение рейда пони-рэйнджеров</text:span>)</text:h>
      <text:p text:style-name="P38"/>
      <text:p text:style-name="P38">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8">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8">Мэдтроттер подошёл к холму и зацепил концом алебарды зелёный покров.</text:p>
      <text:p text:style-name="P38"><text:span text:style-name="T1">–</text:span> Металл! <text:span text:style-name="T1">–</text:span> удивлённо воскликнул он. <text:span text:style-name="T1">–</text:span> И стекло.</text:p>
      <text:p text:style-name="P38">В металлической поверхности сверкнуло небольшое прямоугольное окошко.</text:p>
      <text:p text:style-name="P38">Я прошёл вдоль холма и вскоре под побегами дикого винограда обнаружил вход, открывающий внутренности холма.</text:p>
      <text:p text:style-name="P38"><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8"><text:soft-page-break/>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8">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38"><text:span text:style-name="T5">–</text:span> Заночуем внутри. - <text:span text:style-name="T1">р</text:span>ешил я.</text:p>
      <text:p text:style-name="P38"><text:span text:style-name="T5">&lt;</text:span><text:span text:style-name="T12">Нужен ли тут самолёт? Нужен артефакт из Fallout Equestria - летучий корабль</text:span>?<text:span text:style-name="T5">&gt;</text:span></text:p>
      <text:p text:style-name="P38">Утро встретило нас туманом. Я пытался рассмотреть руины замка на противоположном берегу.</text:p>
      <text:p text:style-name="P38"><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8"><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8">Я сбросил громоздкие перемётные сумки с поклажей, оставив только закреплённый на ноге кинжал.</text:p>
      <text:p text:style-name="P38"><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9">***</text:p>
      <text:p text:style-name="P38">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8"><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8">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8">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8">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8"><text:span text:style-name="T5">–</text:span> Поворачивайте, уходите от болота! <text:span text:style-name="T5">–</text:span> донёсся его крик.</text:p>
      <text:p text:style-name="P38">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9">***</text:p>
      <text:p text:style-name="P38"><text:span text:style-name="T5">–</text:span> Дискорд тебе в крыло, Ким, ты таки заставил нас попотеть! Что там за чертовщина?</text:p>
      <text:p text:style-name="P38">Я отлепился от серебристой поверхности и прыгул на землю.</text:p>
      <text:p text:style-name="P38"><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8">Сброшенный обрубок лианы медленно извивался, стараясь найти опору, вокруг которой можно было бы обвиться. </text:p>
      <text:p text:style-name="P38"><text:span text:style-name="T5">– </text:span>Схватил бы за крыло <text:span text:style-name="T5">—</text:span> я бы не вырвался.</text:p>
      <text:p text:style-name="P38"><text:soft-page-break/>Я взглянул вверх. На металлической стенке чётко отпечатались четыре полукруга копыт. </text:p>
      <text:p text:style-name="P38"><text:span text:style-name="T5">–</text:span> И пришлось бы тебе за меня во дворце отдуваться.</text:p>
      <text:p text:style-name="P38"><text:span text:style-name="T5">–</text:span> Нашел что-нибудь интересное в развалинах?</text:p>
      <text:p text:style-name="P38"><text:span text:style-name="T5">–</text:span> А как же! Странное такое. Похожее на обезьяну. Но стройнее и грациознее. И оно было одето…</text:p>
      <text:p text:style-name="P38"><text:span text:style-name="T5">–</text:span> Одето?</text:p>
      <text:p text:style-name="P38"><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8"><text:span text:style-name="T5">–</text:span> Ещ одно неизвестное чудовище! <text:s/>Что-то их тут много развелось.</text:p>
      <text:p text:style-name="P38">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8">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8">Я забросил на спину перемётные сумки и дал команду сбора.</text:p>
      <text:p text:style-name="P38"><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8">“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8"><text:span text:style-name="T5">–</text:span> Вы ведь в неопасное место идёте, да?</text:p>
      <text:p text:style-name="P38"><text:span text:style-name="T5">–</text:span> Да, Силк Мэйн, в неопасное.</text:p>
      <text:p text:style-name="P38"><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8"><text:span text:style-name="T5">–</text:span> Силк, не волнуйся, если будет опасно, мы сразу же повернём. (И пойдём другой дорогой <text:span text:style-name="T5">—</text:span> додумал я).</text:p>
      <text:p text:style-name="P38">Силк Мэйн выпустила мою ногу, успокаиваясь. Я пошёл в казарму, а кобылки продолжали молча смотреть на меня...</text:p>
      <text:p text:style-name="P38">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8">Опять таки, шансы для Мэда и Калруса <text:s/>пройти через болото <text:span text:style-name="T5">—</text:span> ничтожны.</text:p>
      <text:p text:style-name="P38"><text:span text:style-name="T5">–</text:span> Возвращаемся, Мэдди, <text:span text:style-name="T5">–</text:span> решил я. <text:span text:style-name="T5">–</text:span> Намотрелись достаточно.</text:p>
      <text:p text:style-name="P38">Пусть принцесса считает меня трусом, пусть я больше не смогу взглянуть ей в глаза, но я должен сделать то, что делаю. Мы возвращаемся…</text:p>
      <text:p text:style-name="P38"><text:soft-page-break/></text:p>
      <text:h text:style-name="P105" text:outline-level="2">Продолжение ЛСД-чаепития</text:h>
      <text:p text:style-name="P38"/>
      <text:p text:style-name="P38"><text:s/>Так значит, своим появлением я невольно поспособствовал гибели особенного пони Луны? Мне очень жаль…</text:p>
      <text:p text:style-name="P38">Селестия через силу улыбнулась.</text:p>
      <text:p text:style-name="P38"><text:span text:style-name="T5">–</text:span> Пони умеют переносить тяготы, Макс. <text:span text:style-name="T5">–</text:span> Иначе бы мы не выжили. В нашей истории бывали очень тяжёлые времена.</text:p>
      <text:p text:style-name="P38">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8"><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8"><text:span text:style-name="T5">–</text:span> Нет, вполне тепло. <text:span text:style-name="T5">–</text:span> Я тоже встал с подушек размять затёкшие ноги.</text:p>
      <text:p text:style-name="P38"><text:span text:style-name="T5">–</text:span> Уборная там. <text:span text:style-name="T5">–</text:span> Селестия показала на неприметную дверцу за занавеской в углу.</text:p>
      <text:p text:style-name="P38"><text:span text:style-name="T5">–</text:span> Как ты догадалась? <text:span text:style-name="T5">–</text:span> <text:span text:style-name="T1">и</text:span>зумился я.</text:p>
      <text:p text:style-name="P38"><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8">Я притворил за собой дверь.</text:p>
      <text:p text:style-name="P38"><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8">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8"><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8"><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text:span><text:span text:style-name="T12">Принцесс. (тело Влада разбилось, но сущность успела перенестись в Эквестрию).</text:span><text:span text:style-name="T5">&gt;</text:span></text:p>
      <text:p text:style-name="P38">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8">Я присел рядом и она взглядом показала мне на вторую трубочку, выходящую из этого же графинчика.</text:p>
      <text:p text:style-name="P38"><text:span text:style-name="T5">–</text:span> То есть, Кимеринн видел человека у развалин замка?</text:p>
      <text:p text:style-name="P38"><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8"><text:span text:style-name="T5">–</text:span> Было что-то ещё?</text:p>
      <text:p text:style-name="P38"><text:soft-page-break/>Я чуть не закашлялся, попытавшись втянуть жидкость из трубочки. На поверку это оказался холодный дым с лимонно-мятным привкусом.</text:p>
      <text:p text:style-name="P38"><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8"><text:span text:style-name="T5">–</text:span> А кто-нибудь поблизости не заметил, как они исчезают?</text:p>
      <text:p text:style-name="P38"><text:span text:style-name="T5">–</text:span> Нет. Пропадают только пони без пары. Те, кто спят в одиночестве. Это началось полгода назад. Пропало уже больше сотни пони.</text:p>
      <text:p text:style-name="P38"/>
      <text:p text:style-name="P38"/>
      <text:p text:style-name="P38">Тут Селестия наклонила шею ко мне и прошептала в ухо:</text:p>
      <text:p text:style-name="P38"><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8">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8"><text:span text:style-name="T5">–</text:span> Тия, я…</text:p>
      <text:p text:style-name="P38"><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8">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8">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8">Селестия замолчала, потом медленно поднесла ко рту чашку с холодным чаем и сделала три глубоких глотка.</text:p>
      <text:p text:style-name="P38"><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8"><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8"><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8"/>
      <text:p text:style-name="P42"/>
      <text:p text:style-name="P38">Селестия встала и начала по очереди сгибать-разгибать ноги, разминая суставы.</text:p>
      <text:p text:style-name="P38"><text:span text:style-name="T5">–</text:span> Слишком поздно, <text:span text:style-name="T5">–</text:span> пробормотала она, глядя через панорамное окно на ночное небо. <text:span text:style-name="T5">–</text:span> Даже, <text:soft-page-break/>скорее, рано. Сестра скоро вернётся.</text:p>
      <text:p text:style-name="P38"><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8">Её образ расплывался, в голове стоял звон, звуки проникали в уши как будто через толстый слой ваты.</text:p>
      <text:p text:style-name="P38"><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38">мочь мне. Помочь всем нам. А сейчас иди, отдыхай.</text:p>
      <text:p text:style-name="P38"/>
      <text:h text:style-name="P105" text:outline-level="2">В библиотеке замка Селестии</text:h>
      <text:p text:style-name="P72"/>
      <text:p text:style-name="P46">“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8">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38">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8">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8"/>
      <text:h text:style-name="P105" text:outline-level="2">Понивилль</text:h>
      <text:p text:style-name="P38"/>
      <text:p text:style-name="P38">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8">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text:soft-page-break/>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9">***</text:p>
      <text:p text:style-name="P38"><text:span text:style-name="T5">–</text:span> Привет, Твайлайт Спаркл! Ещё не поздно?</text:p>
      <text:p text:style-name="P38"><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8">С Твайлайт я подружился за неделю общения в кантерлотском замке за обедами, пока она не отбыла в Понивилль.</text:p>
      <text:p text:style-name="P38"><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8"><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8">Твайлайт привыкла, что я так и не выучился называть Селестию по титулу, но сама не забывала об этом ни на миг.</text:p>
      <text:p text:style-name="P38"><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8"><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8"><text:span text:style-name="T5">–</text:span> М-м-м. В описании заклинания Свирл упоминал гармонию. Я и подумал, а что, если это кат-то связано с тобой и твоими друзьями?</text:p>
      <text:p text:style-name="P38"><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8"><text:span text:style-name="T5">–</text:span> М-м-м… “...на укрепление гармонии нашего континуума...”.</text:p>
      <text:p text:style-name="P38">Твайлайт начала в возбуждении ходить по читальному залу.</text:p>
      <text:p text:style-name="P38"><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38">Твайлайт, погружённая в свои мысли, не заметила вылезшего из своей корзинки зевающего Спайка.</text:p>
      <text:p text:style-name="P38"><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38"><text:span text:style-name="T5">–</text:span> Да нет, всё в порядке, Спайк. <text:span text:style-name="T5">–</text:span> Твайлайт потирала ушибленный нос.</text:p>
      <text:p text:style-name="P38">Дракончик кивнул и пошёл по направлению к уборной. Я смочил запасной носовой платок в кувшине с водой, выжал его и приложил к носу Твайлайт.</text:p>
      <text:p text:style-name="P38"><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8"><text:span text:style-name="T5">–</text:span> Да, логично, <text:span text:style-name="T5">–</text:span> сказала в нос Твайлайт. <text:span text:style-name="T5">–</text:span> Могла бы и сама догадаться.</text:p>
      <text:p text:style-name="P38"><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8"><text:span text:style-name="T5">–</text:span> Заклинания Свирла Бородатого обычно срабатывают без ошибок.</text:p>
      <text:p text:style-name="P38"><text:soft-page-break/><text:span text:style-name="T5">–</text:span> Если их правильно вызывают, <text:span text:style-name="T5">–</text:span> пробурчал возвратившийся Спайк, укладываясь в корзинку.</text:p>
      <text:p text:style-name="P38"><text:span text:style-name="T5">–</text:span> Что он имел ввиду?</text:p>
      <text:p text:style-name="P38"><text:span text:style-name="T5">–</text:span> Нууу, - Твайлайт смутилась, <text:span text:style-name="T5">–</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8"/>
      <text:p text:style-name="P38"><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8"><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8"><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8"><text:span text:style-name="T5">–</text:span> Нет, она мне ничего не говорила. Но, видишь ли, ваше королевство и вы сами описаны в моём мире в детском сериале.</text:p>
      <text:p text:style-name="P38"><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8">Я покачал головой.</text:p>
      <text:p text:style-name="P38"><text:span text:style-name="T5">–</text:span> Вряд ли кто-то из людей побывал здесь до меня. До вас ведь никто не вызывал это заклинание Свирла?</text:p>
      <text:p text:style-name="P38"><text:span text:style-name="T5">–</text:span> Нет. Собрание столь сильных магов запомнилось бы.</text:p>
      <text:p text:style-name="P38"><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8"><text:span text:style-name="T5">–</text:span> Вам нравятся рассказы про Эквестрию? <text:span text:style-name="T5">–</text:span> Твайлайт улыбнулась.</text:p>
      <text:p text:style-name="P38"><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8"><text:span text:style-name="T5">–</text:span> Брони?</text:p>
      <text:p text:style-name="P38"><text:span text:style-name="T5">–</text:span> Так называют себя поклонники этого детского сериала и вас самих <text:span text:style-name="T1">—</text:span> сериальных.</text:p>
      <text:p text:style-name="P38">Твайлайт зарделась.</text:p>
      <text:p text:style-name="P38"><text:span text:style-name="T5">–</text:span> Ого! У нас есть поклонники! Интересно было бы поговорить об этом с твоим другом.</text:p>
      <text:p text:style-name="P38"><text:span text:style-name="T5">–</text:span> Его нет. Он погиб полгода назад.</text:p>
      <text:p text:style-name="P38"><text:soft-page-break/><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8"><text:span text:style-name="T5">–</text:span> Всё в порядке, Твайлайт.</text:p>
      <text:p text:style-name="P38">Твайлайт подошла к нише у двери, зажгла небольшую горелку и поставила на неё небольшой изящный чайничек</text:p>
      <text:p text:style-name="P38"><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8">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8"><text:span text:style-name="T5">–</text:span> Нууу, я не думаю, что это описан наша Терра. У нас ничего подобного не водится.</text:p>
      <text:p text:style-name="P38"><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8"><text:span text:style-name="T5">–</text:span> Печенье испёк Спайк. Он на удивление искусный повар, когда на него находит вдохновение.</text:p>
      <text:p text:style-name="P38"><text:span text:style-name="T5">–</text:span> М-м-м. Вкусно. Очень вкусно.</text:p>
      <text:p text:style-name="P38">Я помолчал, собираясь с мыслями. Мысли собирались туго, но самое тупое решение мне пришло в голову ещё в Кантерлоте.</text:p>
      <text:p text:style-name="P38"><text:span text:style-name="T5">–</text:span> Я помню, ваша магия Элементов Гармонии обладает большой силой.</text:p>
      <text:p text:style-name="P38"><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8"><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8">Глаза Твайлайт в ужасе расширились. Она поперхнулась.</text:p>
      <text:p text:style-name="P38"><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8">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8"><text:span text:style-name="T5">–</text:span> Для восстановления гармонии, говришь, <text:span text:style-name="T5">–</text:span> я почесал затылок.</text:p>
      <text:p text:style-name="P38"><text:span text:style-name="T5">–</text:span> Ну да, это так. Большие возмущения гармонии можно исправить только с помощью… Ой!..</text:p>
      <text:p text:style-name="P38"><text:span text:style-name="T5">–</text:span> Угу, вот именно. Сейчас имеем “большое возмущение гармонии”.</text:p>
      <text:p text:style-name="P38">Твайлайт прижала копыта к вискам.</text:p>
      <text:p text:style-name="P38"><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8"><text:span text:style-name="T5">–</text:span> Найтмэр Мун и Дискорд не разорвались и не сгорели.</text:p>
      <text:p text:style-name="P38"><text:span text:style-name="T5">–</text:span> Они очень могущественные маги, одни из лучших. У них сильный антимагический иммунитет. К <text:soft-page-break/>тому же они биологически бессмертны.</text:p>
      <text:p text:style-name="P42"/>
      <text:p text:style-name="P38"><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2"/>
      <text:p text:style-name="P38"><text:span text:style-name="T5">–</text:span> Хорошо, у тебя есть какие-то встречные предложения?</text:p>
      <text:p text:style-name="P38">Твайлайт задумчиво прошлась вдоль книжной полки.</text:p>
      <text:p text:style-name="P38"><text:span text:style-name="T5">–</text:span> Мне надо поискать. Должно быть что-то подходящее для нашего случая. Я поищу в разделе психологиии и… призывания духов.</text:p>
      <text:p text:style-name="P38">Я рассмеялся.</text:p>
      <text:p text:style-name="P38"><text:span text:style-name="T5">–</text:span> Для духа я слишком материален.</text:p>
      <text:p text:style-name="P38"><text:span text:style-name="T5">–</text:span> Я знаю. Но ничего более подходящего в голову не приходит. Приходи завтра после обеда. Хорошо?</text:p>
      <text:p text:style-name="P38"><text:span text:style-name="T5">–</text:span> Хорошо, Твайлайт. Приду. Спокойной ночи!</text:p>
      <text:p text:style-name="P38"><text:span text:style-name="T5">–</text:span> Спокойной ночи, Макс!</text:p>
      <text:p text:style-name="P38"/>
      <text:h text:style-name="P105" text:outline-level="2">Знакомство с Элементами Гармонии</text:h>
      <text:p text:style-name="P38"/>
      <text:p text:style-name="P38">На следующий день я застал в библиотеке кроме Твайлайт ещё трёх кобылок.</text:p>
      <text:p text:style-name="P38"><text:span text:style-name="T1">–</text:span> Знакомься, Макс <text:span text:style-name="T1">–</text:span> начала представлять меня Твайлайт, <text:span text:style-name="T1">–</text:span> это Пинки Пай.</text:p>
      <text:p text:style-name="P38"><text:span text:style-name="T1">–</text:span> Очень приятно, Макс.</text:p>
      <text:p text:style-name="P38"><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8"><text:span text:style-name="T1">–</text:span> ...то Рэрити! <text:span text:style-name="T1">–</text:span> Твайлайт представила светлую единорожку, которая чуть склонила голову в приветствии.</text:p>
      <text:p text:style-name="P38"><text:span text:style-name="T1">–</text:span> Макс, <text:span text:style-name="T1">–</text:span> кивнул я ей в ответ.</text:p>
      <text:p text:style-name="P38"><text:span text:style-name="T1">–</text:span> Рэйнбоу Дэш! <text:span text:style-name="T1">–</text:span> голубая пегаска представилась сама, насмешливо наморщив нос.</text:p>
      <text:p text:style-name="P38"><text:span text:style-name="T1">–</text:span> Макс. <text:span text:style-name="T1">–</text:span> закончил представляться я.</text:p>
      <text:p text:style-name="P38">Твайлайт продолжила прерванную моим появлением беседу.</text:p>
      <text:p text:style-name="P38"><text:span text:style-name="T1">–</text:span> Как я вам уже рассказывала, заклинание Свирла вызвало сюда Макса. И он хочет нам помочь, но не знает, как.</text:p>
      <text:p text:style-name="P38">Голубая пегаска вомущённо фыркнула.</text:p>
      <text:p text:style-name="P38"><text:span text:style-name="T1">–</text:span> А нужно ли нам помогать? Сами как-нибудь справимся!</text:p>
      <text:p text:style-name="P38"><text:span text:style-name="T1">–</text:span> Но Дэш, дорогая, неужели ты думаешь, что Твайлайт и принцесса Селестия не перепробовали всё возможное?</text:p>
      <text:p text:style-name="P38"><text:span text:style-name="T1">–</text:span> Рэрити грациозно улеглась на подушку, пододвинув её к себе магией.</text:p>
      <text:p text:style-name="P38"><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8"><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8">Я ошеломлённо посмотрел на неё.</text:p>
      <text:p text:style-name="P38"><text:span text:style-name="T1">–</text:span> Откуда ты знаешь?</text:p>
      <text:p text:style-name="P38"><text:soft-page-break/><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8"><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8"><text:span text:style-name="T1">– </text:span>47 лет? Такой старый? <text:span text:style-name="T1">–</text:span> тихо произнесла Рэйнбоу Дэш с сомнением поглядывая на меня.</text:p>
      <text:p text:style-name="P38"><text:span text:style-name="T1">–</text:span> Не старый. У нас живут, в среднем, до 90-ти <text:span text:style-name="T1">–</text:span> 100-а лет.</text:p>
      <text:p text:style-name="P38"><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8"><text:span text:style-name="T1">–</text:span> Программы. Это такие… гм… заклинания. Ты пишешь программу, запускаешь её, а потом она делает что-то для тебя.</text:p>
      <text:p text:style-name="P38"><text:span text:style-name="T1">–</text:span> То есть, ты, типа, волшебник в своём мире?</text:p>
      <text:p text:style-name="P38"><text:span text:style-name="T1">–</text:span> Вряд ли меня так можно называть. Очень далёкие параллели. У нас совсем нет магии.</text:p>
      <text:p text:style-name="P38"><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8"><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8"><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8"><text:span text:style-name="T1">–</text:span> Одержимого чем? <text:span text:style-name="T1">–</text:span> спросила Рэрити.</text:p>
      <text:p text:style-name="P38"><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8">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8">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8"><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8">Твайлайт покачала головой.</text:p>
      <text:p text:style-name="P38"><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8"><text:span text:style-name="T1">–</text:span> Не одному? Почему?</text:p>
      <text:p text:style-name="P38"><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text:soft-page-break/>определится быстро.</text:p>
      <text:p text:style-name="P38"><text:span text:style-name="T1">–</text:span> Хм, интересно. А что чувствует снопроходец, находясь в чужом сне?</text:p>
      <text:p text:style-name="P38"><text:span text:style-name="T1">–</text:span> Он переживает всё как наяву. Есть ещё один... м-м-м… нюанс.</text:p>
      <text:p text:style-name="P38">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8"><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8"><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8"><text:span text:style-name="T1">–</text:span> Он исчез?</text:p>
      <text:p text:style-name="P38"><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8"><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8"><text:span text:style-name="T1">–</text:span> Ну… В общем, да. Надо ещё пригласить Эпплджек и Флаттершай.</text:p>
      <text:p text:style-name="P38"><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8"><text:span text:style-name="T1">–</text:span> О, Рэрити, спасибо-спасибо-спасибо! <text:span text:style-name="T1">–</text:span> Твайлайт обняла единорожку.</text:p>
      <text:p text:style-name="P38"><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8">Рэйнбоу Дэш развернулась к выходу из библиотеки.</text:p>
      <text:p text:style-name="P38"><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8"><text:span text:style-name="T1">–</text:span> Мне кажется, Макс, ты ей чем-то не нравишься, <text:span text:style-name="T1">–</text:span> заметила Рэрити.</text:p>
      <text:p text:style-name="P38"><text:span text:style-name="T1">–</text:span> А, по-моему, так наоборот, <text:span text:style-name="T1">–</text:span> хмыкнул Спайк, всё это время евший в сторонке какие-то сверкающие кристаллы.</text:p>
      <text:p text:style-name="P38"><text:span text:style-name="T1">–</text:span> Но довольно слов. Что нужно делать, дорогая? <text:span text:style-name="T1">–</text:span> обратилась Рэрити к Твайлайт.</text:p>
      <text:p text:style-name="P38"><text:span text:style-name="T1">–</text:span> До утра <text:span text:style-name="T1">—</text:span> ничего. Потом вам нужно лечь рядом и я вызову заклинание двойного сна.</text:p>
      <text:p text:style-name="P38"><text:span text:style-name="T1">–</text:span> Отлично, тогда я ещё успею привести себя в порядок. На все сто нужно выглядеть даже во сне. Тем более, в чужом.</text:p>
      <text:p text:style-name="P38">Рэрити вышла на улицу. Я поднялся с места.</text:p>
      <text:p text:style-name="P38"><text:span text:style-name="T1">–</text:span> Я тоже, пожалуй, пройдусь.</text:p>
      <text:p text:style-name="P38"><text:span text:style-name="T1">–</text:span> Далеко не уходи, Макс. Понивилль не такой уж и маленький, новичок в нём запросто может заблудиться.</text:p>
      <text:p text:style-name="P38"><text:span text:style-name="T1">–</text:span> Не волнуйся, Твайлайт. Пройдусь до железной дороги и обратно.</text:p>
      <text:p text:style-name="P38">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8">Дойдя до железной дороги, я пошёл вдоль неё, постепеннно выходя за пределы городка.</text:p>
      <text:p text:style-name="P38">Чувствительный толчок чуть выше пояса заставил меня сделать два шага вперёд, чтобы не упасть.</text:p>
      <text:p text:style-name="P38"><text:soft-page-break/>Я обернулся.</text:p>
      <text:p text:style-name="P38">Сзади стояла Рэйнбоу Дэш с растрёпанной от толчка чёлкой.</text:p>
      <text:p text:style-name="P38"><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8"><text:span text:style-name="T1">–</text:span> Рэйнбоу, успокойся. О чём ты?</text:p>
      <text:p text:style-name="P38">Она глядела сквозь чёлку куда-то мимо меня, отворачивая взгляд. Заднее копыто легонько притоптывало.</text:p>
      <text:p text:style-name="P38"><text:span text:style-name="T1">–</text:span> Ты знаешь, о чём. Должен знать, <text:span text:style-name="T1">–</text:span> отрезала она, ничего не объясняя.</text:p>
      <text:p text:style-name="P38"><text:span text:style-name="T1">–</text:span> Я не понимаю. Честно. Что ты чувствуешь?</text:p>
      <text:p text:style-name="P38">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8"/>
      <text:p text:style-name="P5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5" text:outline-level="2">Первый сеанс двойного сна. Рэрити</text:h>
      <text:p text:style-name="P38"/>
      <text:p text:style-name="P38"><text:span text:style-name="T5">&lt;</text:span><text:span text:style-name="T12">Макс сначала смотрит сон с Рэрити (чуть не умирает во время пробуждения из комы в </text:span><text:span text:style-name="T12">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8"><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38"/>
      <text:p text:style-name="P38">Когда я вернулся в библиотеку, Твайлайт и Спайк уже соорудили нечто вроде мягкого уголка на втором этаже.</text:p>
      <text:p text:style-name="P38"><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8"><text:span text:style-name="T5">–</text:span> Может, и поместимся. Но, вообще, я во сне верчусь.</text:p>
      <text:p text:style-name="P38"><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8"><text:span text:style-name="T5">–</text:span> Рэ-ри-тиии! - прошептал в восхищении Спайк.</text:p>
      <text:p text:style-name="P38">И было отчего.</text:p>
      <text:p text:style-name="P38">Что-то неуловимо изменилось в той единорожке, которую я видел ещё утром.</text:p>
      <text:p text:style-name="P38">Более строгий и отстранённый взгляд, поставленная осанка, чуть обозначенные макияжем ресницы и <text:soft-page-break/>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8"><text:span text:style-name="T5">–</text:span> Рэрити, ты выглядишь… Замечательно выглядишь! <text:span text:style-name="T5">–</text:span> растерянно пролепетала Твайлайт.</text:p>
      <text:p text:style-name="P38"><text:span text:style-name="T5">–</text:span> Дааааааа… Замечательно! <text:span text:style-name="T5">–</text:span> наконец-то смог закрыть рот <text:span text:style-name="T1">и втянуть слюни </text:span>Спайк.</text:p>
      <text:p text:style-name="P38"><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8"><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8"/>
      <text:p text:style-name="P38"><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8">Двух небольших понячьих матраса, сложенных вместе, мне вполне хватило, чтобы растянуться в полный рост и раскинуть руки крестом.</text:p>
      <text:p text:style-name="P38"><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8"><text:span text:style-name="T5">–</text:span> Я не слишком давлю? - прошептала мне на ухо единорожка.</text:p>
      <text:p text:style-name="P38">Её ресницы щекотали мне щёку и это было чертовски приятно. Ответить я не успел.</text:p>
      <text:p text:style-name="P38"><text:span text:style-name="T5">–</text:span> Готовы? <text:span text:style-name="T5">–</text:span> Спросила Твайлайт.</text:p>
      <text:p text:style-name="P38"><text:span text:style-name="T5">–</text:span> Я готова. <text:span text:style-name="T5">–</text:span> <text:span text:style-name="T1">о</text:span>тозвалась Рэрити.</text:p>
      <text:p text:style-name="P38"><text:span text:style-name="T5">–</text:span> Готов. <text:span text:style-name="T5">–</text:span> <text:span text:style-name="T1">с</text:span>казал я.</text:p>
      <text:p text:style-name="P38">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8"/>
      <text:h text:style-name="P105" text:outline-level="2">Сон Макса</text:h>
      <text:p text:style-name="P72"/>
      <text:p text:style-name="P38"><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text:span><text:span text:style-name="T12">отправились Пинки и РД. Последняя пара - ЭйДжей и Флатти - не успели из-за исчезновения Селестии.</text:span></text:p>
      <text:p text:style-name="P46">...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6"><text:span text:style-name="T5">–</text:span> Готова, <text:span text:style-name="T5">–</text:span> процедила она.</text:p>
      <text:p text:style-name="P46">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8"><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39">***</text:p>
      <text:p text:style-name="P38"><text:span text:style-name="T5">–</text:span> Вставай, Макс! <text:span text:style-name="T5">–</text:span> Маленькое копыто надавливало мне на грудь, делая энергичные круговые движения.</text:p>
      <text:p text:style-name="P38"><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8"><text:soft-page-break/><text:span text:style-name="T5">–</text:span> Мне не понравился цвет твоей мордочки. Ты стал слишком бледный. Я решила прервать твой сон. Как ты себя ...</text:p>
      <text:p text:style-name="P38"><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8"><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8"><text:span text:style-name="T5">–</text:span> Я в порядке. Что-то удалось узнать? <text:span text:style-name="T5">–</text:span> обратился я к Рэрити.</text:p>
      <text:p text:style-name="P38"><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8"><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8"><text:span text:style-name="T5">– </text:span>Да, Макс?</text:p>
      <text:p text:style-name="P38"><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8">Твайлайт растерялась.</text:p>
      <text:p text:style-name="P38"><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8"><text:span text:style-name="T5">–</text:span> Я помогу-у-у-у! <text:span text:style-name="T5">–</text:span> <text:span text:style-name="T1">з</text:span>апрыгала на месте Пинки.</text:p>
      <text:p text:style-name="P38"><text:span text:style-name="T5">–</text:span> Я помогу! <text:span text:style-name="T5">–</text:span> <text:span text:style-name="T1">н</text:span>еожиданно вызвалась Рэйнбоу Дэш, до этого безучастно наблюдавшая за нами.</text:p>
      <text:p text:style-name="P38"/>
      <text:p text:style-name="P47"/>
      <text:p text:style-name="P38"/>
      <text:p text:style-name="P38"><text:span text:style-name="T5">–</text:span> Я первая предложила! <text:span text:style-name="T5">–</text:span> возмутилась Пинки.</text:p>
      <text:p text:style-name="P38"><text:span text:style-name="T5">–</text:span> Предложила не ты, а Твайлайт. <text:span text:style-name="T5">–</text:span> <text:span text:style-name="T1">п</text:span>арировала Рэйнбоу Дэш.</text:p>
      <text:p text:style-name="P38"><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8"><text:span text:style-name="T5">–</text:span> Лады. <text:span text:style-name="T5">–</text:span> проворчала пегаска. <text:span text:style-name="T5">–</text:span> Приходи завтра на девять к библиотеке. Нет, лучше на десять.</text:p>
      <text:p text:style-name="P38"><text:span text:style-name="T5">–</text:span> Хорошо, Рэйнбоу Дэш. Договорились.</text:p>
      <text:p text:style-name="P38"><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8">Голубая пегаска фыркнула и скрылась в дневном небе.</text:p>
      <text:p text:style-name="P38"/>
      <text:h text:style-name="P105" text:outline-level="2">День с Пинки</text:h>
      <text:p text:style-name="P38"/>
      <text:p text:style-name="P38">…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8"><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text:soft-page-break/>неиссякаема.</text:p>
      <text:p text:style-name="P38"><text:span text:style-name="T5">–</text:span> Ффух! Дай отдышаться.</text:p>
      <text:p text:style-name="P38"><text:span text:style-name="T5">–</text:span> Устал? <text:span text:style-name="T5">–</text:span> <text:span text:style-name="T1">у</text:span>частливо спросила Пинки.</text:p>
      <text:p text:style-name="P38"><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8"><text:span text:style-name="T5">–</text:span> Да? Тогда пойдём перекусим.</text:p>
      <text:p text:style-name="P38">Манерный пони-оффициант выслушал наши пожелания и удалился.</text:p>
      <text:p text:style-name="P38"><text:span text:style-name="T5">–</text:span> А какой у тебя был образ жизни?</text:p>
      <text:p text:style-name="P38"><text:span text:style-name="T5">–</text:span> В основном, <text:span text:style-name="T1">э</text:span>сидячий.</text:p>
      <text:p text:style-name="P38"><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8"><text:span text:style-name="T5">–</text:span> А у нас сидячая работа в порядке вещей.</text:p>
      <text:p text:style-name="P38"><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8">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8"/>
      <text:p text:style-name="P38"><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38"><text:span text:style-name="T12">У Твайлайт после видения гибели Кимеринна появились морщинки возле глаз</text:span><text:span text:style-name="T5">&gt;</text:span></text:p>
      <text:p text:style-name="P38"/>
      <text:h text:style-name="P105" text:outline-level="2">День с Рэйнбоу Дэш</text:h>
      <text:p text:style-name="P38"/>
      <text:p text:style-name="P38">Я подошёл к библиотеке без десяти десять. Вокруг никого не было и я решил зайти в библиотеку поздороваться с Твайлайт.</text:p>
      <text:p text:style-name="P38"><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8"><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8"><text:span text:style-name="T5">–</text:span> Пошли, Рэйнбоу Дэш. А куда?</text:p>
      <text:p text:style-name="P38"><text:span text:style-name="T5">–</text:span> Слушай, зови меня Дэш. А то и мне придётся звать тебя полным именем, а я этого не выношу.</text:p>
      <text:p text:style-name="P38"><text:span text:style-name="T5">–</text:span> Договорились, Дэш. Так куда мы идём?</text:p>
      <text:p text:style-name="P38"><text:span text:style-name="T5">–</text:span> К <text:span text:style-name="T5">&lt;</text:span><text:span text:style-name="T12">водопаду</text:span><text:span text:style-name="T5">&gt;</text:span>. Там здоровски красивое место.</text:p>
      <text:p text:style-name="P38"><text:span text:style-name="T5">–</text:span> А я думал, ты хочешь показать мне Понивилль.</text:p>
      <text:p text:style-name="P38"><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8">Дэш повела меня из Понивилля вдоль железной дорог<text:span text:style-name="T1">и</text:span>.</text:p>
      <text:p text:style-name="P38">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text:soft-page-break/>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8">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8"><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8"><text:span text:style-name="T5">–</text:span> Дежа вю? Ты об этом?</text:p>
      <text:p text:style-name="P38"><text:span text:style-name="T5">– </text:span>Что? Какое ещё дежавю?</text:p>
      <text:p text:style-name="P38"><text:span text:style-name="T5">–</text:span> Ложные воспоминания. Ты помнишь о чём-то, чего на самом деле никогда не было.</text:p>
      <text:p text:style-name="P38"><text:span text:style-name="T5">–</text:span> Хм. Может, и дежавю… Может… А если всё же было? Но ты не помнишь когда и как?</text:p>
      <text:p text:style-name="P38"><text:span text:style-name="T5">–</text:span> Дэш, не говори загадками. Если хочешь услышать внятный ответ, задавай внятный вопрос.</text:p>
      <text:p text:style-name="P38"><text:span text:style-name="T5">–</text:span> Не готова я… задать внятный вопрос. <text:span text:style-name="T5">–</text:span> <text:span text:style-name="T1">п</text:span>робормотала пегаска. <text:span text:style-name="T5">–</text:span> Нам туда.</text:p>
      <text:p text:style-name="P38">Дэш указала на тропку, уводящую от путей в молодой берёзово-кленовый лесок.</text:p>
      <text:p text:style-name="P38"><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8"><text:span text:style-name="T5">–</text:span> Из меня бегун тот ещё. <text:s/>Я проплыть могу больше, чем пробежать.</text:p>
      <text:p text:style-name="P38"><text:span text:style-name="T5">–</text:span> Давай попробуем. Летать-то ты всё равно не сможешь.</text:p>
      <text:p text:style-name="P38">И мы побежали. Точнее, Дэш потрусила бойкой рысью, а я старался не отставать от неё, тяжёло шаркая мокасинами.</text:p>
      <text:p text:style-name="P38">Постепенно дышать становилось всё труднее, а ноги были всё тяжелее.</text:p>
      <text:p text:style-name="P38"><text:span text:style-name="T5">–</text:span> Всё, Дэш. Я больше не могу.</text:p>
      <text:p text:style-name="P38"><text:span text:style-name="T5">–</text:span> Ты шутишь? Мы и полмили не пробежали.</text:p>
      <text:p text:style-name="P38"><text:span text:style-name="T5">–</text:span> Понимаешь, бег <text:span text:style-name="T1">—</text:span> не моя сильная сторона. Никогда не умел долго бегать.</text:p>
      <text:p text:style-name="P38"><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8"><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8"><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8"><text:span text:style-name="T5">–</text:span> Мы можем вернуться. А это место ты покажешь мне в другой раз. Выберемся туда в двухдневный поход.</text:p>
      <text:p text:style-name="P38"><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8"><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8"><text:span text:style-name="T5">–</text:span> Сможешь меня удержать?</text:p>
      <text:p text:style-name="P38"><text:span text:style-name="T5">–</text:span> Ты про руки, что ли? Смогу. А зачем?</text:p>
      <text:p text:style-name="P38"><text:span text:style-name="T5">–</text:span> Тогда держи меня. За задние ноги.</text:p>
      <text:p text:style-name="P38">И Дэш поднялась в воздух, зависнув на высоте примерно двух метров.</text:p>
      <text:p text:style-name="P38">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8"><text:soft-page-break/><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8"><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8"><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8">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8">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8">Мы неслись так минут пять и у меня уже начали деревенеть кисти рук.</text:p>
      <text:p text:style-name="P38"><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8"><text:span text:style-name="T5">&lt;</text:span><text:span text:style-name="T12">Дэш расплачивается за Макса в кафе. Когда тот спрашивает, почему она и Пинки платят за него, </text:span><text:span text:style-name="T12">Дэш, вместо ответа, говорит:</text:span></text:p>
      <text:p text:style-name="P38"><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38"><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8">Вода оказалась прохладной, как на пляже в финской Суоменлинне в августе. И такой же прозрачной.</text:p>
      <text:p text:style-name="P38">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8">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8">Дэш, отчаяно молотя мокрыми крыльями, тащила меня к берегу. Брызги летели во все стороны. Воротник в её зубах потрескивал, но держался.</text:p>
      <text:p text:style-name="P38"><text:span text:style-name="T5">–</text:span> Ф-р-р-р. Тьфу! Бр-р-р.</text:p>
      <text:p text:style-name="P38">Дэш выплюнула меня на берег и сама упала рядом.</text:p>
      <text:p text:style-name="P38"><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8"><text:span text:style-name="T5">–</text:span> С чего ты взяла? Я умею.</text:p>
      <text:p text:style-name="P38"><text:span text:style-name="T5">–</text:span> Ты ушёл под воду! И не выныривал! <text:span text:style-name="T5">–</text:span> <text:span text:style-name="T1">о</text:span>т возмущения пегаска даже забыла дышать.</text:p>
      <text:p text:style-name="P38"><text:span text:style-name="T5">–</text:span> Я не выныривал, потому что решил поплавать под водой. Я, вообще, это дело люблю.</text:p>
      <text:p text:style-name="P38"><text:span text:style-name="T5">–</text:span> Что??! И ты не предупредил меня?!! Знаешь, как я испугалась?!! Ни одна пони без магии столько под водой не продержится!!</text:p>
      <text:p text:style-name="P38"><text:span text:style-name="T5">–</text:span> Ну, знаешь ли, ты же не предупредила, что меня ждёт купание в озере? Поэтому я не успел предупредить тебя.</text:p>
      <text:p text:style-name="P38"><text:soft-page-break/>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8"><text:span text:style-name="T5">–</text:span> Да. Это я виновата. Я дура. Извини, <text:span text:style-name="T5">–</text:span> тихо пробормотала Дэш. Было видно, с каким трудом даются ей эти слова.</text:p>
      <text:p text:style-name="P38">Мне стало смешно. Я уселся рядом, притянул её шею к себе и взъерошил ей мокрую чёлку.</text:p>
      <text:p text:style-name="P38"><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8"><text:span text:style-name="T5">&lt;</text:span><text:span text:style-name="T12">В Кантерлоте Макс присутствует на церемонии прощания с Кимеринном</text:span><text:span text:style-name="T5">&gt;</text:span></text:p>
      <text:p text:style-name="P38">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8">Что я и сделал.</text:p>
      <text:p text:style-name="P38">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8"><text:span text:style-name="T5">–</text:span> Ух ты! <text:span text:style-name="T5">–</text:span> <text:span text:style-name="T1">о</text:span>т открывшегося вида захватило дух.</text:p>
      <text:p text:style-name="P38">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8"><text:span text:style-name="T5">–</text:span> Как тут…</text:p>
      <text:p text:style-name="P38"><text:span text:style-name="T5">–</text:span> Красиво, правда? <text:span text:style-name="T5">–</text:span> Дэш отследила мой взгляд и кивнула.</text:p>
      <text:p text:style-name="P38"><text:span text:style-name="T5">–</text:span> Красиво <text:span text:style-name="T1">—</text:span> это не то <text:span text:style-name="T1">чувство</text:span>. Тут чудесно! Просто слов нет…</text:p>
      <text:p text:style-name="P38"><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8"><text:span text:style-name="T5">–</text:span> А сейчас? Сейчас у тебя есть такое чувство?</text:p>
      <text:p text:style-name="P38"><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8">Я покачал головой.</text:p>
      <text:p text:style-name="P38"><text:span text:style-name="T5">–</text:span> Это исключено, Дэш. Я никак не мог повстречаться с тобой в своём мире.</text:p>
      <text:p text:style-name="P38"><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8">Мне и вправду было холодно. Хотя ясно светило солнце, мокрая одежда и ветер, задувающий под крыло пегаски, не давали согреться.</text:p>
      <text:p text:style-name="P38"><text:span text:style-name="T5">–</text:span> Тебе надо просушить шерсть. Снимай-ка одежду! <text:span text:style-name="T5">–</text:span> <text:span text:style-name="T1">с</text:span>командовала Дэш.</text:p>
      <text:p text:style-name="P38"><text:span text:style-name="T5">–</text:span> У меня нет шерсти. Хотя ты права, одежду нужно просушить.</text:p>
      <text:p text:style-name="P38">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8"><text:span text:style-name="T5">–</text:span> Куда это ты спрятался? <text:span text:style-name="T5">–</text:span> <text:span text:style-name="T1">з</text:span>аросли вербы раздвинулись, пропуская пегаску.</text:p>
      <text:p text:style-name="P38"><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8"><text:soft-page-break/>Дэш удивлённо наблюдала за этой суматохой.</text:p>
      <text:p text:style-name="P38"><text:span text:style-name="T5">–</text:span> Ты чего? <text:span text:style-name="T5">–</text:span> <text:span text:style-name="T1">в</text:span> конце-концов озадаченно спросила она. <text:span text:style-name="T5">–</text:span> Что-то не так?</text:p>
      <text:p text:style-name="P38"><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8"><text:span text:style-name="T5">–</text:span> А с кем не так? Со мной? С тобой? Или вообще? <text:span text:style-name="T5">–</text:span> <text:span text:style-name="T1">д</text:span>опытывалась пегаска.</text:p>
      <text:p text:style-name="P38"><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8"><text:span text:style-name="T5">–</text:span> Ну и?</text:p>
      <text:p text:style-name="P38"><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8"><text:span text:style-name="T5">–</text:span> А какой смысл в этом правиле? Какую цель оно преследует?</text:p>
      <text:p text:style-name="P38"><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8"><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8"><text:span text:style-name="T5">–</text:span> Вот видишь, ты меня правильно поняла. Описанные тобой табу у нас, кстати, тоже есть.</text:p>
      <text:p text:style-name="P38"><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8">С этими словами она просунула шею мне за спину и дёрнула зубами за узел из рукавов куртки. Узел ослаб.</text:p>
      <text:p text:style-name="P38"><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8">От рывка я сел на песок, выпустив куртку. Дэш закинула её повыше на куст и повернулась ко мне.</text:p>
      <text:p text:style-name="P38"/>
      <text:p text:style-name="P38"><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42"/>
      <text:p text:style-name="P38"><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38">Я не ответил.</text:p>
      <text:p text:style-name="P38">Пегаска подошла поближе и села, прижавшись тёплым боком ко мне.</text:p>
      <text:p text:style-name="P38"><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8">Пегаска участливо попыталась просунуть нос мне под руку, пытаясь оторвать моё лицо от колен.</text:p>
      <text:p text:style-name="P38"><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8"><text:soft-page-break/>Я в ответ облапил её и уткнулся носом ей в шею, заодно вытерев об неё слёзы смеха.</text:p>
      <text:p text:style-name="P38"><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8">Вдоволь отсмеявшись, Дэш ткнула меня носом в грудь и спросила:</text:p>
      <text:p text:style-name="P38"><text:span text:style-name="T5">–</text:span> И?</text:p>
      <text:p text:style-name="P38"><text:span text:style-name="T5">–</text:span> Что “и”?</text:p>
      <text:p text:style-name="P38"><text:span text:style-name="T5">–</text:span> Ты сказал: “ А под конец сорвать штаны и…” <text:span text:style-name="T5">–</text:span> вот я и хочу знать, что “и”?</text:p>
      <text:p text:style-name="P38">Я смутился.</text:p>
      <text:p text:style-name="P38"><text:span text:style-name="T5">–</text:span> Да ничего… Не бери в голову.</text:p>
      <text:p text:style-name="P38"><text:span text:style-name="T5">–</text:span> А я хочу брать! Какой ты всё-таки… <text:span text:style-name="T5">–</text:span> Дэш встала, потянувшись сначала передней половиной, потом задней.</text:p>
      <text:p text:style-name="P38"><text:span text:style-name="T5">–</text:span> Какой?</text:p>
      <text:p text:style-name="P38"><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8"><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8">Я глядел на пегаску и не мог поверить, что она мне предлагает…</text:p>
      <text:p text:style-name="P38"><text:span text:style-name="T5">–</text:span> Дэш, ты..?</text:p>
      <text:p text:style-name="P38"><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8">Я просто смотрел на неё и молчал. В голове было пусто.</text:p>
      <text:p text:style-name="P38">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8">К чёрту всё!</text:p>
      <text:p text:style-name="P38"><text:span text:style-name="T5">–</text:span> Дэш!</text:p>
      <text:p text:style-name="P38"><text:span text:style-name="T5">–</text:span> Да? <text:span text:style-name="T5">–</text:span> как-то тихо и печально отозвалась пегаска, снова наклонившись ко мне.</text:p>
      <text:p text:style-name="P38">Я привстал на локте, притянул её голову к себе и поцеловал.</text:p>
      <text:p text:style-name="P38">Медленно, как в замедленной съёмке, сгибая ноги, Дэш опустилась на меня, издав протяжный вздох и расслабив крылья.</text:p>
      <text:p text:style-name="P38"><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8"><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8"><text:span text:style-name="T5">–</text:span> Ничего себе!</text:p>
      <text:p text:style-name="P38"><text:span text:style-name="T5">–</text:span> А ты как думал, откуда взялись пони-пегасы и пони-единороги?</text:p>
      <text:p text:style-name="P38"><text:span text:style-name="T5">–</text:span> Я думал, они всегда были.</text:p>
      <text:p text:style-name="P38"><text:span text:style-name="T5">–</text:span> Не всегда. Пегасы произошли от земных пони и грифонов. Пони-единороги <text:span text:style-name="T5">–</text:span> от земных пони и диких единорогов.</text:p>
      <text:p text:style-name="P38"><text:span text:style-name="T5">–</text:span> А что это за дикие единороги?</text:p>
      <text:p text:style-name="P38"><text:span text:style-name="T5">–</text:span> Сейчас они почти не встречаются. У них хвосты как у льва <text:span text:style-name="T1">—</text:span> с кисточкой на конце. И раздвоенные <text:soft-page-break/>копыта.</text:p>
      <text:p text:style-name="P38"><text:span text:style-name="T5">–</text:span> А аликорны от кого произошли? От пегасов и единорогов?</text:p>
      <text:p text:style-name="P38"><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8"><text:span text:style-name="T5">–</text:span> Что ж, спасибо, что просветила. Однако…</text:p>
      <text:p text:style-name="P38"><text:span text:style-name="T5">–</text:span> Что?</text:p>
      <text:p text:style-name="P38"><text:span text:style-name="T5">–</text:span> Ты лежишь на мне.</text:p>
      <text:p text:style-name="P38"><text:span text:style-name="T5">–</text:span> Ну да, лежу, <text:span text:style-name="T5">–</text:span> Дэш ехидно улыбнулась и заёрзала животом. <text:span text:style-name="T5">–</text:span> А что?</text:p>
      <text:p text:style-name="P38"><text:span text:style-name="T5">–</text:span> А то, что в таком положении я до тебя не достану! У тебя слишком высоко расположена... ммм… анатомия.</text:p>
      <text:p text:style-name="P38"><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8">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8"><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8">Пегаска замерла и прикоснулась своим носом к моему.</text:p>
      <text:p text:style-name="P38"><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8">Я начал почёсывать её шею у основания гривы. Её грива щекотала мне грудь и я перебросил её на другую сторону.</text:p>
      <text:p text:style-name="P38"><text:span text:style-name="T5">–</text:span> Не страшно. Но чертовски необычно.</text:p>
      <text:p text:style-name="P38">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8"><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8"><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8"><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8"><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8"><text:span text:style-name="T5">–</text:span> Дэш, <text:span text:style-name="T5">–</text:span> рассмеялся я, <text:span text:style-name="T5">–</text:span> отпусти ухо!</text:p>
      <text:p text:style-name="P38"><text:span text:style-name="T5">–</text:span> Отпускаю, <text:span text:style-name="T5">–</text:span> шепнула пегаска мне в ухо. <text:span text:style-name="T5">–</text:span> А ты вытаскивай из меня палец и займись делом.</text:p>
      <text:p text:style-name="P38">С этими словами пегаска встала.</text:p>
      <text:p text:style-name="P39">***</text:p>
      <text:p text:style-name="P38">Последние полчаса мы просто лежали на пляже и нежились под вечерним солнцем, когда Дэш <text:soft-page-break/>вскочила на ноги.</text:p>
      <text:p text:style-name="P38"><text:span text:style-name="T5">–</text:span> Мы опаздываем! Рэрити назначила на восемь часов вечера у Твайлайт!</text:p>
      <text:p text:style-name="P38"><text:span text:style-name="T5">&lt;</text:span><text:span text:style-name="T12">Р/Д отправляется в сон до Рэрити и там вспоминает Леро/Листа.</text:span><text:span text:style-name="T5">&gt;</text:span></text:p>
      <text:p text:style-name="P38">Пока я одевался, пегаска в нетерпении рыла копытом землю.</text:p>
      <text:p text:style-name="P38"><text:span text:style-name="T5">–</text:span> Оделся? Хватайся! <text:span text:style-name="T5">–</text:span> Дэш подпрыгнула и зависла у меня над головой, давая схватиться за ноги.</text:p>
      <text:p text:style-name="P38">И мы понеслись…</text:p>
      <text:p text:style-name="P38"/>
      <text:h text:style-name="P105" text:outline-level="2">Сон Рэрити</text:h>
      <text:p text:style-name="P38"/>
      <text:p text:style-name="P38">… в огромном пустом пространстве, а меня окружают звёзды, <text:span text:style-name="T1">–</text:span> рассказывала Рэрити, когда мы с пегаской вломились в библиотеку.</text:p>
      <text:p text:style-name="P38"><text:span text:style-name="T1">–</text:span> Привет Макс, - кивнула она мне.</text:p>
      <text:p text:style-name="P38">Рэрити перевела взгляд с меня на взъерошенную пегаску и недоверчиво сморщила носик.</text:p>
      <text:p text:style-name="P38"><text:span text:style-name="T1">–</text:span> Боже, какие страсти! - прошептала она.</text:p>
      <text:p text:style-name="P38">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8"><text:span text:style-name="T1">–</text:span> Ну так вот, <text:span text:style-name="T1">–</text:span> продолжила Рэрити, <text:span text:style-name="T1">–</text:span> в этом космосе вдруг появилась звёздочка...</text:p>
      <text:p text:style-name="P38"/>
      <text:p text:style-name="P38"><text:span text:style-name="T5">&lt;</text:span><text:span text:style-name="T12">Вкратце суть сна Рэрити.</text:span></text:p>
      <text:p text:style-name="P38"><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38"><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38"><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38"><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8"/>
      <text:p text:style-name="P39">***</text:p>
      <text:p text:style-name="P38">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8">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8">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8">“Как интересно” - подумала единорожка. “Немного похоже на светлячков в огромной паутине. Что это может быть?”</text:p>
      <text:p text:style-name="P38">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8"><text:soft-page-break/>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8">Наконец она собралась с духом и прыгнула в матовую гладь.</text:p>
      <text:p text:style-name="P38">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8">Внезапно он открыл глаза и посмотрел на экран. В глазах его отражалась цепочка пони, как у прыгнувшей за миг до того в экран пони.</text:p>
      <text:p text:style-name="P38">Рябь экрана разглаживалась, он постепенно становился непрозрачно-матовым. Так же угасало отражение светящейся цепочки в глазах у юноши.</text:p>
      <text:p text:style-name="P38"/>
      <text:p text:style-name="P38"><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42"/>
      <text:p text:style-name="P38"><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8"><text:span text:style-name="T5">–</text:span> Да? Что “тут”? <text:span text:style-name="T5">–</text:span> Твайлайт была вся внимание.</text:p>
      <text:p text:style-name="P38"><text:span text:style-name="T5">–</text:span> Тут я проснулась.</text:p>
      <text:p text:style-name="P38"><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8">(<text:span text:style-name="T5">&lt;</text:span><text:span text:style-name="T12">согласовать с тем, что говорил Анакорн о Р/Д</text:span><text:span text:style-name="T5">&gt;</text:span>). </text:p>
      <text:p text:style-name="P38">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8"><text:span text:style-name="T1">Т</text:span>вайлайт в возбуждении ходила кругами по читальному залу.</text:p>
      <text:p text:style-name="P38"><text:span text:style-name="T5">–</text:span> Та цепочка пони, уходящих в экран… Рэрити, опиши, пожалуйста, что ты видела за экраном? Как можно более детально.</text:p>
      <text:p text:style-name="P38">Единорожка наморщила лоб, вспоминая.</text:p>
      <text:p text:style-name="P38"><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2"/>
      <text:p text:style-name="P38"><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38"><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38"/>
      <text:p text:style-name="P38"><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8"><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8"><text:soft-page-break/><text:span text:style-name="T5">–</text:span> Кто <text:span text:style-name="T5">—</text:span> она? <text:span text:style-name="T5">–</text:span> повернулась Твайлайт.</text:p>
      <text:p text:style-name="P38"><text:span text:style-name="T5">–</text:span> Её Высочество, принцесса Селестия...</text:p>
      <text:p text:style-name="P38"/>
      <text:p text:style-name="P38"><text:span text:style-name="T5">&lt;</text:span><text:span text:style-name="T12">Подходя к замку Принцесс, Дэш рассказывает Максу обо сне, который она утаила - с Леро.</text:span><text:span text:style-name="T5">&gt;</text:span> </text:p>
      <text:p text:style-name="P38"/>
      <text:p text:style-name="P38"><text:span text:style-name="T5">&lt;</text:span><text:span text:style-name="T12">Кто следующий готов рассказывать?</text:span></text:p>
      <text:p text:style-name="P46">Пинки дёрнулась на месте, но промолчала.</text:p>
      <text:p text:style-name="P38"><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38"/>
      <text:p text:style-name="P38"><text:span text:style-name="T5">&lt;</text:span><text:span text:style-name="T12">Сон РД:</text:span></text:p>
      <text:p text:style-name="P46">...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6">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6">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8"><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text:span><text:span text:style-name="T12">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2"/>
      <text:p text:style-name="P38"><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8"><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8"/>
      <text:h text:style-name="P105" text:outline-level="2">Первый сон РД. Рекурсия</text:h>
      <text:p text:style-name="P38"/>
      <text:p text:style-name="P38">Рэйнбоу Дэш проснулась от настойчивого лучика, прорвавшегося сквозь облачные занавески и заглядывавшего ей прямо под чёлку.</text:p>
      <text:p text:style-name="P38"><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8">С размаху заставив проклятую машинку замолчать, Дэш принялась вспоминать, по какому поводу она выставила будильник вчера.</text:p>
      <text:p text:style-name="P38">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text:soft-page-break/>подруг…</text:p>
      <text:p text:style-name="P38">В библиотеке Твайлайт уже беседовала с Рэрити и Пинки, одновременно перелистывая толстый фолиант.</text:p>
      <text:p text:style-name="P38"><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38"><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8">В этот момент дверь в библиотеку открылась и в проёме показался Он.</text:p>
      <text:p text:style-name="P38"/>
      <text:p text:style-name="P38"><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46"><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6"><text:span text:style-name="T5">–</text:span> А водку у вас принято пить?</text:p>
      <text:p text:style-name="P38"><text:span text:style-name="T15">–</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5">–</text:span><text:span text:style-name="T12"> Засмеялась Селестия. </text:span><text:span text:style-name="T15">–</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8"/>
      <text:p text:style-name="P38">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8"><text:span text:style-name="T5">–</text:span> Знакомься, Макс, <text:span text:style-name="T5">–</text:span> начала представлять человека Твайлайт. <text:span text:style-name="T5">–</text:span> Это Пинки Пай…</text:p>
      <text:p text:style-name="P38"><text:span text:style-name="T5">–</text:span> Очень приятно, Макс.</text:p>
      <text:p text:style-name="P44">“Макс? Его зовут Макс? Я помню его под другим именем. У него было двухсложное имя. Не помню…”</text:p>
      <text:p text:style-name="P38"><text:span text:style-name="T5">–</text:span> Рэрити. <text:span text:style-name="T5">–</text:span> Твайлайт представила светло-серую единорожку, которая чуть склонила голову в приветствии.</text:p>
      <text:p text:style-name="P38"><text:span text:style-name="T5">–</text:span> Макс. <text:span text:style-name="T5">–</text:span> <text:span text:style-name="T1">к</text:span>ивнул ей в ответ человек.</text:p>
      <text:p text:style-name="P44">“И волосы у него были длинные… И была шерсть на лице… Но глаза - глаза те же…”</text:p>
      <text:p text:style-name="P38">Макс повернулся к ней.</text:p>
      <text:p text:style-name="P38"><text:span text:style-name="T5">–</text:span> Рэйнбоу Дэш. <text:span text:style-name="T5">–</text:span> <text:span text:style-name="T1">п</text:span>редставилась Дэш, всё ещё пытаясь вспомнить нечто ускользающее.</text:p>
      <text:p text:style-name="P38"><text:span text:style-name="T5">–</text:span> Макс. <text:span text:style-name="T5">–</text:span> <text:span text:style-name="T1">з</text:span>акончил представляться человек.</text:p>
      <text:p text:style-name="P44">“Леро! Его звали Леро!”</text:p>
      <text:p text:style-name="P38">Картинка перед глазами Дэш поплыла…</text:p>
      <text:p text:style-name="P38"/>
      <text:h text:style-name="P105" text:outline-level="2">Второй сон РД. Праздник опавших листьев</text:h>
      <text:p text:style-name="P38"/>
      <text:p text:style-name="P38">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text:soft-page-break/>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8"><text:span text:style-name="T5">–</text:span> Ну это мы ещё посмотрим, <text:span text:style-name="T5">–</text:span> сцепив зубы, зло прищурилась пегаска.</text:p>
      <text:p text:style-name="P38"/>
      <text:h text:style-name="P105" text:outline-level="2">Третий сон РД. Fallout</text:h>
      <text:p text:style-name="P38"/>
      <text:p text:style-name="P38">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8">Острая боль уже давно превратилась в тупую, лишь изредка напоминая о себе, когда крыло встречало неровности почвы.</text:p>
      <text:p text:style-name="P38">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8">“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8">Тут Дэш заметила, что перестала чувствовать боль. Она выгнула шею и, присмотревшись, обнаружила две маленькие дырочки на крыле.</text:p>
      <text:p text:style-name="P38">“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8"/>
      <text:p text:style-name="P38"><text:span text:style-name="T5">&lt;</text:span><text:span text:style-name="T12">Концепция абсолютного зла. Вычеркнуть кого-то из бытия.</text:span></text:p>
      <text:p text:style-name="P38"><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38"/>
      <text:h text:style-name="P105" text:outline-level="2">Четвёртый сон РД. Объединяющий</text:h>
      <text:p text:style-name="P38"/>
      <text:p text:style-name="P38">Рэйнбоу Дэш встала и посмотрела на застывшее внизу тело.</text:p>
      <text:p text:style-name="P44">“Значит, всё. Вот как это бывает.”</text:p>
      <text:p text:style-name="P38">Она расправила левое крыло.</text:p>
      <text:p text:style-name="P44">“По-крайней мере, я снова могу летать. Пусть и в Мире Зелёных Лугов”.</text:p>
      <text:p text:style-name="P38">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8">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text:soft-page-break/>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8">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8">От множества проносящихся перед глазами сцен у РД начала раскалываться голова. Она отчаянно забила крыльями, набирая высоту.</text:p>
      <text:p text:style-name="P38">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9">***</text:p>
      <text:p text:style-name="P38"><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8"><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8"><text:span text:style-name="T5">–</text:span> Что такое “рекурсивный сон”?</text:p>
      <text:p text:style-name="P38"><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8">Пинки не ответила. Она то копыта к глазам, то принималось яростно тереть виски и трясти головой.</text:p>
      <text:p text:style-name="P38"><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8"><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8"><text:span text:style-name="T5">–</text:span> Дайте ей рассказать сон, <text:span text:style-name="T5">–</text:span> протиснулась между подруг РД. <text:span text:style-name="T5">–</text:span> Что ты…</text:p>
      <text:p text:style-name="P38"><text:span text:style-name="T5">–</text:span> А<text:span text:style-name="T1">АА</text:span>!!! <text:span text:style-name="T5">–</text:span> Пинки тонко вскрикнула и затряслась, глядя на РД полными ужаса глазами.</text:p>
      <text:p text:style-name="P38"><text:span text:style-name="T5">–</text:span> Ты чего? <text:span text:style-name="T5">–</text:span> Удивилась РД.</text:p>
      <text:p text:style-name="P38">Пинки свернулась калачиком на полу, обхватив голову и, закрыв глаза, принялась бормотать скороговоркой.</text:p>
      <text:p text:style-name="P38"><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8"><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8"><text:span text:style-name="T5">–</text:span> Если тебе тяжело вспоминать сон, не мучайся, <text:span text:style-name="T5">–</text:span> обратилась Твайлайт.</text:p>
      <text:p text:style-name="P38"><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8"><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8"><text:soft-page-break/><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8"><text:span text:style-name="T5">–</text:span> А кто такая “Она”? <text:span text:style-name="T5">–</text:span> не выдержала Дэш.</text:p>
      <text:p text:style-name="P38"><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8"><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8"><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8">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8"><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38"/>
      <text:p text:style-name="P38"><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38"/>
      <text:h text:style-name="P105" text:outline-level="2">Исчезновение Селестии</text:h>
      <text:p text:style-name="P46">Для помощи в открытии коридора в мир Макса, находят в горах Дискорда и упрашивают его помочь.</text:p>
      <text:p text:style-name="P38"><text:span text:style-name="T5">–</text:span> И в твоём мире нет пони-пегасов и пони-единорогов? Есть только земнопони? <text:span text:style-name="T5">–</text:span> допытывалась РД.</text:p>
      <text:p text:style-name="P38"><text:span text:style-name="T5">–</text:span> По большому счёту, земнопони тоже нет. Наши пони и лошади неразумны. И в них нет ни капли магии…</text:p>
      <text:p text:style-name="P38">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8"><text:span text:style-name="T5">–</text:span> Ну хорошо, а кто вами правит? Аликорн? Драконикус? Какой-нибудь человек с рогом во лбу? Или у вас нет правителя?</text:p>
      <text:p text:style-name="P38"><text:span text:style-name="T5">–</text:span> Нет, почему? Правитель есть. Только он не постоянный. Его избирают. Раз в несколько лет.</text:p>
      <text:p text:style-name="P38"><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38">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8">Сосредоточиться мешал шум. Сначала это была тихая дробь на грани слышимости, но постепенно она переросла в звонкое цоканье.</text:p>
      <text:p text:style-name="P38"><text:span text:style-name="T5">–</text:span> Хм. Узнаю походку Твайлайт. Что-то случилось. <text:span text:style-name="T5">–</text:span> заметила <text:span text:style-name="T1">пегаска</text:span>.</text:p>
      <text:p text:style-name="P38">И впрямь, на запыхавшейся единорожке лица не было.</text:p>
      <text:p text:style-name="P38"><text:span text:style-name="T5">–</text:span> Она исчезла!!! <text:span text:style-name="T5">–</text:span> Твайлайт не могла отдышаться.</text:p>
      <text:p text:style-name="P38"><text:span text:style-name="T5">–</text:span> Кто <text:span text:style-name="T1">—</text:span> она??? <text:span text:style-name="T5">–</text:span> <text:span text:style-name="T1">х</text:span>ором воскликнули мы и переглянулись.</text:p>
      <text:p text:style-name="P38"><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8"><text:soft-page-break/><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8"><text:span text:style-name="T5">–</text:span> Никаких поездов. Луна прислала за нами воздушную колесницу. Созывай подруг. Собираемся у меня в 18.00.</text:p>
      <text:p text:style-name="P38">Колесница приземлилась прямо на открытую площадку замка. Не мешкая ни секунды, стража проводила пассажиров в покои принцессы Луны.</text:p>
      <text:p text:style-name="P38"><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8"><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8"><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8">Я покачал головой.</text:p>
      <text:p text:style-name="P38"><text:span text:style-name="T5">–</text:span> Не могу ничем помочь. Я знаю не больше твоего.</text:p>
      <text:p text:style-name="P38">Луна как будто ожидала такой ответ.</text:p>
      <text:p text:style-name="P38"><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8"><text:span text:style-name="T5">–</text:span> Приложу все усилия, Ваше Высочество. Но мне понадобится провести некоторое время в библиотеке Кантерлота.</text:p>
      <text:p text:style-name="P38"><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8"/>
      <text:h text:style-name="P105" text:outline-level="2">Поиск решения</text:h>
      <text:p text:style-name="P72"/>
      <text:p text:style-name="P38"><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8"><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8"><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8">В этот момент в воздухе прозвучал хлопок, и у меня перед носом возник небольшой свиток, исписанный каллиграфическим почерком.</text:p>
      <text:p text:style-name="P38">Свиток плавно опустился мне в руки.</text:p>
      <text:p text:style-name="P38">“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8">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9"><text:soft-page-break/>***</text:p>
      <text:p text:style-name="P38"><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8"><text:span text:style-name="T1">–</text:span> У нас нет волшебников, <text:span text:style-name="T1">–</text:span> возразил я.</text:p>
      <text:p text:style-name="P38"><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8">Спорить со старым змеем было сложно, поэтому я переключил внимание на Твайлайт.</text:p>
      <text:p text:style-name="P38"><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8"><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8"><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8"><text:span text:style-name="T1">–</text:span> А как мы узнаем, когда будет нужное время? План ненадёжен. <text:span text:style-name="T1">–</text:span> <text:span text:style-name="T1">з</text:span>асомневалась Луна.</text:p>
      <text:p text:style-name="P38"><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2"/>
      <text:p text:style-name="P38"><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2"/>
      <text:p text:style-name="P38"><text:span text:style-name="T5">&lt;</text:span><text:span text:style-name="T12">Ночной разговор с Луной перед походом к замку принцесс. Луна спрашивает Макса, в чём его </text:span><text:span text:style-name="T12">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text:span><text:span text:style-name="T12">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8"><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38"/>
      <text:h text:style-name="P105" text:outline-level="2">Поход к замку Принцес-2</text:h>
      <text:p text:style-name="P38"/>
      <text:p text:style-name="P38">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8"><text:soft-page-break/>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8"><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8"><text:span text:style-name="T1">–</text:span> Это значит, что мы совсем близко от замка. От того остова замок должен быть виден, <text:span text:style-name="T1">–</text:span> прошептала Луна.</text:p>
      <text:p text:style-name="P38">На металлическом боку остова были отчётливо видны четыре вмятины <text:span text:style-name="T5">—</text:span> место торможения Кимеринна.</text:p>
      <text:p text:style-name="P38">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8">Я внимательно осмотрел покорёженный остов. </text:p>
      <text:p text:style-name="P38">”...eing” <text:span text:style-name="T5">—</text:span> виднелось под листвой плюща.</text:p>
      <text:p text:style-name="P38">“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38">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8">Кобылки о чём-то спорили, в то время как стражники пытались нащупать брод.</text:p>
      <text:p text:style-name="P38"><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8"><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8"><text:span text:style-name="T1">–</text:span> Кимеринн погиб от тентаклиан, <text:span text:style-name="T1">–</text:span> тихо заметила Луна. <text:span text:style-name="T1">–</text:span> Ждите меня здесь.</text:p>
      <text:p text:style-name="P38">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8">Тяжело дыша, Луна вернулась.</text:p>
      <text:p text:style-name="P42"/>
      <text:p text:style-name="P38"><text:span text:style-name="T5">&lt;</text:span><text:span text:style-name="T12">высоко летать нельзя из-за молний</text:span><text:span text:style-name="T5">&gt;</text:span></text:p>
      <text:p text:style-name="P42"/>
      <text:p text:style-name="P38"><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8">Её голос заглушил протяжный стон металла.</text:p>
      <text:p text:style-name="P38">Остов самолёта выпрямился и, чуть приподнявшись над землёй, сразу же опустился.</text:p>
      <text:p text:style-name="P38"><text:span text:style-name="T1">–</text:span> Дискорд!!! - одновременно воскликнули Луна, Дэш, ЭйДжей, Флаттершай и я.</text:p>
      <text:p text:style-name="P38">И действительно, за штурвалом <text:s/>сидел драконикус и что-то шептал себе под нос. Остов снова приподнялся и опять опустился.</text:p>
      <text:p text:style-name="P38"><text:span text:style-name="T1">–</text:span> У меня бы ни в жизни это бы не получилось, не помогай мне он. <text:span text:style-name="T1">–</text:span> заявил Дискорд.</text:p>
      <text:p text:style-name="P38"><text:span text:style-name="T1">–</text:span> Кто <text:span text:style-name="T5">—</text:span> “он”, <text:span text:style-name="T1">–</text:span> спросила Луна.</text:p>
      <text:p text:style-name="P38"><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8"><text:soft-page-break/>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8">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8"><text:span text:style-name="T1">–</text:span> Поворачиваем! Поворачиваем! <text:span text:style-name="T1">–</text:span> прохрипел Дискорд.</text:p>
      <text:p text:style-name="P38"><text:span text:style-name="T1">–</text:span> Как? <text:span text:style-name="T1">–</text:span> Твайлайт зажмурилась от напряжения.</text:p>
      <text:p text:style-name="P38"><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8">Кабина медленно накренилась. Деревья поплыли вправо. </text:p>
      <text:p text:style-name="P38"><text:span text:style-name="T1">–</text:span> Выравниваем!!!</text:p>
      <text:p text:style-name="P38">Кабина выровнялась. Сначала деревья, а потом водная гладь медленно проплывали внизу.</text:p>
      <text:p text:style-name="P38"><text:span text:style-name="T1">–</text:span> Вот так и держим. Эта железяка очень нам благодарна.</text:p>
      <text:p text:style-name="P38"><text:span text:style-name="T1">–</text:span> Скорее! Я долго не выдержу! Она слишком тяжёлая. <text:span text:style-name="T1">–</text:span> Твайлайт дрожала от напряжения.</text:p>
      <text:p text:style-name="P38">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8"><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8"><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8"><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8">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8">Поняв тщётность усилий, пегаска вернулась в самолёт. В закрытую ею дверь через секунду громыхнул тентаклиан.</text:p>
      <text:p text:style-name="P38"><text:span text:style-name="T1">–</text:span> Не сдаёмся! Этой мерзкой дряни не победить нас! <text:span text:style-name="T1">–</text:span> хрипел Дискорд.</text:p>
      <text:p text:style-name="P38">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8"><text:span text:style-name="T1">–</text:span> Я больше не могу, <text:span text:style-name="T1">–</text:span> простонала Твайлайт и лишилась чувств.</text:p>
      <text:p text:style-name="P38">“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8">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8"><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text:soft-page-break/>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8">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38">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8">Мне показался знакомым открывшийся корридор слева.</text:p>
      <text:p text:style-name="P38"><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8">Топот копыт основной группы затихал за поворотом основного корридора. РД коротко кивнула и, пропустив меня в проём, потрусила за мной.</text:p>
      <text:p text:style-name="P38">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8"><text:span text:style-name="T1">Дэш</text:span> вытянула шею и навострила уши, прислушивась к затихающему топоту. Потом высоко подпрыгнула и зависла в воздухе.</text:p>
      <text:p text:style-name="P38"><text:span text:style-name="T1">–</text:span> Хватайся за ноги. <text:span text:style-name="T1">–</text:span> <text:span text:style-name="T1">с</text:span>командовала она.</text:p>
      <text:p text:style-name="P38">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8"><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8">После двух кувырков по камням гудела голова и саднило ушибленное плечо. </text:p>
      <text:p text:style-name="P38"><text:span text:style-name="T1">–</text:span> Дэш? Ты где? Дэш?</text:p>
      <text:p text:style-name="P38">До меня донеслось тяжёлое дыхание и звуки борьбы из бокового прохода метрах в пяти позади меня.</text:p>
      <text:p text:style-name="P38">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8"><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8">Наконец она процедила сквозь зубы:</text:p>
      <text:p text:style-name="P38"><text:span text:style-name="T1">–</text:span> Всё. Уходи! <text:span text:style-name="T1">–</text:span> и с силой толкнула меня в грудь копытом, одновременно вырываясь из объятий.</text:p>
      <text:p text:style-name="P38"><text:span text:style-name="T1">–</text:span> Дэш! <text:span text:style-name="T1">–</text:span> <text:span text:style-name="T1">с</text:span> пола я увидел, как в петле тентаклиана с хрустом ломается её крыло.</text:p>
      <text:p text:style-name="P38">Дэш застонала и у неё подкосились передние ноги.</text:p>
      <text:p text:style-name="P38"><text:span text:style-name="T1">–</text:span> Уйди! Не смотри на меня! <text:span text:style-name="T1">–</text:span> зло крикнула она мне.</text:p>
      <text:p text:style-name="P38">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8">Очередной рывок сбил меня с ног.</text:p>
      <text:p text:style-name="P38">Я очнулся от спёртого дыхания.</text:p>
      <text:p text:style-name="P38">Дискорд, ругаясь сквозь зубы, волок меня под мышкой по коридору, по которому пять минут назад <text:soft-page-break/>мы с Дэш догоняли группу.</text:p>
      <text:p text:style-name="P38"><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8">Я тупо смотрел на проносящиеся подо мной плиты. Мыслей не было никаких. Только воспоминания.</text:p>
      <text:p text:style-name="P38">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8">Я закрыл глаза и беззвучно закричал. Как сквозь сон мне слышались голоса.</text:p>
      <text:p text:style-name="P38"><text:span text:style-name="T1">–</text:span> Все приготовились? Луна, ты готова?</text:p>
      <text:p text:style-name="P38"><text:span text:style-name="T1">–</text:span> Да.</text:p>
      <text:p text:style-name="P38"><text:span text:style-name="T1">–</text:span> Твайлайт?</text:p>
      <text:p text:style-name="P38"><text:span text:style-name="T1">–</text:span> Да!</text:p>
      <text:p text:style-name="P38"><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8"><text:span text:style-name="T1">–</text:span> Дэш? Что с ней?</text:p>
      <text:p text:style-name="P38"><text:span text:style-name="T1">–</text:span> Нет времени объяснять. Тентаклианы просыпаются. Начинаем!</text:p>
      <text:p text:style-name="P38"><text:span text:style-name="T1">–</text:span> Начинаем!</text:p>
      <text:p text:style-name="P38"><text:span text:style-name="T1">–</text:span> Начинаем!</text:p>
      <text:p text:style-name="P38">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8">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8">Поток заканчивался окном неправильной формы. Через окно по мере приближения стали видны огни большого города.</text:p>
      <text:p text:style-name="P38">Эпплджек нырнула в проём первая. Флаттершай, прижав к себе ноги и прикрывшись крыльями, влетела вторая.</text:p>
      <text:p text:style-name="P38">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8">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8">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8">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8">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8"><text:soft-page-break/>Там были лишь темнота и радуга, тающая в последних отблесках исчезающего коридора.</text:p>
      <text:p text:style-name="P39">***</text:p>
      <text:p text:style-name="P38">Невесомость, удар, чувство веса.</text:p>
      <text:p text:style-name="P38">Я открыл глаза.</text:p>
      <text:p text:style-name="P38">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8">Мне ЭТО всё приснилось? Но таких ярких и длинных снов не бывает. А ЛСД я перестал баловаться два года назад. Да и не похоже это на трип.</text:p>
      <text:p text:style-name="P38">Я поднял руку и обнаружил в ладони брошь в виде радужной молнии.</text:p>
      <text:p text:style-name="P38">Слабый звук заставил меня обернуться.</text:p>
      <text:p text:style-name="P38">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8"><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8"/>
      <text:p text:style-name="P38"><text:span text:style-name="T5">&lt;</text:span><text:span text:style-name="T12">Поиски Селестии — сюжет:</text:span></text:p>
      <text:p text:style-name="P46">Базовое положение: Селестия физически находится на компе Влада в соседнем с максовым доме, в качестве этической подпрограммы к Нексусу.</text:p>
      <text:p text:style-name="P46">Кратко:</text:p>
      <text:p text:style-name="P46">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6">Эпизод 1:</text:p>
      <text:p text:style-name="P46">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6">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6">…</text:p>
      <text:p text:style-name="P46">Итого:</text:p>
      <text:p text:style-name="P46">Эпизод 3: Две девушки на кухне (Эй-джей и Флатти) читают письмо от Дискорда и обсуждают <text:soft-page-break/>поиски Селестии Максом и Дискордом. Поиски продолжаются уже три недели. Флатти в депрессии.</text:p>
      <text:p text:style-name="P46">Эпизод 3.5 (необязательный): День из жизни Дискорда (впечатления от нового мира, интерес путешествия, нежелание возвращаться).</text:p>
      <text:p text:style-name="P46">Эпизод 4: Эй-Джей рассказывает Максу о Флаттершай, о её тревожном состоянии - сильнейшей депрессии. Флатти отказывается есть и разговаривать.</text:p>
      <text:p text:style-name="P38"><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8"/>
      <text:h text:style-name="P105" text:outline-level="2">Терра. Прибытие</text:h>
      <text:p text:style-name="P38"/>
      <text:p text:style-name="P38">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8">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8">Я присел в коридоре, закрыв глаза.</text:p>
      <text:p text:style-name="P38">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8">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8">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8">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9">***</text:p>
      <text:p text:style-name="P38"><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8">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8">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8">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8">В-четвёртых, через <text:span text:style-name="T5">&lt;</text:span><text:span text:style-name="T12">три месяца</text:span><text:span text:style-name="T5">&gt;</text:span> Луна и Твайлайт откроют коридор в Эквестрию и нам нужно будет <text:soft-page-break/>возвращаться, независимо от результатов поиска. Если, конечно, мы не планируем остаться тут навеки.</text:p>
      <text:p text:style-name="P38">– Постой, – я оторвался от печальных мыслей, – в чём удача-то, что ты оказался с нами?</text:p>
      <text:p text:style-name="P38">–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8">Дискорд отпил воды и попытался поставить стакан в воздух. Стакан немедленно упал и разбился.</text:p>
      <text:p text:style-name="P38">–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8">Стакан медленно собрался воедино и прыгнул обратно в руку Дискорду. – Хорошо, хоть внутренняя сила осталась. – пробурчал он.</text:p>
      <text:p text:style-name="P38">–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8">– А они? – Дискорд кивнул на девушек, сжавшихся в уголке дивана.</text:p>
      <text:p text:style-name="P38">Я пожал плечами. </text:p>
      <text:p text:style-name="P38">– Поживём — увидим. Я никому навязывать обязанности не собираюсь.</text:p>
      <text:p text:style-name="P38"/>
      <text:h text:style-name="P105" text:outline-level="2">Поиски</text:h>
      <text:p text:style-name="P38"/>
      <text:p text:style-name="P38">“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8">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8">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8">А сейчас разберёмся, что там с Нексусом?</text:p>
      <text:p text:style-name="P38">Административная консоль приветственно мигнула зелёным шрифтом.</text:p>
      <text:p text:style-name="P38"><text:span text:style-name="T5">&gt;</text:span>\Привет, Нексус. Это Макс.</text:p>
      <text:p text:style-name="P38"><text:span text:style-name="T5">&lt;\</text:span>Привет, Макс. Рад тебя видеть.</text:p>
      <text:p text:style-name="P44">Хм. Блок эмоций? Или просто модификация стандартного приветствия?</text:p>
      <text:p text:style-name="P38"><text:span text:style-name="T5">&gt;\</text:span>Нексус, отключи память событий за последнюю неделю.</text:p>
      <text:p text:style-name="P38"><text:span text:style-name="T5">&lt;\</text:span>Выполнено, Макс.</text:p>
      <text:p text:style-name="P38"><text:span text:style-name="T5">&gt;</text:span>\Задача по корпоративной логике. Выдай наиболее оптимальное решение.</text:p>
      <text:p text:style-name="P38"><text:span text:style-name="T5">&lt;\</text:span>Жду с нетерпением, Макс.</text:p>
      <text:p text:style-name="P38"><text:span text:style-name="T5">&gt;\</text:span>Постановка задачи.</text:p>
      <text:p text:style-name="P38"><text:span text:style-name="T5">&gt;\</text:span>Компания А под твоим управлением выпускает большими партиями лечебный шампунь, который <text:soft-page-break/>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8"><text:span text:style-name="T5">&gt;\</text:span>Ограничения.</text:p>
      <text:p text:style-name="P38"><text:span text:style-name="T5">&gt;\</text:span>Ты не можешь подать в суд на компанию Б и ждать результатов, так как за время разбирательства компания А обанкротится.</text:p>
      <text:p text:style-name="P38"><text:span text:style-name="T5">&gt;\</text:span>Задание.</text:p>
      <text:p text:style-name="P38"><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8"><text:span text:style-name="T5">&lt;\</text:span>Задача принята...</text:p>
      <text:p text:style-name="P38"><text:span text:style-name="T5">&lt;\</text:span>...</text:p>
      <text:p text:style-name="P38"><text:span text:style-name="T5">&lt;\</text:span>...</text:p>
      <text:p text:style-name="P38"><text:span text:style-name="T5">&lt;\</text:span>Решение:</text:p>
      <text:p text:style-name="P38"><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8">О-па, уже час дня! Большинство коллег уже разошлись на обед по кафе и пищеблокам. Теперь мне никто не помешает. Надеюсь.</text:p>
      <text:p text:style-name="P38">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8">– Ну как, что там с Нексусом? <text:span text:style-name="T1">–</text:span> оторвался Алекс от своих бутербродов.</text:p>
      <text:p text:style-name="P38"><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8"><text:span text:style-name="T1">–</text:span> Да, с утра они устраивали регрессное тестирование бизнес-блока. Стасу что-то там не понравилось в ответах.</text:p>
      <text:p text:style-name="P38">–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8">–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8">Алекс, наконец, разобрался с пакетами, закрыл шкафчик и пошёл к выходу. Я, ч</text:p>
      <text:p text:style-name="P38">уть поотстав, прошёл за ним до холла.</text:p>
      <text:p text:style-name="P38">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8">Я присел на диванчик рядом с плащём, сделал вид, что читаю смски, и тихо произнёс в воздух перед <text:soft-page-break/>собой:</text:p>
      <text:p text:style-name="P38">—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8">Дискорд хрустнул газетой, подтверждая, что информация услышана. Я спрятал телефон, встал и направился к <text:s/>стойке охраны…</text:p>
      <text:p text:style-name="P38">… Через пару минут мы встретились в коридоре у стенда с достижениями корпорации.</text:p>
      <text:p text:style-name="P38">– Ты точно уверен, что Селестия где-то здесь?</text:p>
      <text:p text:style-name="P38">–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8">–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8">– Если уж на то пошло, никто не обещал, что она будет человеком. Она может оказаться, скажем, какой-нибудь собачкой. Хм... Женского пола.</text:p>
      <text:p text:style-name="P38">– Дискорд!</text:p>
      <text:p text:style-name="P38">– Ась? – Дискорд с отсутствующим выражением лица изучал вехи становления компании, от начала века и до наших дней.</text:p>
      <text:p text:style-name="P38">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8">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8">– Пора. Перерыв закончился, все, в основном, уже сидят на своих местах.</text:p>
      <text:p text:style-name="P38">– Что ж, веди меня, мой фюрер! – Дискорд при этом выпрямился, нахмурился и комично кинул зигу.</text:p>
      <text:p text:style-name="P38">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8">– Неа, не тут.</text:p>
      <text:p text:style-name="P38">Мы спустились на этаж ниже. Там повторилась та же история. И на следующем так же.</text:p>
      <text:p text:style-name="P38">В конце-концов, на пятом этаже Дискорд с шумом втянул в себя воздух, поднял вверх палец и заявил, повернувшись ко мне:</text:p>
      <text:p text:style-name="P38">– О!</text:p>
      <text:p text:style-name="P38">– Ты что-то чувствуешь?</text:p>
      <text:p text:style-name="P38">– Не что-то, а именно её! Ай! – Дискорд высвободил руку из закрывшихся створок дверей. – Селестию, то бишь! Сейчас мы её в два счёта разыщем!</text:p>
      <text:p text:style-name="P38">–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38">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8"><text:soft-page-break/>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8">Мы уже заканчивали осмотр этажа, когда Дискорд внезапно остановился перед стеклянными дверями.</text:p>
      <text:p text:style-name="P38">– А что находится за этой дверью? Почему ты не открываешь её?</text:p>
      <text:p text:style-name="P38">– Там серверная. Моя карточка эту дверь не откроет, туда есть доступ только у нашей сисадминши. Но там и искать нечего, видишь — пусто, людей нет.</text:p>
      <text:p text:style-name="P38">Дискорд уставился в тёмный проём, в глубине которого мигали огоньки маршрутизаторов.</text:p>
      <text:p text:style-name="P38">Щека у него дёрнулась. Я проследил за его взглядом и обнаружил в углу серверную стойку, сбоку которой на крючке висела дамская сумочка.</text:p>
      <text:p text:style-name="P38">– Ты что-то чувствуешь?</text:p>
      <text:p text:style-name="P38">– Нет! – Дискорд отвёл взгляд и пошёл дальше.</text:p>
      <text:p text:style-name="P38">Остаток этажа не принёс в поиски ничего нового.</text:p>
      <text:p text:style-name="P39">***</text:p>
      <text:p text:style-name="P38">Наша компания поглощала ужин, приготовленный девушками, когда Дискорд хлопнул себя по лбу и крикнул:</text:p>
      <text:p text:style-name="P38">– Знаю!</text:p>
      <text:p text:style-name="P38">Эпплджек прекратила рассказывать о своих впечатлениях от интернета и все повернулись к Дискорду.</text:p>
      <text:p text:style-name="P38">Он продолжил.</text:p>
      <text:p text:style-name="P3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8">– Да ну? – усомнилась Эпплджек. – С каких это пор?</text:p>
      <text:p text:style-name="P3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8">– Ой! – Флаттершай прикрыла рот рукой и с ужасом посмотрела на Эпплджек.</text:p>
      <text:p text:style-name="P3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8">Я понял, что Дискорд уже всё решил. Что ж, возможно, так будет лучше.</text:p>
      <text:p text:style-name="P38">– Ты собираешься уехать?</text:p>
      <text:p text:style-name="P38">–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38">– А как…</text:p>
      <text:p text:style-name="P38">– Не изволь беспокоиться, я и не в таких мирах бывал, – перебил меня Дискорд. –</text:p>
      <text:p text:style-name="P42"><text:soft-page-break/></text:p>
      <text:p text:style-name="P38"><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2"/>
      <text:p text:style-name="P38"><text:s/>Пхе! Денег мне не надо — сам раздобуду. Главное — не уходите далеко от коридора. Ко времени перехода я вернусь. Или раньше.</text:p>
      <text:p text:style-name="P38"/>
      <text:h text:style-name="P105" text:outline-level="2">Безнадёжность</text:h>
      <text:p text:style-name="P38"/>
      <text:p text:style-name="P38">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38">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38">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9">***</text:p>
      <text:p text:style-name="P38">–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8"><text:span text:style-name="T5">&lt;</text:span><text:span text:style-name="T12">подать фонарь под другим сосусом</text:span><text:span text:style-name="T5">&gt;</text:span> </text:p>
      <text:p text:style-name="P38">–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8">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8">–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8">–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38">– Да, у меня тоже было такое чувство, что он хочет от нас избавиться. Но он же объяснил, почему. <text:soft-page-break/>Или ты думаешь, что?..</text:p>
      <text:p text:style-name="P38">–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8">– Надо же! У меня были такие же мысли ещё в самом начале. Ты тоже считаешь, что он хочет вернуть себе статус правителя Эквестрии?</text:p>
      <text:p text:style-name="P38">Что считала Жанна, я услышать не успел. Внезапно её лицо исказила гримаса ужаса, она прижала ладони к лицу и крикнула:</text:p>
      <text:p text:style-name="P38">– Берегись!!!</text:p>
      <text:p text:style-name="P38">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8">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8"><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8">В голове звенело.</text:p>
      <text:p text:style-name="P38">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8">– Он х-хотел тебя ут-топить. – Жанна схватила отломанную руку снеговика и закинула её в полынью.</text:p>
      <text:p text:style-name="P38">Я покачал головой. </text:p>
      <text:p text:style-name="P38">–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8">–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38">Так вот, что я тебе скажу — это всё не так! Это не совпадения! Не бывает таких совпадений. Тебя кто-то или что-то хочет убить.</text:p>
      <text:p text:style-name="P38">– Жанна, но снеговик… Это смешно! Убить снеговиком — это самый нелепый способ убийства, о котором можно себе представить!</text:p>
      <text:p text:style-name="P38">И тут до меня дошло.</text:p>
      <text:p text:style-name="P38">Самый нелепый! Самый глупый и невообразимый! Всё сходится! Точно!</text:p>
      <text:p text:style-name="P38">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8"><text:soft-page-break/>Я осмотрел прибрежные кусты. В тусклом свете фонаря их силуэты казались изготовившимися к броску химерами.</text:p>
      <text:p text:style-name="P38">– Пойдём отсюда, Жанна. Тут опасно находиться.</text:p>
      <text:p text:style-name="P38">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8">Когда я бросил последний взгляд на озеро, мне показалось, что из-подо льда нас провожали злые глазки снеговика.</text:p>
      <text:p text:style-name="P38"/>
      <text:h text:style-name="P105" text:outline-level="2">След?</text:h>
      <text:p text:style-name="P72"/>
      <text:p text:style-name="P38"><text:span text:style-name="T5">&lt;</text:span><text:span text:style-name="T12">сначала эпизод - проверка сумки в серверной</text:span><text:span text:style-name="T5">&gt;</text:span></text:p>
      <text:p text:style-name="P38"><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8">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8">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8">– Анджела, можно тебя на секундочку?</text:p>
      <text:p text:style-name="P38">– Да? – Она захлопнула книгу <text:span text:style-name="T5">&lt;</text:span><text:span text:style-name="T12">“Последний Единорог” Питера Бигла</text:span><text:span text:style-name="T5">&gt;</text:span> и повернулась ко мне.</text:p>
      <text:p text:style-name="P38">– Я тут проходил мимо серверной и заметил, что там висит сумка. Кто-то забыл, наверное. Надо бы разослать на офис извещение о находке.</text:p>
      <text:p text:style-name="P38">–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8">–Так это твоя?</text:p>
      <text:p text:style-name="P38">– Если чёрная кожаная, с заклёпками — то моя. Хотя в серверной чужой быть и не должно.</text:p>
      <text:p text:style-name="P38">– Чёрная. С заклёпками. – Я всматривался в Анджелу, но рассмотреть в чёрненькой фигуристой девушке Селестию у меня плохо получалось.</text:p>
      <text:p text:style-name="P38">– Что ты на меня так смотришь? У меня там вымазано? – Анджела попыталась, изогнувшись, заглянуть себе за плечо.</text:p>
      <text:p text:style-name="P38">– Да нет, всё в порядке, не волнуйся. А тебе, часом, никогда не снилось, что у тебя есть копыта, рог и крылья?</text:p>
      <text:p text:style-name="P38">–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2"/>
      <text:p text:style-name="P38"><text:span text:style-name="T5">&lt;</text:span><text:span text:style-name="T12">расширить. Перед кафешкой - диалог с Флатти и ЭйДжей. Все думают, что наконец-то нашли </text:span><text:span text:style-name="T12">Селестию. Все ликуют</text:span><text:span text:style-name="T5">&gt;</text:span></text:p>
      <text:p text:style-name="P42"/>
      <text:p text:style-name="P38"><text:soft-page-break/>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8">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8">–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8">На том и остановились.</text:p>
      <text:p text:style-name="P38"/>
      <text:p text:style-name="P38"><text:span text:style-name="T5">&lt;</text:span><text:span text:style-name="T12">Расширить сцену в кафе. Ожидание, подьём и… падение ожиданий</text:span><text:span text:style-name="T5">&gt;</text:span></text:p>
      <text:p text:style-name="P38"/>
      <text:p text:style-name="P39">***</text:p>
      <text:p text:style-name="P38">На кухне за столиком сидели две девушки и сочиняли письмо.</text:p>
      <text:p text:style-name="P38">–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8">– Вот теперь другое дело! – Эпплджек выставила листок на свет, любуясь написанным.</text:p>
      <text:p text:style-name="P38">– А ты уверена, что так можно? – робко встряла Флаттершай. – “Дёшевый охламон” не похоже на вежливое приветствие.</text:p>
      <text:p text:style-name="P38">– Ещё как похоже! Я с Биг Маком так всегда здороваюсь, когда он, перебрав маленько сидра, заявляется под утро со следами помады на шее.</text:p>
      <text:p text:style-name="P38">– А-а-а. Ну ладно. А разве “мы б тебя век не видели, если б не принцесса”...</text:p>
      <text:p text:style-name="P3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8">Эпплджек выхватила листок и начала править текст.</text:p>
      <text:p text:style-name="P38">– Так… Так… И вот так! Теперь порядок! – Эпплджек вернула листок Флаттершай.</text:p>
      <text:p text:style-name="P3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text:soft-page-break/>хорошо искать получается только Энджела и ...” – тут Флаттершай расплакалась, закрыв лицо рукками.</text:p>
      <text:p text:style-name="P3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8">–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38">– Угу. Лес в последнее время совсем чужой стал. Даже Энджел опасался в него выходить. Не говоря уже о Гарри.</text:p>
      <text:p text:style-name="P38">– Что-то мне это напоминает.</text:p>
      <text:p text:style-name="P38">– Что?</text:p>
      <text:p text:style-name="P3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8">– Агась, вырвался бы он, если бы не я. Дай-ка сюда письмо...</text:p>
      <text:p text:style-name="P38">– “...хорошо, что рядом была Эпплджек и спасла его...”. – Так годится?</text:p>
      <text:p text:style-name="P38">– Пожалуй, да.</text:p>
      <text:p text:style-name="P3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8">Флаттершай обернулась вслед Эпплджек и тайком дописала: ”Приезжай скорее, дорогой друг, мне так тоскливо без тебя. Твоя Флатти”.</text:p>
      <text:p text:style-name="P38">– Да-да, я мигом! – <text:span text:style-name="T1">д</text:span>евушка схватила листок бумаги и помчалась к ноутбуку.</text:p>
      <text:p text:style-name="P38"/>
      <text:h text:style-name="P105" text:outline-level="2">Озарение</text:h>
      <text:p text:style-name="P38"/>
      <text:p text:style-name="P38"><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6"/>
      <text:p text:style-name="P5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text:soft-page-break/>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6"/>
      <text:p text:style-name="P53">Разговор не клеился.</text:p>
      <text:p text:style-name="P5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6"><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6"><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6"><text:span text:style-name="T5">– </text:span>Ну хорошо. Убедила. В конце-концов, можем поступить так. Вы с Флатти вернётесь обратно а я продолжу поиски здесь.</text:p>
      <text:p text:style-name="P56"><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6"><text:span text:style-name="T5">– </text:span>Вы можете связываться со мной раз в месяц по коридору.</text:p>
      <text:p text:style-name="P56"><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6"><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6">Эпплджек недоверчиво хмыкнула.</text:p>
      <text:p text:style-name="P56"><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6"><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6"><text:span text:style-name="T5">– </text:span>Конечно оставаться. Кто ещё, кроме нас, может найти её?</text:p>
      <text:p text:style-name="P56"><text:span text:style-name="T5">– </text:span>Я думал, ты не сможешь оставить Энджела и всех остальных надолго.</text:p>
      <text:p text:style-name="P56"><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1"><text:span text:style-name="T5">– </text:span>Извини, Флаттершай, забылся.</text:p>
      <text:p text:style-name="P61"><text:span text:style-name="T5">– </text:span>Та ладно, я ж не против, – возразила Эпплджек. – Не парься, Флатти. Было б хуже, если б он <text:s/><text:soft-page-break/>назвал меня Эпплджек на людях.</text:p>
      <text:p text:style-name="P61"><text:span text:style-name="T5">– </text:span>Ты так... – запнулась Флаттершай. – Так быстро забыла свою ферму. И...</text:p>
      <text:p text:style-name="P61"><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1"><text:span text:style-name="T5">– </text:span>Как ты можешь так говорить? – расплакалась Флаттершай.</text:p>
      <text:p text:style-name="P61"><text:span text:style-name="T5">– </text:span>Эй, девушки, не ссорьтесь! Мы — одна команда! И надеюсь, останемся ею и в дальнейшем. </text:p>
      <text:list xml:id="list1332900572708551754" text:style-name="L5">
        <text:list-header>
          <text:p text:style-name="P11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1"><text:span text:style-name="T5">– </text:span>А если нет? – Эпплджек смотрела мне мне прямо в глаза.</text:p>
      <text:list xml:id="list21503966" text:continue-numbering="true" text:style-name="L5">
        <text:list-header>
          <text:p text:style-name="P115">Я молча пожал плечами. Эпплджек уверенно продолжила.</text:p>
        </text:list-header>
      </text:list>
      <text:p text:style-name="P61"><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1"><text:span text:style-name="T5">– </text:span>Спасибо, ЭйДжей.</text:p>
      <text:p text:style-name="P61"><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521406" text:continue-numbering="true" text:style-name="L5">
        <text:list-header>
          <text:p text:style-name="P115">Флаттершай пробормотала нечто, показавшееся мне знакомым.</text:p>
        </text:list-header>
      </text:list>
      <text:p text:style-name="P61"><text:span text:style-name="T5">– </text:span>Флатти, ты что-то сказала? Я не расслышал.</text:p>
      <text:p text:style-name="P61"><text:span text:style-name="T5">– </text:span>Намерение Изменяет Реальность.</text:p>
      <text:p text:style-name="P61"><text:span text:style-name="T5">– </text:span>Эээ. А где ты слышала эту фразу, если не секрет?</text:p>
      <text:p text:style-name="P61"><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495734" text:continue-numbering="true" text:style-name="L5">
        <text:list-header>
          <text:p text:style-name="P115">У меня как будто вспыхнула лампочка в мозгу. Кирпичики быстро выстраивались в целостную картину. Я ринулся в прихожую.</text:p>
        </text:list-header>
      </text:list>
      <text:p text:style-name="P61"><text:span text:style-name="T5">– </text:span>Флатти, ЭйДжей, буду через час. Ждите!</text:p>
      <text:p text:style-name="P56"/>
      <text:h text:style-name="P106" text:outline-level="2">Почти.</text:h>
      <text:p text:style-name="P73"/>
      <text:p text:style-name="P61">В офисе меня встретил лыбящийся Стас.</text:p>
      <text:p text:style-name="P6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1">Я уставился на Стаса и он, захлёбываясь от торопливости, начал <text:span text:style-name="T5">расказывать</text:span>.</text:p>
      <text:p text:style-name="P6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1">– Ты его уничтожил?</text:p>
      <text:p text:style-name="P61"><text:soft-page-break/>– Кого?</text:p>
      <text:p text:style-name="P61">– Этический модуль. Селестию.</text:p>
      <text:p text:style-name="P6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1">– Ты его уничтожил?</text:p>
      <text:p text:style-name="P6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1">– То есть, на домашнем компьютере Влада модуль работает и дальше?</text:p>
      <text:p text:style-name="P61">– Ага. К нему-то у меня доступа нету. Но в кластер к Нексусу он больше не пролезет.</text:p>
      <text:p text:style-name="P61">– Спасибо, Стас. Ты молодец.</text:p>
      <text:p text:style-name="P61">Ниточка, чуть было не прервавшаяся в офисе, повела в квартиру Влада.</text:p>
      <text:p text:style-name="P61"/>
      <text:h text:style-name="P106" text:outline-level="2">Дискорд</text:h>
      <text:p text:style-name="P72"/>
      <text:p text:style-name="P73">Девушки поспешно собирались, пока я растолковывал им задачу.</text:p>
      <text:p text:style-name="P73"><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3"><text:span text:style-name="T5">– </text:span>Это тот твой приятель, который разбился с полгода назад? – спросила Эпплджек.</text:p>
      <text:p text:style-name="P73"><text:span text:style-name="T5">– </text:span>Да, это он.</text:p>
      <text:p text:style-name="P73"><text:span text:style-name="T5">– </text:span>А как мы попадём в его квартиру? Там сейчас кто-то живёт? – Флаттершай прыгала на одной ноге, натягивая кед.</text:p>
      <text:p text:style-name="P73"><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4">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4">Я поднёс брелок пропуска к домофону, но дверь подъезда не открылась. Замигала красная лампочка и зажужжал зуммер.</text:p>
      <text:p text:style-name="P74">Я выругался.</text:p>
      <text:p text:style-name="P74"><text:span text:style-name="T5">– </text:span>Макс, что случилось? У нас проблемы?</text:p>
      <text:p text:style-name="P74"><text:soft-page-break/><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4"><text:span text:style-name="T5">– </text:span>Так что, будем ломать дверь? – Эпплджек критически осмотрелась, подмечая бабулек на лавочке и зевак во внутреннем скверике.</text:p>
      <text:p text:style-name="P74"><text:span text:style-name="T5">– </text:span>Нет нужды. Лучше станьте-ка сзади меня так, чтобы заслонить от этих бабулек и от вооон той камеры наблюдения.</text:p>
      <text:list xml:id="list4850300213849466213" text:style-name="L6">
        <text:list-header>
          <text:p text:style-name="P11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1">Раздался лёгкий «кряк» и дверь подалась.</text:p>
      <text:p text:style-name="P94"><text:span text:style-name="T5">– </text:span>Девушки, заходим.</text:p>
      <text:p text:style-name="P5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text:span><text:span text:style-name="T1">ещё под надзором видеокамер, вряд ли смогу.</text:span></text:p>
      <text:p text:style-name="P61">Прихожая встретила нас толстым слоем пыли. Мы тихонько прошли внутрь и я закрыл дверь изнутри.</text:p>
      <text:p text:style-name="P56"><text:span text:style-name="T1">Компьютер</text:span> стоял там же, где и обычно <text:span text:style-name="T1">— в личном кабинете Влада на столе у окна.</text:span></text:p>
      <text:p text:style-name="P94"><text:span text:style-name="T5">– </text:span>Макс, тут окно разбито! И верёвка какая-то висит. – крикнула Флаттершай из кухни.</text:p>
      <text:p text:style-name="P94"><text:span text:style-name="T5">– </text:span>Оставь, Флатти, не сейчас! – отмахнулся я.</text:p>
      <text:p text:style-name="P100">Лампочка питания на ноутбуке горела, <text:s/>но подключенный монитор оставался тёмным. Я постучал по пробелу, но безрезультатно.</text:p>
      <text:p text:style-name="P94"><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4"><text:span text:style-name="T5">– </text:span>Монитор выключен. – <text:s/>раздалось из угла. Кресло с высокой спинкой повернулось, открыв нашим взорам Дискорда. </text:p>
      <text:p text:style-name="P9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4">Он приподнял панамку, дурашливо здороваясь.</text:p>
      <text:p text:style-name="P94"><text:span text:style-name="T5">– </text:span>Оп-па! – пробормотала Эпплджек. – Нежданчик!</text:p>
      <text:p text:style-name="P94"><text:span text:style-name="T5">– </text:span>Ты, я вижу, времени не терял, – моя рука под прикрытием стола медленно тянулась к тяжёлой фарфоровой кружке, стоящей на краю.</text:p>
      <text:p text:style-name="P75"><text:span text:style-name="T5">– </text:span>Не терял, не терял — объездил полмира. – В его широкой улыбке сверкнул металлический зуб. – <text:soft-page-break/>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5"><text:span text:style-name="T5">– </text:span>А почему ты вообще решил искать нас тут? – спросила Эпплджек. – Приехал бы домой. Мы б тебя чаем напоили.</text:p>
      <text:p text:style-name="P75"><text:span text:style-name="T5">– </text:span>Видишь ли, дорогая Эй-Джей, я с самого начала знал, где находится наша уважаемая принцесса, а времени в обрез, так что...</text:p>
      <text:p text:style-name="P81">В проёме дверей появилась Флаттершай.</text:p>
      <text:p text:style-name="P75"><text:span text:style-name="T5">– </text:span>С кем это вы тут разговариваете?</text:p>
      <text:list xml:id="list8655268349671001627" text:style-name="L7">
        <text:list-header>
          <text:p text:style-name="P10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1">Оглушённый Дискорд попытался было отъехать на кресле в сторону, но я припёр его стулом к стенке.</text:p>
      <text:p text:style-name="P75">– Жанна, Флатти, хватайте ноут и на выход! Я с ним разберусь! Не теряйте вре...!</text:p>
      <text:p text:style-name="P75">– ТЫ ИДИО...!!!</text:p>
      <text:p text:style-name="P75">Дискорд <text:s/>зорал одновременно со мной, прикрываясь от меня руками, когда раздался оглушительный</text:p>
      <text:p text:style-name="P75">...</text:p>
      <text:p text:style-name="P76">БАХ!!!</text:p>
      <text:p text:style-name="P75">…</text:p>
      <text:p text:style-name="P75">Эпплджек с <text:s/>нервным всхлипом опустила толстенный том «Энтерпрайз-паттернов» , издание девятое, дополненное.</text:p>
      <text:p text:style-name="P94">На лице Дискорда появилось удивлённо-мечтательное выражение и он вырубился.</text:p>
      <text:p text:style-name="P94"/>
      <text:h text:style-name="P105" text:outline-level="2">Селестия</text:h>
      <text:p text:style-name="P94"/>
      <text:p text:style-name="P94">Включенный монитор показал схематическое изображение Селестиии, </text:p>
      <text:p text:style-name="P95">&gt;\<text:span text:style-name="T1">Привет, Селестия. Это Макс. Как себя чувствуешь?</text:span></text:p>
      <text:p text:style-name="P95">&lt;\<text:span text:style-name="T1">Макс? МАКС??? МА-А-А-АКС!!! НАКОНЕЦ-ТО! КАК Я РАДА ТЕБЯ СЛЫШАТЬ! </text:span></text:p>
      <text:p text:style-name="P95">&gt;\<text:span text:style-name="T1">Я рад, что нашёл тебя, Тия.</text:span></text:p>
      <text:p text:style-name="P9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5">&gt;\<text:span text:style-name="T1">Тия, я сейчас подключу микрофон и колонки, и мы сможем общаться более удобно.</text:span></text:p>
      <text:p text:style-name="P94">…</text:p>
      <text:p text:style-name="P94">– Привет опять. Как ты меня слышишь?</text:p>
      <text:p text:style-name="P9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5">– <text:span text:style-name="T1">Могу себе представить. Как-то раз я провёл три часа камере сенсорной депривации. Мне не понравилось.</text:span></text:p>
      <text:p text:style-name="P94">– Эммм... Ваше Высочество, вы в порядке? Мы так рады, что наконец-то нашли Вас! – вклинилась в разговор Эпплджек.</text:p>
      <text:p text:style-name="P94">– Кто тут? Макс, кто ещё с тобой?</text:p>
      <text:p text:style-name="P95"><text:soft-page-break/><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5">– <text:span text:style-name="T1">Девочки? Я рада вас слышать. А Твайлайт нет рядом?</text:span></text:p>
      <text:p text:style-name="P9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4">При этих словах Дискорд замычал и задёргался. Эпплджек нахмурилась и проверила верёвки, привязывающие его к спинке стула.</text:p>
      <text:p text:style-name="P9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4">– Ноутбук — так называется место, где я нахожусь сейчас? А кто это мычит?</text:p>
      <text:p text:style-name="P9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4">– О, духи предков, но зачем??? Почему у него кляп во рту?</text:p>
      <text:p text:style-name="P94">– Мы связали его. Он нас предал. И тебя. И Эквестрию. Всех.</text:p>
      <text:p text:style-name="P94">При этих словах Эпплджек и Флаттершай непонимающе уставились на меня, а Дискорд протестующе замычал.</text:p>
      <text:p text:style-name="P94">Я начал рассказывать о своих догадках, и непонимающее выражение на лицах девушек сменилось удивлением.</text:p>
      <text:p text:style-name="P9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4">– А зачем тогда ты приложила его книгой? – непонимающе уставился я на неё.</text:p>
      <text:p text:style-name="P94">– Потому что ты напал на него. Я и подумала — тебе виднее. И подсобила.</text:p>
      <text:p text:style-name="P94">Флаттершай отрицающе мотнула головой.</text:p>
      <text:p text:style-name="P94">– Не может Дискорд быть предателем. Он мой друг.</text:p>
      <text:p text:style-name="P94">Дискорд благодарственно замычал и закивал головой.</text:p>
      <text:p text:style-name="P9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4">Дискорд завёл глаза на лоб и обречённо завыл.</text:p>
      <text:p text:style-name="P94">– Макс, постой. Дай мне поговорить с ним. – сказала Селестия. – Не могу поверить, что Дискорд на такое пошёл.</text:p>
      <text:p text:style-name="P94">– Ну хорошо. Поговори. Послушаем, что он скажет.</text:p>
      <text:p text:style-name="P94">Я красноречиво покачал кулак перед его носом и вытащил кляп.</text:p>
      <text:p text:style-name="P94">...</text:p>
      <text:p text:style-name="P82">–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2">– Это я-то устраиваю цирк?!! ДА ТЫ НА СЕБЯ ПОСМОТРИ, КЛОУН!!! На людей кидаешься, чашками бросаешься, вон, мне нос разбил! Дерёшься...</text:p>
      <text:p text:style-name="P82">Я угрожающе поднёс тряпку к лицу Дискорда.</text:p>
      <text:p text:style-name="P82">– Ещё одно слово в таком тоне, и ты заткнёшься, а мы уйдём в Эквестрию без тебя!</text:p>
      <text:p text:style-name="P82"><text:soft-page-break/>–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2">Дискорд демонстративно закрыл рот и посвистывая уставился в потолок.</text:p>
      <text:p text:style-name="P82">Разговор зашёл в тупик.</text:p>
      <text:p text:style-name="P85"/>
      <text:p text:style-name="P86">На мониторе высветился текст:</text:p>
      <text:p text:style-name="P8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6"/>
      <text:p text:style-name="P86">Из колонок послышался лёгкий шорох.</text:p>
      <text:p text:style-name="P82">– Дик, сейчас не время для ссор. – голос Селестии был мягким, но настойчивым. – Мы в одной лодке.</text:p>
      <text:p text:style-name="P82">– Тебе легко говорить! Тебе не разбивали нос и не оскорбляли угрозами!</text:p>
      <text:p text:style-name="P82">– Ты должен понимать, что у Макса были все основания так себя вести. Твоё поведение вызвало подозрения у него, ведь он мало тебя знает. </text:p>
      <text:p text:style-name="P82">К уговорам Селестии присоединилась Флаттершай.</text:p>
      <text:p text:style-name="P82">– Дискорд, миленький, прости его. Макс хороший. Он просто не знал, что ты тоже хороший...</text:p>
      <text:p text:style-name="P82">У Дискорда покраснели уши и он засмущался и заворчал.</text:p>
      <text:p text:style-name="P8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2">Я пропустил «дятла» мимо ушей.</text:p>
      <text:p text:style-name="P8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3">***</text:p>
      <text:p text:style-name="P8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2">Потому разбрасываться такой возможностью не стоит. Если уж тебе повезло оказаться в новом мире — исследуй его сполна!..</text:p>
      <text:p text:style-name="P83">***</text:p>
      <text:p text:style-name="P88">&lt;<text:span text:style-name="T13">сюда можно вставить похождения Дискорда — вторая неопубликованная глава. Первая — секс с </text:span><text:soft-page-break/><text:span text:style-name="T13">Селестией</text:span>&gt;</text:p>
      <text:p text:style-name="P83">***</text:p>
      <text:p text:style-name="P86">– Развяжите мне, наконец, руки! Или хотя бы одну. Плечами жестикулировать неудобно.... </text:p>
      <text:p text:style-name="P86">Я развязал Дискорду левую руку.</text:p>
      <text:p text:style-name="P8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6">Дискорд принялся разминать затёкшее запястье.</text:p>
      <text:p text:style-name="P8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6">– Какое письмо, Корди? – вскинулась до этого зачарованно слушавшая Дискорда Флаттершай.</text:p>
      <text:p text:style-name="P86">– Ну ваше же! Вы с Эпплджек написали мне о своих мытарствах тут. Вежливо так написали, спасибо...</text:p>
      <text:p text:style-name="P86">Флаттершай покрылась пунцовыми пятнами.</text:p>
      <text:p text:style-name="P86">– Я... Мы... – тут она совсем стушевалась.</text:p>
      <text:p text:style-name="P86">– Так а почему ты сказал, что никто не уйдёт в Эквестрию? – наконец перебила Дискорда скучавшая до этого Эпплджек.</text:p>
      <text:p text:style-name="P86">Дискорд уставился на неё долгим взглядом, а потом хлопнул себя по лбу.</text:p>
      <text:p text:style-name="P8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text:span><text:span text:style-name="T8">творческим отпуском)</text:span><text:span text:style-name="T5">&gt;</text:span></text:p>
      <text:p text:style-name="P86">– И что? – продолжила его мысль Эпплджек.</text:p>
      <text:p text:style-name="P86">–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6">– И?!! – до меня уже дошло, но Эпплджек продолжала тупить.</text:p>
      <text:p text:style-name="P86">– Короче, времени у нас осталось что-то около пятнадцати минут. Или около того. – заявил Дискорд, поднеся к глазам запястье с массивными часами.</text:p>
      <text:p text:style-name="P86">– СКОЛЬКО??? – воскликнули хором я и девушки.</text:p>
      <text:p text:style-name="P86">Дискорд открыл было рот, но его слова заглушил звонок в дверь.</text:p>
      <text:p text:style-name="P86">– ОТКРОЙТЕ, ПОЛИЦИЯ! Вам даётся полминуты, чтобы открыть дверь. Через тридцать секунд дверь будет выбита!</text:p>
      <text:p text:style-name="P8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6">Блядь!</text:p>
      <text:p text:style-name="P86"><text:soft-page-break/>– На крышу, живо!!! Через окно на кухне! – зашипел Дискорд, отчаянно дёргая узлы свободной рукой.</text:p>
      <text:p text:style-name="P86">Эпплджек, одной рукой сгребя в охапку ноутбук, второй увлекая Флаттершай, кинулась на кухню.</text:p>
      <text:p text:style-name="P86">– А толку? Куда мы с крыши денемся? – спросил я растерянно. Дискорд только раздражённо зарычал в ответ.</text:p>
      <text:p text:style-name="P82">Дверь содрогнулась от мощного удара. Послышался стук падающей штукатурки. Я сломя голову кинулся на кухню.</text:p>
      <text:p text:style-name="P82">– Развяжи меня, идиот!!! – гаркнул вдогонку Дискорд.</text:p>
      <text:p text:style-name="P8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2">– Давай на крышу! Я догоню! – рявкнул он, освобождая вторую руку.</text:p>
      <text:p text:style-name="P82">От второго удара дверная коробка крякнула и наполовину въехала в коридор. </text:p>
      <text:p text:style-name="P8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2">Верёвка в кухонном окне дёргалась от движений лезущих по ней Флатти и Эпплджек. Я словил её рукой и стал на подоконник.</text:p>
      <text:p text:style-name="P82">Чёрт!</text:p>
      <text:p text:style-name="P8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2">Но нет, триста тысяч чертей, раз девушки смогли – я тоже смогу!</text:p>
      <text:p text:style-name="P8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2">Я успел сократить расстояние до Эпплджек наполовину, когда девушки нашли решение.</text:p>
      <text:p text:style-name="P8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2">Я выдохнул.</text:p>
      <text:p text:style-name="P8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2"><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2">Чёрт! Чёрт! Чёрт! Чёрт!</text:p>
      <text:p text:style-name="P82">Бля!!!...</text:p>
      <text:p text:style-name="P82">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2"/>
      <text:h text:style-name="P105" text:outline-level="2">Назад, в Эквестрию</text:h>
      <text:p text:style-name="P82"/>
      <text:p text:style-name="P82">Долго паниковать не пришлось. </text:p>
      <text:p text:style-name="P82">Я почувствовал сильный рывок за шиворот и захват поперёк груди. </text:p>
      <text:p text:style-name="P82">– ОТПУСТИ ДЕВЧОНКУ!!! – загрохотало мне в ухо. Я открыл глаза.</text:p>
      <text:p text:style-name="P8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2">Я чуть поднял глаза и уставился в чешуйчатую морду дракона.</text:p>
      <text:p text:style-name="P82">– Отпусти Эпплджек. Я её держу. – повторил Дискорд. – Мне сбалансироваться надо. Вы не такие уж и лёгкие.</text:p>
      <text:p text:style-name="P8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2">Наконец это ему удалось, и дальнейший подъём на крышу происходил в молчании.</text:p>
      <text:p text:style-name="P8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2">Флаттершай оторвала заплаканное лицо от моей ветровки.</text:p>
      <text:p text:style-name="P82">– Да-да, ты прав, Корди. Я готова.</text:p>
      <text:p text:style-name="P82">На длинной шее Дискорда разместились Эпплджек и Флаттершай. Я, для сохранения баланса, разместился позади крыльев.</text:p>
      <text:p text:style-name="P82">Дискорд расправил крылья и начал короткую пробежку к краю.</text:p>
      <text:p text:style-name="P8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2">И мы полетели навстречу закату.</text:p>
      <text:p text:style-name="P8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2"><text:soft-page-break/>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2">– Пристегните ремни! – проревел Дискорд, резко ускоряясь. – Будет весело!!!</text:p>
      <text:p text:style-name="P8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2">– ЙУУУУУУУХХХУУУУУ!!! – заорал Дискорд, сложил крылья и врезался в шар.</text:p>
      <text:p text:style-name="P87">&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2" text:outline-level="1">Беседа за столиком в ночи</text:h>
      <text:p text:style-name="P58">Из-за заинтересованности Эквуса в Максе, тому не приходится прилагать усилий для 34 — на что ему указывает Анакорн</text:p>
      <text:p text:style-name="P6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6"><text:span text:style-name="T1">– </text:span>Анакорн. <text:span text:style-name="T1">– о</text:span>трекомендовался он. <text:span text:style-name="T5">– </text:span><text:span text:style-name="T1">Демиург.</text:span></text:p>
      <text:p text:style-name="P56"><text:span text:style-name="T1">– </text:span>П-привет. Макс. <text:span text:style-name="T1">– в</text:span> смятении представился я.</text:p>
      <text:p text:style-name="P5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text:soft-page-break/>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1"/>
      <text:p text:style-name="P56"><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1"/>
      <text:p text:style-name="P5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6"><text:span text:style-name="T1">Юноша</text:span> закинул ногу за ногу и пытливо смотрел на меня, играя карандашём .</text:p>
      <text:p text:style-name="P56">Я совсем запутался.</text:p>
      <text:p text:style-name="P56"><text:span text:style-name="T1">– </text:span>Какая проблема? Какое решение? Кто ты <text:span text:style-name="T1">вообще</text:span>?</text:p>
      <text:p text:style-name="P56"><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1">– Стоп, не торопись. – у меня голова пошла кругом от информации. – Я ничего не понял. Какие-такие проблемы? Какие варианты? Зачем его поддерживать?</text:p>
      <text:p text:style-name="P61">Анакорн недовольно поморщился, но продолжил.</text:p>
      <text:p text:style-name="P6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text:soft-page-break/>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1">На голограмме появилась солнечная система Эквуса. Почему-то в центре системы был сам Эквус. Вокруг него вращались солнце и луна.</text:p>
      <text:p text:style-name="P61">Анакорн плюхнулся обратно в кресло и схватился за голову. Потом, немного успокоившись, продолжил.</text:p>
      <text:p text:style-name="P6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1">Анакорн отпил из стакана и продолжил.</text:p>
      <text:p text:style-name="P6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text:span><text:span text:style-name="T1">реальности, говорящую на твоём языке! Хоть это и стоило ему пары городов на окраине.</text:span></text:p>
      <text:p text:style-name="P61">Анакорн постучал по столику указкой. Солнечная система увеличилась, оставив в поле зрения только шар Эквуса.</text:p>
      <text:p text:style-name="P6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63"><text:soft-page-break/>Ко мне наконец-то пришло понимание ситуации.</text:p>
      <text:p text:style-name="P6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1">Анакорн смутился.</text:p>
      <text:p text:style-name="P6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1">(<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1"><text:span text:style-name="T10">– Сам ты раздолбай! – произнёс, наконец, Свирл</text:span>)</text:p>
      <text:p text:style-name="P61">… И создали вы его достаточно топорно — видишь, он трещит по швам.</text:p>
      <text:p text:style-name="P61">– Хмм. То есть, это брони создали Эквус?</text:p>
      <text:p text:style-name="P6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1">Я вспомнил события последнего года <text:span text:style-name="T5">&lt;</text:span>упомянуть в эпизоде на Терре, что МЛП-сериал закрылся год назад<text:span text:style-name="T5">&gt;</text:span></text:p>
      <text:p text:style-name="P6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1">Анакорн с такой силой сжал карандаш, что он хрустнул.</text:p>
      <text:p text:style-name="P6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8">– </text:p>
      <text:p text:style-name="P6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3">– Верни Рэйнбоу!!!</text:p>
      <text:p text:style-name="P63">Обломки карандаша выпали из кулака Анакорна на столик.</text:p>
      <text:p text:style-name="P63">– Э-э-э… м-м-м… ну-у-у... Нельзя сказать, что это совсем невыполнимо… Но, прямо скажу, задачка не для студента!</text:p>
      <text:p text:style-name="P63">– А ты студент?</text:p>
      <text:p text:style-name="P6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text:soft-page-break/>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3">– Нет. Плата остаётся неизменной. Тут мы квиты. У меня тоже мало шансов помочь тебе — я не имею ни малейшего понятия, как это сделать.</text:p>
      <text:p text:style-name="P63">Ставшие почти прозрачными стены комнаты снова обрели материальность. Анакорн пожал плечами и протянул мне руку через столик.</text:p>
      <text:p text:style-name="P6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3">Я задумался.</text:p>
      <text:p text:style-name="P6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3">Анакорн почесал в затылке.</text:p>
      <text:p text:style-name="P63">– А кьютимарки? Как, <text:span text:style-name="T5">&lt;</text:span><text:span text:style-name="T15">чёрт</text:span><text:span text:style-name="T5">&gt;</text:span> меня побери, объяснить кьютимарки?</text:p>
      <text:p text:style-name="P63">– А кьютимарки ты сам даришь пони, когда распознаёшь их жизненное предназначение.</text:p>
      <text:p text:style-name="P6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3">Я пожал плечами.</text:p>
      <text:p text:style-name="P63"><text:soft-page-break/>– А по-другому я не могу объяснить их появление. К сожалению.</text:p>
      <text:p text:style-name="P9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6">– Хорошо. Уболтал. Кьютимарки беру на себя. Так и знал, что мне самое трудное достанется!</text:p>
      <text:p text:style-name="P9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6">Анакорн проследил мой взгляд.</text:p>
      <text:p text:style-name="P96">– Нечего так смотреть. Если я стану применять магию вместо ловкости, теряется весь смысл упражнения... О, глянь-ка на Эквус!</text:p>
      <text:p text:style-name="P96">И впрямь, было на что посмотреть. Уровень помех на модели Эквуса значительно снизился и сама она стала светиться ровным голубоватым светом.</text:p>
      <text:p text:style-name="P9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6"/>
      <text:p text:style-name="P98">Да, т<text:span text:style-name="T2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9"/>
      <text:p text:style-name="P9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8"/>
      <text:p text:style-name="P96">Я опять задумался. В голове было пусто. Хотя, если подумать с точки зрения программиста, можно... Наверное можно, раз все предыдущее прокатило...</text:p>
      <text:p text:style-name="P97">–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7">– Не понял? Это как? Как ты совместишь разрушенную магическими войнами Эквестрию с романтически-сексуальным раем для попаданцев?</text:p>
      <text:p text:style-name="P97"><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7">Анакорн долго мусолил карандаш, а потом вдруг заржал.</text:p>
      <text:p text:style-name="P97"><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7"><text:span text:style-name="T5">– </text:span>Я ничего никому не назначаю. Ты просил меня придумать отмазку для объяснения различий в <text:soft-page-break/>фэндоме — я придумал. Не нравится — ну, извиняй.</text:p>
      <text:p text:style-name="P97">Анакорн примирительно похлопал меня по плечу.</text:p>
      <text:p text:style-name="P97"><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7">Я подозрительно посмотрел на Анакорна.</text:p>
      <text:p text:style-name="P97"><text:span text:style-name="T5">– </text:span>Какой ещё, нафиг, «мой фанфик»? Я никакого фанфика не писал. И не собираюсь, вообще-то.</text:p>
      <text:p text:style-name="P97">Анакорн ехидно ухмыльнулся и откинулся в кресле, переплетя пальцы за затылком.</text:p>
      <text:p text:style-name="P97"><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6"><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6"><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6"><text:span text:style-name="T5">– </text:span>Факн щит<text:note text:id="ftn13" text:note-class="footnote"><text:note-citation>13</text:note-citation><text:note-body><text:p text:style-name="P9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6">Анакорн развёл руками.</text:p>
      <text:p text:style-name="P96"><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6">Анакорн, глядя на мои терзания, понимающе кивнул и продолжил.</text:p>
      <text:p text:style-name="P61">–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1">– Гм! Я бы попросил тебя не касаться моих отношений с Рэйнбоу!</text:p>
      <text:p text:style-name="P6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1">У меня сердце буквально ухнуло куда-то вниз, в область желудка.</text:p>
      <text:p text:style-name="P61">– Вот так раз! А я-то думал, дружба, романтика, высокие чувства... Как всё просто, однако... Хрен <text:soft-page-break/>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1">– Та ладно, не утешай. Я не маленький ребёнок. Долг платежом красен. Сделаю то, что ты хочешь. Как сумею.</text:p>
      <text:p text:style-name="P6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1">Анакорн наблюдал за мной без улыбки. По его нейтральному выражению лица невозможно было догадаться, о чём он думает.</text:p>
      <text:p text:style-name="P61">– Ну вот и отлично. Рад, что мы наконец-то пришли к сделке.</text:p>
      <text:p text:style-name="P6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4">– Пора закругляться. Ты начинаешь сгорать. Надо утрясти последние детали, пока ещё есть пару минут.</text:p>
      <text:p text:style-name="P61">– Валяй. Я тебя внимательно слушаю.</text:p>
      <text:p text:style-name="P6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1">– А я разве сплю?</text:p>
      <text:p text:style-name="P61">– Сейчас — нет. Но как только мы закроем сделку — проснёшься. Потому что нет иного способа вернуть тебя в реальный мир.</text:p>
      <text:p text:style-name="P61">– Эээ, постой. А как я в Эквестрию и обратно возвращался?</text:p>
      <text:p text:style-name="P6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1">Так вот, возвращать тебя обратно в твой мир я не буду. </text:p>
      <text:p text:style-name="P61">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text:soft-page-break/>натолкну тебя на эту мысль во сне и кратко изложу основные тезисы. Дальше — сам. Свою часть уговора я выполню прямо сейчас. А теперь — пора!</text:p>
      <text:p text:style-name="P6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1">– Ты ещё увидишь пару снов на прощание. Удачи!</text:p>
      <text:p text:style-name="P61"/>
      <text:p text:style-name="P62">***</text:p>
      <text:p text:style-name="P62"/>
      <text:p text:style-name="P61">&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1"/>
      <text:p text:style-name="P61">–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1">– Пожалста. – ответил я безучастно. – Всегда рад. Только Вам не нужно было ТАК распинаться, чтобы заручиться моей помощью.</text:p>
      <text:p text:style-name="P61">Селестия на мгновение смутилась, но продолжила.</text:p>
      <text:p text:style-name="P61">&lt;<text:span text:style-name="T12"> - Ты морочила мне яйца, чтобы заинтересовать? Всё, как Свирл указал?</text:span></text:p>
      <text:p text:style-name="P5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58">Я покачал головой.</text:p>
      <text:p text:style-name="P61"><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1">–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text:span><text:span text:style-name="T12">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2">Селестия кивнула, соглашаясь, и образ её начал меркнуть.</text:p>
      <text:p text:style-name="P87">– <text:span text:style-name="T1">Окей. Будь счастлив и... спасибо тебе за всё, Макс.</text:span></text:p>
      <text:p text:style-name="P82">…</text:p>
      <text:p text:style-name="P87">–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text:span><text:span text:style-name="T1">на то, чтоб драконом вывезти вас всех в Эквестрию! А ты и остатками силы не позволил распорядиться! </text:span><text:soft-page-break/><text:span text:style-name="T1">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2">Он нахлобучил на себя невесть откуда взявшуюся двууголку.</text:p>
      <text:p text:style-name="P82">– Как вам это нравится, господа?! Дискорд — спаситель Эквестрии! А ведь звучит!!! Разрешите откланяться!..</text:p>
      <text:p text:style-name="P82"/>
      <text:list xml:id="list3574119075013845760" text:style-name="L8">
        <text:list-header>
          <text:p text:style-name="P117">(<text:span text:style-name="T17">Луна — как повелительница снов, слышала разговор Макса с Анакорном</text:span>)</text:p>
          <text:p text:style-name="P118"/>
        </text:list-header>
      </text:list>
      <text:p text:style-name="P83">***</text:p>
      <text:p text:style-name="P56"><text:span text:style-name="T1">–</text:span> Ты?..</text:p>
      <text:p text:style-name="P56"><text:span text:style-name="T1">–</text:span> Ты??!</text:p>
      <text:p text:style-name="P56"><text:span text:style-name="T1">–</text:span> Ты мне снишься??</text:p>
      <text:p text:style-name="P56"><text:span text:style-name="T1">–</text:span> Это ты мне снишься!!</text:p>
      <text:p text:style-name="P56"><text:span text:style-name="T1">–</text:span> Неважно… Пусть мы друг-другу снимся… Ты как, Дэш?</text:p>
      <text:p text:style-name="P5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6"><text:span text:style-name="T1">–</text:span> И я в порядке. Вот, возвращаюсь в свой мир. Ну, не совсем в свой. Почти в свой.</text:p>
      <text:p text:style-name="P56"><text:span text:style-name="T1">–</text:span> Навсегда?</text:p>
      <text:p text:style-name="P56"><text:span text:style-name="T1">–</text:span> Скорее всего, да.</text:p>
      <text:p text:style-name="P56"><text:span text:style-name="T1">–</text:span> Это плохо. Я хотела тебе сказать…</text:p>
      <text:p text:style-name="P56"><text:span text:style-name="T1">–</text:span> Не надо, Дэш. Не стоит терзать себя. Мне тоже очень хотелось остаться. Но так надо. Мне очень жаль…</text:p>
      <text:p text:style-name="P5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6"><text:span text:style-name="T1">–</text:span> И тебя, и Твайлайт, и Рэрити, и Селестию, и всех-всех-всех… Таковы правила.</text:p>
      <text:p text:style-name="P56"><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6">Я опустил руку на шею Дэш и ощутил теплоту и лёгкое покалывание в пустоте.</text:p>
      <text:p text:style-name="P56"><text:span text:style-name="T5">–</text:span> Мне кажется, Дэш, <text:span text:style-name="T1">м</text:span>ы найдём способ связаться. Рано или поздно.</text:p>
      <text:p text:style-name="P56"><text:soft-page-break/><text:span text:style-name="T1">–</text:span> И лучше рано, чем поздно! Я не люблю ждать!</text:p>
      <text:p text:style-name="P56"><text:span text:style-name="T1">–</text:span> Да, Дэш. <text:span text:style-name="T1">–</text:span> её образ начал таять. <text:span text:style-name="T1">–</text:span> Да, я помню. Я всё ещё помню…</text:p>
      <text:p text:style-name="P56"/>
      <text:h text:style-name="P105" text:outline-level="2">Земля</text:h>
      <text:p text:style-name="P59">Музыкальная тема из бегущего по лезвию бритвы — <text:span text:style-name="T5">Mission impossible</text:span></text:p>
      <text:p text:style-name="P60">&lt;Ужас возвращения из тёплого волшебного мира друзей в холодную скучную реальность.&gt;</text:p>
      <text:p text:style-name="P5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4"><text:span text:style-name="T1">Я нашарил ногами тапки и пошёл в ванную. Проходя мимо стола, зацепился взглядом за</text:span> эскиз <text:span text:style-name="T1">рисунка</text:span>.</text:p>
      <text:p text:style-name="P5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5">Доставая из стола ключи от машины, опять наткнулся взглядом на эскиз.</text:p>
      <text:p text:style-name="P5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5">Назову-ка я фантазию «Последний фанфик».</text:p>
      <text:p text:style-name="P55"/>
      <text:p text:style-name="P55"/>
      <text:p text:style-name="P55"/>
      <text:p text:style-name="P56"/>
      <text:p text:style-name="P56"/>
      <text:p text:style-name="P56"/>
      <text:p text:style-name="P56"/>
      <text:p text:style-name="P56"/>
      <text:p text:style-name="P56"/>
      <text:p text:style-name="P56"/>
      <text:p text:style-name="P5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text:soft-page-break/>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6"/>
      <text:p text:style-name="P5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6"/>
      <text:p text:style-name="P56"/>
      <text:p text:style-name="P56"/>
      <text:p text:style-name="P56"/>
      <text:p text:style-name="P40"/>
      <text:p text:style-name="P38"><text:span text:style-name="T1">–</text:span> Запрыгивай <text:span text:style-name="T1">–</text:span> разгневанно фыркнула она и ткнулась в меня боком.</text:p>
      <text:p text:style-name="P38">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8">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38">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8"><text:span text:style-name="T5">–</text:span> Держись! <text:span text:style-name="T5">–</text:span> <text:span text:style-name="T1">н</text:span>е успев процедить это сквозь сжатые зубы, Селестия пустилась вскачь.</text:p>
      <text:p text:style-name="P38">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8">Выход был уже совсем рядом, когда нас встретила Луна.</text:p>
      <text:p text:style-name="P38"><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8">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8">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6"/>
      <text:p text:style-name="P56"/>
      <text:p text:style-name="P56"/>
      <text:p text:style-name="P56"/>
      <text:p text:style-name="P92"><text:soft-page-break/></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3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4-04T01:33:38.37</dc:date>
    <meta:editing-duration>P58DT3H9M8S</meta:editing-duration>
    <meta:editing-cycles>2561</meta:editing-cycles>
    <meta:generator>OpenOffice/4.1.1$Win32 OpenOffice.org_project/411m6$Build-9775</meta:generator>
    <dc:creator>макс </dc:creator>
    <meta:document-statistic meta:table-count="0" meta:image-count="0" meta:object-count="0" meta:page-count="130" meta:paragraph-count="2682" meta:word-count="62362" meta:character-count="396125"/>
  </office:meta>
</office:document-meta>
</file>